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98cm"/>
    </style:style>
    <style:style style:name="co3" style:family="table-column">
      <style:table-column-properties fo:break-before="auto" style:column-width="4.142cm"/>
    </style:style>
    <style:style style:name="co4" style:family="table-column">
      <style:table-column-properties fo:break-before="auto" style:column-width="2.358cm"/>
    </style:style>
    <style:style style:name="co5" style:family="table-column">
      <style:table-column-properties fo:break-before="auto" style:column-width="1.693cm"/>
    </style:style>
    <style:style style:name="co6" style:family="table-column">
      <style:table-column-properties fo:break-before="auto" style:column-width="1.662cm"/>
    </style:style>
    <style:style style:name="co7" style:family="table-column">
      <style:table-column-properties fo:break-before="auto" style:column-width="0.953cm"/>
    </style:style>
    <style:style style:name="co8" style:family="table-column">
      <style:table-column-properties fo:break-before="auto" style:column-width="2.411cm"/>
    </style:style>
    <style:style style:name="co9" style:family="table-column">
      <style:table-column-properties fo:break-before="auto" style:column-width="1.612cm"/>
    </style:style>
    <style:style style:name="co10" style:family="table-column">
      <style:table-column-properties fo:break-before="auto" style:column-width="2.992cm"/>
    </style:style>
    <style:style style:name="co11" style:family="table-column">
      <style:table-column-properties fo:break-before="auto" style:column-width="0.877cm"/>
    </style:style>
    <style:style style:name="co12" style:family="table-column">
      <style:table-column-properties fo:break-before="auto" style:column-width="2.701cm"/>
    </style:style>
    <style:style style:name="co13" style:family="table-column">
      <style:table-column-properties fo:break-before="auto" style:column-width="3.604cm"/>
    </style:style>
    <style:style style:name="co14" style:family="table-column">
      <style:table-column-properties fo:break-before="auto" style:column-width="2.028cm"/>
    </style:style>
    <style:style style:name="co15" style:family="table-column">
      <style:table-column-properties fo:break-before="auto" style:column-width="3.762cm"/>
    </style:style>
    <style:style style:name="co16" style:family="table-column">
      <style:table-column-properties fo:break-before="auto" style:column-width="2.133cm"/>
    </style:style>
    <style:style style:name="co17" style:family="table-column">
      <style:table-column-properties fo:break-before="auto" style:column-width="0.651cm"/>
    </style:style>
    <style:style style:name="co18" style:family="table-column">
      <style:table-column-properties fo:break-before="auto" style:column-width="2.378cm"/>
    </style:style>
    <style:style style:name="co19" style:family="table-column">
      <style:table-column-properties fo:break-before="auto" style:column-width="1.476cm"/>
    </style:style>
    <style:style style:name="co20" style:family="table-column">
      <style:table-column-properties fo:break-before="auto" style:column-width="1.559cm"/>
    </style:style>
    <style:style style:name="co21" style:family="table-column">
      <style:table-column-properties fo:break-before="auto" style:column-width="0.91cm"/>
    </style:style>
    <style:style style:name="co22" style:family="table-column">
      <style:table-column-properties fo:break-before="auto" style:column-width="1.346cm"/>
    </style:style>
    <style:style style:name="co23" style:family="table-column">
      <style:table-column-properties fo:break-before="auto" style:column-width="5.355cm"/>
    </style:style>
    <style:style style:name="co24" style:family="table-column">
      <style:table-column-properties fo:break-before="auto" style:column-width="1.316cm"/>
    </style:style>
    <style:style style:name="co25" style:family="table-column">
      <style:table-column-properties fo:break-before="auto" style:column-width="1.519cm"/>
    </style:style>
    <style:style style:name="co26" style:family="table-column">
      <style:table-column-properties fo:break-before="auto" style:column-width="0.833cm"/>
    </style:style>
    <style:style style:name="co27" style:family="table-column">
      <style:table-column-properties fo:break-before="auto" style:column-width="2.459cm"/>
    </style:style>
    <style:style style:name="co28" style:family="table-column">
      <style:table-column-properties fo:break-before="auto" style:column-width="3.03cm"/>
    </style:style>
    <style:style style:name="co29" style:family="table-column">
      <style:table-column-properties fo:break-before="auto" style:column-width="12.889cm"/>
    </style:style>
    <style:style style:name="co30" style:family="table-column">
      <style:table-column-properties fo:break-before="auto" style:column-width="6.567cm"/>
    </style:style>
    <style:style style:name="co31" style:family="table-column">
      <style:table-column-properties fo:break-before="auto" style:column-width="2.482cm"/>
    </style:style>
    <style:style style:name="co32" style:family="table-column">
      <style:table-column-properties fo:break-before="auto" style:column-width="2.207cm"/>
    </style:style>
    <style:style style:name="co33" style:family="table-column">
      <style:table-column-properties fo:break-before="auto" style:column-width="1.933cm"/>
    </style:style>
    <style:style style:name="co34" style:family="table-column">
      <style:table-column-properties fo:break-before="auto" style:column-width="6.244cm"/>
    </style:style>
    <style:style style:name="co35" style:family="table-column">
      <style:table-column-properties fo:break-before="auto" style:column-width="1.538cm"/>
    </style:style>
    <style:style style:name="co36" style:family="table-column">
      <style:table-column-properties fo:break-before="auto" style:column-width="5.271cm"/>
    </style:style>
    <style:style style:name="co37" style:family="table-column">
      <style:table-column-properties fo:break-before="auto" style:column-width="3.715cm"/>
    </style:style>
    <style:style style:name="co38" style:family="table-column">
      <style:table-column-properties fo:break-before="auto" style:column-width="3.403cm"/>
    </style:style>
    <style:style style:name="co39" style:family="table-column">
      <style:table-column-properties fo:break-before="auto" style:column-width="3.53cm"/>
    </style:style>
    <style:style style:name="co40" style:family="table-column">
      <style:table-column-properties fo:break-before="auto" style:column-width="2.822cm"/>
    </style:style>
    <style:style style:name="co41" style:family="table-column">
      <style:table-column-properties fo:break-before="auto" style:column-width="5.152cm"/>
    </style:style>
    <style:style style:name="co42" style:family="table-column">
      <style:table-column-properties fo:break-before="auto" style:column-width="0.848cm"/>
    </style:style>
    <style:style style:name="co43" style:family="table-column">
      <style:table-column-properties fo:break-before="auto" style:column-width="2.293cm"/>
    </style:style>
    <style:style style:name="co44" style:family="table-column">
      <style:table-column-properties fo:break-before="auto" style:column-width="3.373cm"/>
    </style:style>
    <style:style style:name="co45" style:family="table-column">
      <style:table-column-properties fo:break-before="auto" style:column-width="5.99cm"/>
    </style:style>
    <style:style style:name="co46" style:family="table-column">
      <style:table-column-properties fo:break-before="auto" style:column-width="4.923cm"/>
    </style:style>
    <style:style style:name="co47" style:family="table-column">
      <style:table-column-properties fo:break-before="auto" style:column-width="6.625cm"/>
    </style:style>
    <style:style style:name="co48" style:family="table-column">
      <style:table-column-properties fo:break-before="auto" style:column-width="9.426cm"/>
    </style:style>
    <style:style style:name="co49" style:family="table-column">
      <style:table-column-properties fo:break-before="auto" style:column-width="0.891cm"/>
    </style:style>
    <style:style style:name="co50" style:family="table-column">
      <style:table-column-properties fo:break-before="auto" style:column-width="1.113cm"/>
    </style:style>
    <style:style style:name="co51" style:family="table-column">
      <style:table-column-properties fo:break-before="auto" style:column-width="2.275cm"/>
    </style:style>
    <style:style style:name="co52" style:family="table-column">
      <style:table-column-properties fo:break-before="auto" style:column-width="1.905cm"/>
    </style:style>
    <style:style style:name="co53" style:family="table-column">
      <style:table-column-properties fo:break-before="auto" style:column-width="11.204cm"/>
    </style:style>
    <style:style style:name="co54" style:family="table-column">
      <style:table-column-properties fo:break-before="auto" style:column-width="10.1cm"/>
    </style:style>
    <style:style style:name="co55" style:family="table-column">
      <style:table-column-properties fo:break-before="auto" style:column-width="3.836cm"/>
    </style:style>
    <style:style style:name="co56" style:family="table-column">
      <style:table-column-properties fo:break-before="auto" style:column-width="1.187cm"/>
    </style:style>
    <style:style style:name="co57" style:family="table-column">
      <style:table-column-properties fo:break-before="auto" style:column-width="1.326cm"/>
    </style:style>
    <style:style style:name="co58" style:family="table-column">
      <style:table-column-properties fo:break-before="auto" style:column-width="3.156cm"/>
    </style:style>
    <style:style style:name="co59" style:family="table-column">
      <style:table-column-properties fo:break-before="auto" style:column-width="1.716cm"/>
    </style:style>
    <style:style style:name="co60" style:family="table-column">
      <style:table-column-properties fo:break-before="auto" style:column-width="7.235cm"/>
    </style:style>
    <style:style style:name="co61" style:family="table-column">
      <style:table-column-properties fo:break-before="auto" style:column-width="6.184cm"/>
    </style:style>
    <style:style style:name="ro1" style:family="table-row">
      <style:table-row-properties style:row-height="0.452cm" fo:break-before="auto" style:use-optimal-row-height="true"/>
    </style:style>
    <style:style style:name="ro2" style:family="table-row">
      <style:table-row-properties style:row-height="1.425cm" fo:break-before="auto" style:use-optimal-row-height="false"/>
    </style:style>
    <style:style style:name="ro3" style:family="table-row">
      <style:table-row-properties style:row-height="0.736cm" fo:break-before="auto" style:use-optimal-row-height="true"/>
    </style:style>
    <style:style style:name="ro4" style:family="table-row">
      <style:table-row-properties style:row-height="1.42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2.79cm" fo:break-before="auto" style:use-optimal-row-height="true"/>
    </style:style>
    <style:style style:name="ta1" style:family="table" style:master-page-name="variables">
      <style:table-properties table:display="true" style:writing-mode="lr-tb"/>
    </style:style>
    <style:style style:name="ta2" style:family="table" style:master-page-name="DevHelp">
      <style:table-properties table:display="true" style:writing-mode="lr-tb"/>
    </style:style>
    <style:style style:name="ta3" style:family="table" style:master-page-name="Hoja1">
      <style:table-properties table:display="true" style:writing-mode="lr-tb"/>
    </style:style>
    <style:style style:name="ta4" style:family="table" style:master-page-name="Entities">
      <style:table-properties table:display="true" style:writing-mode="lr-tb"/>
    </style:style>
    <style:style style:name="ta5" style:family="table" style:master-page-name="version">
      <style:table-properties table:display="true" style:writing-mode="lr-tb"/>
    </style:style>
    <style:style style:name="ta6" style:family="table" style:master-page-name="Objects">
      <style:table-properties table:display="true" style:writing-mode="lr-tb"/>
    </style:style>
    <style:style style:name="ta7" style:family="table" style:master-page-name="Properties">
      <style:table-properties table:display="true" style:writing-mode="lr-tb"/>
    </style:style>
    <style:style style:name="ta8" style:family="table" style:master-page-name="line-styles">
      <style:table-properties table:display="true" style:writing-mode="lr-tb"/>
    </style:style>
    <style:style style:name="ta9" style:family="table" style:master-page-name="line-weights">
      <style:table-properties table:display="true" style:writing-mode="lr-tb"/>
    </style:style>
    <style:style style:name="ta10" style:family="table" style:master-page-name="color">
      <style:table-properties table:display="true" style:writing-mode="lr-tb"/>
    </style:style>
    <style:style style:name="ta11" style:family="table" style:master-page-name="Sections">
      <style:table-properties table:display="true" style:writing-mode="lr-tb"/>
    </style:style>
    <style:style style:name="ta12" style:family="table" style:master-page-name="DXF_5f_Header_5f_variables">
      <style:table-properties table:display="true" style:writing-mode="lr-tb"/>
    </style:style>
    <style:style style:name="ta13" style:family="table" style:master-page-name="ShortCuts">
      <style:table-properties table:display="true" style:writing-mode="lr-tb"/>
    </style:style>
    <style:style style:name="ta14" style:family="table" style:master-page-name="DXF_5f_Dim_5f_Variables">
      <style:table-properties table:display="true" style:writing-mode="lr-tb"/>
    </style:style>
    <style:style style:name="ta15" style:family="table" style:master-page-name="Gaucho_5f_variables">
      <style:table-properties table:display="true" style:writing-mode="lr-tb"/>
    </style:style>
    <style:style style:name="ta16" style:family="table" style:master-page-name="Icons">
      <style:table-properties table:display="true" style:writing-mode="lr-tb"/>
    </style:style>
    <style:style style:name="ta17" style:family="table" style:master-page-name="DWG_5f_Types">
      <style:table-properties table:display="true" style:writing-mode="lr-tb"/>
    </style:style>
    <number:time-style style:name="N41">
      <number:hours number:style="long"/>
      <number:text>:</number:text>
      <number:minutes number:style="long"/>
      <number:text>:</number:text>
      <number:seconds number:style="long"/>
    </number:time-style>
    <style:style style:name="ACE-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4"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 style:family="table-cell" style:parent-style-name="Default" style:data-style-name="N41">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9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4"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5"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7"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8"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2" style:family="table-cell" style:parent-style-name="Default">
      <style:table-cell-properties style:glyph-orientation-vertical="auto" fo:border-bottom="none" fo:background-color="#fff2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3"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4"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9"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2"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4"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6"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9"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0" style:family="table-cell" style:parent-style-name="Default">
      <style:table-cell-properties style:glyph-orientation-vertical="auto" fo:background-color="#5983b0" style:cell-protect="protected" style:print-content="true" style:diagonal-bl-tr="none" style:diagonal-tl-br="none" style:text-align-source="fix" style:repeat-content="false" fo:wrap-option="no-wrap" fo:border="none" style:rotation-angle="0" style:rotation-align="none" style:shrink-to-fit="false" gnm:background-colour="#5983b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6"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99cc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7"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0.99pt solid #000000"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9"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ACE-2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2"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1"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5"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9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8"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9" style:family="table-cell" style:parent-style-name="Default">
      <style:table-cell-properties style:glyph-orientation-vertical="auto" fo:background-color="#99cc00"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0" style:family="table-cell" style:parent-style-name="Default">
      <style:table-cell-properties style:glyph-orientation-vertical="auto" fo:background-color="#ed1c24" style:cell-protect="protected" style:print-content="true" style:diagonal-bl-tr="none" style:diagonal-tl-br="none" style:text-align-source="value-type" style:repeat-content="false" fo:wrap-option="no-wrap" fo:border="none" style:rotation-angle="0" style:rotation-align="none" style:shrink-to-fit="false" gnm:background-colour="#ed1c2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2"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none"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3" style:family="table-cell" style:parent-style-name="Default">
      <style:table-cell-properties style:glyph-orientation-vertical="auto" fo:background-color="#7da7d8" style:cell-protect="protected" style:print-content="true" style:diagonal-bl-tr="none" style:diagonal-tl-br="none" style:text-align-source="value-type" style:repeat-content="false" fo:wrap-option="no-wrap" fo:border="none" style:rotation-angle="0" style:rotation-align="none" style:shrink-to-fit="false" gnm:background-colour="#7da7d8"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4"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9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5"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6" style:family="table-cell" style:parent-style-name="Default">
      <style:table-cell-properties style:glyph-orientation-vertical="auto" fo:background-color="#8ccfb7"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7"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wrap" fo:border="0.99pt solid #000000" style:rotation-angle="9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9"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0"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none" style:rotation-angle="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1"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2"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3"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aa61a"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5" style:family="table-cell" style:parent-style-name="Default">
      <style:table-cell-properties style:glyph-orientation-vertical="auto" fo:background-color="#8ccfb7" style:cell-protect="protected" style:print-content="true" style:diagonal-bl-tr="none" style:diagonal-tl-br="none" style:text-align-source="fix" style:repeat-content="false" fo:wrap-option="no-wrap" fo:border="none" style:rotation-angle="0" style:rotation-align="none" style:shrink-to-fit="false" gnm:background-colour="#8ccfb7"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3"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9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4"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0"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6"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9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6"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0"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1" style:family="table-cell" style:parent-style-name="Default">
      <style:table-cell-properties style:glyph-orientation-vertical="auto" fo:border-bottom="none" fo:background-color="#ffcc00" style:cell-protect="protected" style:print-content="true" style:diagonal-bl-tr="none" style:diagonal-tl-br="none" style:text-align-source="value-type"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2"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4"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5"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6" style:family="table-cell" style:parent-style-name="Default">
      <style:table-cell-properties style:glyph-orientation-vertical="auto" fo:border-bottom="none" fo:background-color="#ff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7"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8"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6"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ACE-10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8"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9" style:family="table-cell" style:parent-style-name="Default" style:data-style-name="N4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5"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0"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1"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5"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T1"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variables"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0"/>
        <table:table-column table:style-name="co2" table:default-cell-style-name="ACE-0"/>
        <table:table-column table:style-name="co3" table:default-cell-style-name="ACE-0"/>
        <table:table-column table:style-name="co4" table:default-cell-style-name="ACE-0"/>
        <table:table-column table:style-name="co5" table:number-columns-repeated="508" table:default-cell-style-name="ACE-0"/>
        <table:table-row table:style-name="ro1">
          <table:table-cell table:number-columns-repeated="512"/>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cell table:number-columns-repeated="508"/>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cell table:number-columns-repeated="508"/>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cell table:number-columns-repeated="508"/>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cell table:number-columns-repeated="508"/>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cell table:number-columns-repeated="508"/>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cell table:number-columns-repeated="508"/>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cell table:number-columns-repeated="508"/>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cell table:number-columns-repeated="508"/>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cell table:number-columns-repeated="508"/>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cell table:number-columns-repeated="508"/>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cell table:number-columns-repeated="508"/>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cell table:number-columns-repeated="508"/>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cell table:number-columns-repeated="508"/>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cell table:number-columns-repeated="508"/>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cell table:number-columns-repeated="508"/>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cell table:number-columns-repeated="508"/>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cell table:number-columns-repeated="508"/>
        </table:table-row>
        <table:table-row table:style-name="ro1" table:number-rows-repeated="1048338">
          <table:table-cell table:number-columns-repeated="512"/>
        </table:table-row>
        <table:table-row table:style-name="ro1">
          <table:table-cell table:number-columns-repeated="512"/>
        </table:table-row>
        <table:named-expressions>
          <table:named-expression table:name="Print_Area" table:base-cell-address="$variables.$A$1" table:expression="#REF!"/>
          <table:named-expression table:name="Sheet_Title" table:base-cell-address="$variables.$A$1" table:expression="&quot;variables&quot;"/>
        </table:named-expressions>
      </table:table>
      <table:table table:name="DevHelp"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6" table:number-columns-repeated="3" table:default-cell-style-name="ACE-0"/>
        <table:table-column table:style-name="co7" table:default-cell-style-name="ACE-8"/>
        <table:table-column table:style-name="co8" table:default-cell-style-name="ACE-8"/>
        <table:table-column table:style-name="co9" table:default-cell-style-name="ACE-8"/>
        <table:table-column table:style-name="co7" table:default-cell-style-name="ACE-8"/>
        <table:table-column table:style-name="co1" table:default-cell-style-name="ACE-8"/>
        <table:table-column table:style-name="co10" table:default-cell-style-name="ACE-8"/>
        <table:table-column table:style-name="co1" table:default-cell-style-name="ACE-8"/>
        <table:table-column table:style-name="co1" table:default-cell-style-name="ACE-0"/>
        <table:table-column table:style-name="co5" table:number-columns-repeated="120" table:default-cell-style-name="ACE-0"/>
        <table:table-column table:style-name="co5" table:number-columns-repeated="381" table:default-cell-style-name="ACE-12"/>
        <table:table-row table:style-name="ro1">
          <table:table-cell table:number-columns-repeated="7"/>
          <table:table-cell office:value-type="string" calcext:value-type="string">
            <text:p>Ayuda para el desarrollador</text:p>
          </table:table-cell>
          <table:table-cell table:number-columns-repeated="123"/>
          <table:table-cell table:style-name="ACE-0" table:number-columns-repeated="381"/>
        </table:table-row>
        <table:table-row table:style-name="ro1">
          <table:table-cell table:number-columns-repeated="4"/>
          <table:table-cell table:style-name="ACE-14" office:value-type="string" calcext:value-type="string" table:number-columns-spanned="2" table:number-rows-spanned="1">
            <text:p>DWG</text:p>
          </table:table-cell>
          <table:covered-table-cell/>
          <table:table-cell table:number-columns-repeated="125"/>
          <table:table-cell table:style-name="ACE-0" table:number-columns-repeated="381"/>
        </table:table-row>
        <table:table-row table:style-name="ro1">
          <table:table-cell table:style-name="ACE-2" office:value-type="string" calcext:value-type="string" table:number-columns-spanned="3" table:number-rows-spanned="1">
            <text:p>cImport</text:p>
          </table:table-cell>
          <table:covered-table-cell table:number-columns-repeated="2"/>
          <table:table-cell office:value-type="string" calcext:value-type="string">
            <text:p>SCP</text:p>
          </table:table-cell>
          <table:table-cell table:style-name="ACE-15" office:value-type="string" calcext:value-type="string">
            <text:p>Key</text:p>
          </table:table-cell>
          <table:table-cell table:style-name="ACE-15" office:value-type="string" calcext:value-type="string">
            <text:p>Type</text:p>
          </table:table-cell>
          <table:table-cell table:style-name="ACE-15" office:value-type="string" calcext:value-type="string">
            <text:p>DXF</text:p>
          </table:table-cell>
          <table:table-cell table:style-name="ACE-2" office:value-type="string" calcext:value-type="string" table:number-columns-spanned="3" table:number-rows-spanned="1">
            <text:p>cModel</text:p>
          </table:table-cell>
          <table:covered-table-cell table:number-columns-repeated="2"/>
          <table:table-cell table:number-columns-repeated="121"/>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File</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file.gcad</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4" office:value-type="string" calcext:value-type="string">
            <text:p>version</text:p>
          </table:table-cell>
          <table:table-cell table:style-name="ACE-34" office:value-type="string" calcext:value-type="string">
            <text:p>AC1015</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number-rows-repeated="8">
          <table:table-cell table:number-columns-repeated="512"/>
        </table:table-row>
        <table:table-row table:style-name="ro1">
          <table:table-cell table:number-columns-repeated="7"/>
          <table:table-cell table:style-name="ACE-31" office:value-type="string" calcext:value-type="string" table:number-columns-spanned="3" table:number-rows-spanned="1">
            <text:p>Variables</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file.gcad</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4" office:value-type="string" calcext:value-type="string">
            <text:p>version</text:p>
          </table:table-cell>
          <table:table-cell table:style-name="ACE-34" office:value-type="string" calcext:value-type="string">
            <text:p>AC1015</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TextStyles</text:p>
          </table:table-cell>
          <table:covered-table-cell table:number-columns-repeated="2"/>
          <table:table-cell office:value-type="string" calcext:value-type="string">
            <text:p>Fonts</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9" office:value-type="string" calcext:value-type="string">
            <text:p>object</text:p>
          </table:table-cell>
          <table:table-cell table:style-name="ACE-36" office:value-type="string" calcext:value-type="string">
            <text:p>STYLE</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Standard</text:p>
          </table:table-cell>
          <table:table-cell table:style-name="ACE-9"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fixed</text:p>
          </table:table-cell>
          <table:table-cell table:style-name="ACE-33" office:value-type="float" office:value="0" calcext:value-type="float">
            <text:p>0</text:p>
          </table:table-cell>
          <table:table-cell table:style-name="ACE-9"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wfactor</text:p>
          </table:table-cell>
          <table:table-cell table:style-name="ACE-33" office:value-type="float" office:value="0.9" calcext:value-type="float">
            <text:p>0,9</text:p>
          </table:table-cell>
          <table:table-cell table:style-name="ACE-9"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oblique</text:p>
          </table:table-cell>
          <table:table-cell table:style-name="ACE-33" office:value-type="float" office:value="0" calcext:value-type="float">
            <text:p>0</text:p>
          </table:table-cell>
          <table:table-cell table:style-name="ACE-9"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last</text:p>
          </table:table-cell>
          <table:table-cell table:style-name="ACE-33" office:value-type="float" office:value="100" calcext:value-type="float">
            <text:p>100</text:p>
          </table:table-cell>
          <table:table-cell table:style-name="ACE-9"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table:style-name="ACE-34" office:value-type="string" calcext:value-type="string">
            <text:p>font</text:p>
          </table:table-cell>
          <table:table-cell table:style-name="ACE-34"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Layers</text:p>
          </table:table-cell>
          <table:covered-table-cell table:number-columns-repeated="2"/>
          <table:table-cell table:number-columns-repeated="4"/>
          <table:table-cell table:style-name="ACE-31" office:value-type="string" calcext:value-type="string" table:number-columns-spanned="3" table:number-rows-spanned="1">
            <text:p>Layer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table:number-columns-repeated="3"/>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object</text:p>
          </table:table-cell>
          <table:table-cell table:number-columns-repeated="2"/>
          <table:table-cell table:style-name="ACE-19" office:value-type="string" calcext:value-type="string">
            <text:p>object</text:p>
          </table:table-cell>
          <table:table-cell table:style-name="ACE-37" office:value-type="string" calcext:value-type="string">
            <text:p>LAYER</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6" office:value-type="string" calcext:value-type="string">
            <text:p>name</text:p>
          </table:table-cell>
          <table:table-cell table:style-name="ACE-10" office:value-type="float" office:value="0" calcext:value-type="float">
            <text:p>0</text:p>
          </table:table-cell>
          <table:table-cell table:style-name="ACE-5" office:value-type="string" calcext:value-type="string">
            <text:p>String</text:p>
          </table:table-cell>
          <table:table-cell table:style-name="ACE-10"/>
          <table:table-cell office:value-type="string" calcext:value-type="string">
            <text:p>name</text:p>
          </table:table-cell>
          <table:table-cell table:number-columns-repeated="2"/>
          <table:table-cell table:style-name="ACE-21" office:value-type="string" calcext:value-type="string">
            <text:p>name</text:p>
          </table:table-cell>
          <table:table-cell table:style-name="ACE-10" office:value-type="float" office:value="0" calcext:value-type="float">
            <text:p>0</text:p>
          </table:table-cell>
          <table:table-cell table:style-name="ACE-10" office:value-type="string" calcext:value-type="string">
            <text:p>String</text:p>
          </table:table-cell>
          <table:table-cell office:value-type="string" calcext:value-type="string">
            <text:p>Se cambio label por name</text:p>
          </table:table-cell>
          <table:table-cell table:number-columns-repeated="120"/>
          <table:table-cell table:style-name="ACE-0" table:number-columns-repeated="381"/>
        </table:table-row>
        <table:table-row table:style-name="ro1">
          <table:table-cell table:style-name="ACE-7" office:value-type="string" calcext:value-type="string">
            <text:p>show</text:p>
          </table:table-cell>
          <table:table-cell table:style-name="ACE-10" office:value-type="string" calcext:value-type="string">
            <text:p>TRUE</text:p>
          </table:table-cell>
          <table:table-cell table:style-name="ACE-5" office:value-type="string" calcext:value-type="string">
            <text:p>Boolean</text:p>
          </table:table-cell>
          <table:table-cell table:style-name="ACE-10"/>
          <table:table-cell table:number-columns-repeated="3"/>
          <table:table-cell table:style-name="ACE-22" office:value-type="string" calcext:value-type="string">
            <text:p>show</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7" office:value-type="string" calcext:value-type="string">
            <text:p>frozen</text:p>
          </table:table-cell>
          <table:table-cell table:style-name="ACE-10" office:value-type="string" calcext:value-type="string">
            <text:p>FALSE</text:p>
          </table:table-cell>
          <table:table-cell table:style-name="ACE-5" office:value-type="string" calcext:value-type="string">
            <text:p>Boolean</text:p>
          </table:table-cell>
          <table:table-cell table:style-name="ACE-10"/>
          <table:table-cell table:style-name="ACE-16" office:value-type="string" calcext:value-type="string" table:number-columns-spanned="1" table:number-rows-spanned="2">
            <text:p>flag</text:p>
          </table:table-cell>
          <table:table-cell table:number-columns-repeated="2"/>
          <table:table-cell table:style-name="ACE-23" office:value-type="string" calcext:value-type="string">
            <text:p>frozen</text:p>
          </table:table-cell>
          <table:table-cell table:style-name="ACE-10" office:value-type="string" calcext:value-type="string">
            <text:p>FALS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6" office:value-type="string" calcext:value-type="string">
            <text:p>locked</text:p>
          </table:table-cell>
          <table:table-cell table:style-name="ACE-10" office:value-type="string" calcext:value-type="string">
            <text:p>FALSE</text:p>
          </table:table-cell>
          <table:table-cell table:style-name="ACE-5" office:value-type="string" calcext:value-type="string">
            <text:p>Boolean</text:p>
          </table:table-cell>
          <table:table-cell table:style-name="ACE-10"/>
          <table:covered-table-cell/>
          <table:table-cell table:number-columns-repeated="2"/>
          <table:table-cell table:style-name="ACE-24" office:value-type="string" calcext:value-type="string">
            <text:p>locked</text:p>
          </table:table-cell>
          <table:table-cell table:style-name="ACE-10" office:value-type="string" calcext:value-type="string">
            <text:p>FALSE</text:p>
          </table:table-cell>
          <table:table-cell table:style-name="ACE-10" office:value-type="string" calcext:value-type="string">
            <text:p>Boolean</text:p>
          </table:table-cell>
          <table:table-cell office:value-type="string" calcext:value-type="string">
            <text:p>Lo correcto es Loked y no Lock</text:p>
          </table:table-cell>
          <table:table-cell table:number-columns-repeated="120"/>
          <table:table-cell table:style-name="ACE-0" table:number-columns-repeated="381"/>
        </table:table-row>
        <table:table-row table:style-name="ro1">
          <table:table-cell table:style-name="ACE-6" office:value-type="string" calcext:value-type="string">
            <text:p>colour</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office:value-type="string" calcext:value-type="string">
            <text:p>color</text:p>
          </table:table-cell>
          <table:table-cell table:number-columns-repeated="2"/>
          <table:table-cell table:style-name="ACE-24" office:value-type="string" calcext:value-type="string">
            <text:p>colour</text:p>
          </table:table-cell>
          <table:table-cell table:style-name="ACE-10" office:value-type="float" office:value="1" calcext:value-type="float">
            <text:p>1</text:p>
          </table:table-cell>
          <table:table-cell table:style-name="ACE-10" office:value-type="string" calcext:value-type="string">
            <text:p>Integer</text:p>
          </table:table-cell>
          <table:table-cell office:value-type="string" calcext:value-type="string">
            <text:p>Para evitar confusiones con clases nativas de gambas</text:p>
          </table:table-cell>
          <table:table-cell table:number-columns-repeated="120"/>
          <table:table-cell table:style-name="ACE-0" table:number-columns-repeated="381"/>
        </table:table-row>
        <table:table-row table:style-name="ro1">
          <table:table-cell table:style-name="ACE-7" office:value-type="string" calcext:value-type="string">
            <text:p>style</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office:value-type="string" calcext:value-type="string">
            <text:p>ltype</text:p>
          </table:table-cell>
          <table:table-cell table:number-columns-repeated="2"/>
          <table:table-cell table:style-name="ACE-22"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6" office:value-type="string" calcext:value-type="string">
            <text:p>width</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style-name="ACE-17" office:value-type="string" calcext:value-type="string">
            <text:p>linewt</text:p>
          </table:table-cell>
          <table:table-cell table:number-columns-repeated="2"/>
          <table:table-cell table:style-name="ACE-24"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style-name="ACE-28" office:value-type="string" calcext:value-type="string">
            <text:p>Cambio a pedido de Terco</text:p>
          </table:table-cell>
          <table:table-cell table:number-columns-repeated="120"/>
          <table:table-cell table:style-name="ACE-0" table:number-columns-repeated="381"/>
        </table:table-row>
        <table:table-row table:style-name="ro1">
          <table:table-cell table:style-name="ACE-7" office:value-type="string" calcext:value-type="string">
            <text:p>print</text:p>
          </table:table-cell>
          <table:table-cell table:style-name="ACE-10" office:value-type="string" calcext:value-type="string">
            <text:p>TRUE</text:p>
          </table:table-cell>
          <table:table-cell table:style-name="ACE-5" office:value-type="string" calcext:value-type="string">
            <text:p>Boolean</text:p>
          </table:table-cell>
          <table:table-cell table:style-name="ACE-10"/>
          <table:table-cell office:value-type="string" calcext:value-type="string">
            <text:p>plotstyle</text:p>
          </table:table-cell>
          <table:table-cell table:number-columns-repeated="2"/>
          <table:table-cell table:style-name="ACE-23" office:value-type="string" calcext:value-type="string">
            <text:p>print</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7"/>
          <table:table-cell table:style-name="ACE-10"/>
          <table:table-cell table:style-name="ACE-5"/>
          <table:table-cell table:style-name="ACE-10"/>
          <table:table-cell table:number-columns-repeated="3"/>
          <table:table-cell table:style-name="ACE-23" office:value-type="string" calcext:value-type="string">
            <text:p>handle</text:p>
          </table:table-cell>
          <table:table-cell table:style-name="ACE-10" office:value-type="float" office:value="6" calcext:value-type="float">
            <text:p>6</text:p>
          </table:table-cell>
          <table:table-cell table:style-name="ACE-10" office:value-type="string" calcext:value-type="string">
            <text:p>Long</text:p>
          </table:table-cell>
          <table:table-cell table:style-name="ACE-27" office:value-type="string" calcext:value-type="string">
            <text:p>Maybe integer is enough</text:p>
          </table:table-cell>
          <table:table-cell table:number-columns-repeated="120"/>
          <table:table-cell table:style-name="ACE-0" table:number-columns-repeated="381"/>
        </table:table-row>
        <table:table-row table:style-name="ro1">
          <table:table-cell table:style-name="ACE-7"/>
          <table:table-cell table:style-name="ACE-10"/>
          <table:table-cell table:style-name="ACE-5"/>
          <table:table-cell table:style-name="ACE-10"/>
          <table:table-cell office:value-type="string" calcext:value-type="string">
            <text:p>ownerhandle</text:p>
          </table:table-cell>
          <table:table-cell table:number-columns-repeated="2"/>
          <table:table-cell table:style-name="ACE-23" office:value-type="string" calcext:value-type="string">
            <text:p>ownerhandle</text:p>
          </table:table-cell>
          <table:table-cell table:style-name="ACE-10" office:value-type="float" office:value="18" calcext:value-type="float">
            <text:p>18</text:p>
          </table:table-cell>
          <table:table-cell table:style-name="ACE-10" office:value-type="string" calcext:value-type="string">
            <text:p>Long</text:p>
          </table:table-cell>
          <table:table-cell table:style-name="ACE-27"/>
          <table:table-cell table:number-columns-repeated="120"/>
          <table:table-cell table:style-name="ACE-0" table:number-columns-repeated="381"/>
        </table:table-row>
        <table:table-row table:style-name="ro1">
          <table:table-cell table:style-name="ACE-7"/>
          <table:table-cell table:style-name="ACE-10"/>
          <table:table-cell table:style-name="ACE-5"/>
          <table:table-cell table:style-name="ACE-10"/>
          <table:table-cell office:value-type="string" calcext:value-type="string">
            <text:p>is_xref_dep</text:p>
          </table:table-cell>
          <table:table-cell table:number-columns-repeated="2"/>
          <table:table-cell table:style-name="ACE-23" office:value-type="string" calcext:value-type="string">
            <text:p>is_xref_dep</text:p>
          </table:table-cell>
          <table:table-cell table:style-name="ACE-10" office:value-type="float" office:value="0" calcext:value-type="float">
            <text:p>0</text:p>
          </table:table-cell>
          <table:table-cell table:style-name="ACE-10" office:value-type="string" calcext:value-type="string">
            <text:p>Byte</text:p>
          </table:table-cell>
          <table:table-cell table:style-name="ACE-27"/>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Blocks</text:p>
          </table:table-cell>
          <table:covered-table-cell table:number-columns-repeated="2"/>
          <table:table-cell table:number-columns-repeated="4"/>
          <table:table-cell table:style-name="ACE-31" office:value-type="string" calcext:value-type="string" table:number-columns-spanned="3" table:number-rows-spanned="1">
            <text:p>Block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table:number-columns-repeated="3"/>
          <table:table-cell table:style-name="ACE-38" office:value-type="string" calcext:value-type="string">
            <text:p>Id</text:p>
          </table:table-cell>
          <table:table-cell table:style-name="ACE-38" office:value-type="float" office:value="0" calcext:value-type="float">
            <text:p>0</text:p>
          </table:table-cell>
          <table:table-cell table:style-name="ACE-38"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entity</text:p>
          </table:table-cell>
          <table:table-cell table:style-name="ACE-10" office:value-type="string" calcext:value-type="string">
            <text:p>BLOCK</text:p>
          </table:table-cell>
          <table:table-cell table:style-name="ACE-5" office:value-type="string" calcext:value-type="string">
            <text:p>String</text:p>
          </table:table-cell>
          <table:table-cell table:style-name="ACE-10"/>
          <table:table-cell table:number-columns-repeated="3"/>
          <table:table-cell table:style-name="ACE-25" office:value-type="string" calcext:value-type="string">
            <text:p>object</text:p>
          </table:table-cell>
          <table:table-cell table:style-name="ACE-37" office:value-type="string" calcext:value-type="string">
            <text:p>BLOCK_HEADER</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handle</text:p>
          </table:table-cell>
          <table:table-cell table:style-name="ACE-10" office:value-type="string" calcext:value-type="string">
            <text:p>17E</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handle</text:p>
          </table:table-cell>
          <table:table-cell table:style-name="ACE-10" office:value-type="string" calcext:value-type="string">
            <text:p>17E</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blkid</text:p>
          </table:table-cell>
          <table:table-cell table:style-name="ACE-10" office:value-type="string" calcext:value-type="string">
            <text:p>17D</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blkid</text:p>
          </table:table-cell>
          <table:table-cell table:style-name="ACE-10" office:value-type="string" calcext:value-type="string">
            <text:p>17D</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layer</text:p>
          </table:table-cell>
          <table:table-cell table:style-name="ACE-10" office:value-type="string" calcext:value-type="string">
            <text:p>planta1</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layer</text:p>
          </table:table-cell>
          <table:table-cell table:style-name="ACE-10" office:value-type="string" calcext:value-type="string">
            <text:p>planta1</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style</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width</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colour</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colour</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p</text:p>
          </table:table-cell>
          <table:table-cell table:style-name="ACE-10" office:value-type="string" calcext:value-type="string">
            <text:p>[]</text:p>
          </table:table-cell>
          <table:table-cell table:style-name="ACE-5" office:value-type="string" calcext:value-type="string">
            <text:p>Collection</text:p>
          </table:table-cell>
          <table:table-cell table:style-name="ACE-10"/>
          <table:table-cell table:number-columns-repeated="3"/>
          <table:table-cell table:style-name="ACE-23" office:value-type="string" calcext:value-type="string">
            <text:p>p</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puntos de inserción, en el caso de un bloque hay uno solo</text:p>
          </table:table-cell>
          <table:table-cell table:number-columns-repeated="120"/>
          <table:table-cell table:style-name="ACE-0" table:number-columns-repeated="381"/>
        </table:table-row>
        <table:table-row table:style-name="ro1">
          <table:table-cell table:style-name="ACE-7" office:value-type="string" calcext:value-type="string">
            <text:p>block</text:p>
          </table:table-cell>
          <table:table-cell table:style-name="ACE-10" office:value-type="string" calcext:value-type="string">
            <text:p>chair4</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block</text:p>
          </table:table-cell>
          <table:table-cell table:style-name="ACE-10" office:value-type="string" calcext:value-type="string">
            <text:p>chair4</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entities</text:p>
          </table:table-cell>
          <table:table-cell table:style-name="ACE-10" office:value-type="string" calcext:value-type="string">
            <text:p>[]</text:p>
          </table:table-cell>
          <table:table-cell table:style-name="ACE-5" office:value-type="string" calcext:value-type="string">
            <text:p>Collection</text:p>
          </table:table-cell>
          <table:table-cell table:style-name="ACE-10"/>
          <table:table-cell table:number-columns-repeated="3"/>
          <table:table-cell table:style-name="ACE-23" office:value-type="string" calcext:value-type="string">
            <text:p>entities</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entidades que forman el bloque, lineas, circulos, texto, etc</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LineTypes</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Standard</text:p>
          </table:table-cell>
          <table:table-cell table:style-name="ACE-9"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table:style-name="ACE-26" office:value-type="string" calcext:value-type="string">
            <text:p>object</text:p>
          </table:table-cell>
          <table:table-cell table:style-name="ACE-39" office:value-type="string" calcext:value-type="string">
            <text:p>LTYPE</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fixed</text:p>
          </table:table-cell>
          <table:table-cell table:style-name="ACE-33" office:value-type="float" office:value="0" calcext:value-type="float">
            <text:p>0</text:p>
          </table:table-cell>
          <table:table-cell table:style-name="ACE-9"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wfactor</text:p>
          </table:table-cell>
          <table:table-cell table:style-name="ACE-33" office:value-type="float" office:value="1" calcext:value-type="float">
            <text:p>1</text:p>
          </table:table-cell>
          <table:table-cell table:style-name="ACE-9"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oblique</text:p>
          </table:table-cell>
          <table:table-cell table:style-name="ACE-33" office:value-type="float" office:value="0" calcext:value-type="float">
            <text:p>0</text:p>
          </table:table-cell>
          <table:table-cell table:style-name="ACE-9"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last</text:p>
          </table:table-cell>
          <table:table-cell table:style-name="ACE-33" office:value-type="float" office:value="100" calcext:value-type="float">
            <text:p>100</text:p>
          </table:table-cell>
          <table:table-cell table:style-name="ACE-9"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table:style-name="ACE-34" office:value-type="string" calcext:value-type="string">
            <text:p>font</text:p>
          </table:table-cell>
          <table:table-cell table:style-name="ACE-34"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DimStyles</text:p>
          </table:table-cell>
          <table:covered-table-cell table:number-columns-repeated="2"/>
          <table:table-cell table:style-name="ACE-20" office:value-type="string" calcext:value-type="string">
            <text:p>DimStyles</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9" office:value-type="string" calcext:value-type="string">
            <text:p>object</text:p>
          </table:table-cell>
          <table:table-cell office:value-type="string" calcext:value-type="string">
            <text:p>DIMSTYLE</text:p>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Objects</text:p>
          </table:table-cell>
          <table:covered-table-cell table:number-columns-repeated="2"/>
          <table:table-cell table:number-columns-repeated="4"/>
          <table:table-cell table:style-name="ACE-31" office:value-type="string" calcext:value-type="string" table:number-columns-spanned="3" table:number-rows-spanned="1">
            <text:p>Object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table:number-columns-repeated="2"/>
          <table:table-cell table:number-columns-repeated="129"/>
          <table:table-cell table:style-name="ACE-0" table:number-columns-repeated="381"/>
        </table:table-row>
        <table:table-row table:style-name="ro1">
          <table:table-cell table:style-name="ACE-3" office:value-type="string" calcext:value-type="string" table:number-columns-spanned="3" table:number-rows-spanned="1">
            <text:p>Entities</text:p>
          </table:table-cell>
          <table:covered-table-cell table:number-columns-repeated="2"/>
          <table:table-cell table:number-columns-repeated="4"/>
          <table:table-cell table:style-name="ACE-31" office:value-type="string" calcext:value-type="string" table:number-columns-spanned="3" table:number-rows-spanned="1">
            <text:p>Entities</text:p>
          </table:table-cell>
          <table:covered-table-cell table:number-columns-repeated="2"/>
          <table:table-cell/>
          <table:table-cell table:style-name="ACE-20"/>
          <table:table-cell table:number-columns-repeated="119"/>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8" office:value-type="string" calcext:value-type="string">
            <text:p>entity</text:p>
          </table:table-cell>
          <table:table-cell table:style-name="ACE-8"/>
          <table:table-cell office:value-type="string" calcext:value-type="string">
            <text:p>String</text:p>
          </table:table-cell>
          <table:table-cell table:style-name="ce11" office:value-type="string" calcext:value-type="string" table:number-columns-spanned="1" table:number-rows-spanned="14">
            <text:p>common</text:p>
          </table:table-cell>
          <table:table-cell table:style-name="ACE-18" office:value-type="string" calcext:value-type="string">
            <text:p>entity</text:p>
          </table:table-cell>
          <table:table-cell table:style-name="ACE-18" office:value-type="string" calcext:value-type="string">
            <text:p>String</text:p>
          </table:table-cell>
          <table:table-cell table:style-name="ACE-15"/>
          <table:table-cell table:style-name="ACE-18" office:value-type="string" calcext:value-type="string">
            <text:p>entity</text:p>
          </table:table-cell>
          <table:table-cell office:value-type="string" calcext:value-type="string">
            <text:p>MTEXT</text:p>
          </table:table-cell>
          <table:table-cell table:number-columns-repeated="122"/>
          <table:table-cell table:style-name="ACE-0" table:number-columns-repeated="381"/>
        </table:table-row>
        <table:table-row table:style-name="ro1">
          <table:table-cell table:style-name="ACE-8" office:value-type="string" calcext:value-type="string">
            <text:p>layer</text:p>
          </table:table-cell>
          <table:table-cell table:style-name="ACE-8"/>
          <table:table-cell office:value-type="string" calcext:value-type="string">
            <text:p>String</text:p>
          </table:table-cell>
          <table:covered-table-cell/>
          <table:table-cell table:style-name="ACE-15" office:value-type="string" calcext:value-type="string">
            <text:p>index</text:p>
          </table:table-cell>
          <table:table-cell office:value-type="string" calcext:value-type="string">
            <text:p>Integer</text:p>
          </table:table-cell>
          <table:table-cell/>
          <table:table-cell table:style-name="ACE-15" office:value-type="string" calcext:value-type="string">
            <text:p>index</text:p>
          </table:table-cell>
          <table:table-cell office:value-type="float" office:value="129" calcext:value-type="float">
            <text:p>129</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5" office:value-type="string" calcext:value-type="string">
            <text:p>type</text:p>
          </table:table-cell>
          <table:table-cell office:value-type="string" calcext:value-type="string">
            <text:p>Integer</text:p>
          </table:table-cell>
          <table:table-cell/>
          <table:table-cell table:style-name="ACE-15" office:value-type="string" calcext:value-type="string">
            <text:p>type</text:p>
          </table:table-cell>
          <table:table-cell office:value-type="float" office:value="44" calcext:value-type="float">
            <text:p>44</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5" office:value-type="string" calcext:value-type="string">
            <text:p>handle</text:p>
          </table:table-cell>
          <table:table-cell office:value-type="string" calcext:value-type="string">
            <text:p>Variant[]</text:p>
          </table:table-cell>
          <table:table-cell/>
          <table:table-cell table:style-name="ACE-15" office:value-type="string" calcext:value-type="string">
            <text:p>handle</text:p>
          </table:table-cell>
          <table:table-cell office:value-type="float" office:value="753" calcext:value-type="float">
            <text:p>753</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ayer</text:p>
          </table:table-cell>
          <table:table-cell table:style-name="ACE-17" office:value-type="string" calcext:value-type="string">
            <text:p>H</text:p>
          </table:table-cell>
          <table:table-cell table:style-name="ACE-17" office:value-type="float" office:value="8" calcext:value-type="float">
            <text:p>8</text:p>
          </table:table-cell>
          <table:table-cell table:style-name="ACE-17" office:value-type="string" calcext:value-type="string">
            <text:p>layer</text:p>
          </table:table-cell>
          <table:table-cell office:value-type="string" calcext:value-type="string">
            <text:p>mask</text:p>
          </table:table-cell>
          <table:table-cell table:number-columns-repeated="122"/>
          <table:table-cell table:style-name="ACE-0" table:number-columns-repeated="381"/>
        </table:table-row>
        <table:table-row table:style-name="ro1">
          <table:table-cell table:style-name="ACE-8" office:value-type="string" calcext:value-type="string">
            <text:p>style</text:p>
          </table:table-cell>
          <table:table-cell table:style-name="ACE-8"/>
          <table:table-cell office:value-type="string" calcext:value-type="string">
            <text:p>String</text:p>
          </table:table-cell>
          <table:covered-table-cell/>
          <table:table-cell table:style-name="ACE-17" office:value-type="string" calcext:value-type="string">
            <text:p>color</text:p>
          </table:table-cell>
          <table:table-cell table:style-name="ACE-17" office:value-type="string" calcext:value-type="string">
            <text:p>CMC</text:p>
          </table:table-cell>
          <table:table-cell table:style-name="ACE-17" office:value-type="float" office:value="62" calcext:value-type="float">
            <text:p>62</text:p>
          </table:table-cell>
          <table:table-cell table:style-name="ACE-29" office:value-type="string" calcext:value-type="string">
            <text:p>color</text:p>
          </table:table-cell>
          <table:table-cell office:value-type="float" office:value="7" calcext:value-type="float">
            <text:p>7</text:p>
          </table:table-cell>
          <table:table-cell office:value-type="string" calcext:value-type="string">
            <text:p>Byte</text:p>
          </table:table-cell>
          <table:table-cell office:value-type="string" calcext:value-type="string">
            <text:p>0-255</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entmode</text:p>
          </table:table-cell>
          <table:table-cell table:style-name="ACE-17" office:value-type="string" calcext:value-type="string">
            <text:p>BB</text:p>
          </table:table-cell>
          <table:table-cell table:style-name="ACE-17" office:value-type="float" office:value="67" calcext:value-type="float">
            <text:p>67</text:p>
          </table:table-cell>
          <table:table-cell table:style-name="ACE-17" office:value-type="string" calcext:value-type="string">
            <text:p>entmode</text:p>
          </table:table-cell>
          <table:table-cell/>
          <table:table-cell office:value-type="string" calcext:value-type="string">
            <text:p>Byte</text:p>
          </table:table-cell>
          <table:table-cell office:value-type="string" calcext:value-type="string">
            <text:p>has no owner handle: 0 has no ownerhandle, 1 is PSPACE, 2 is MSPACE 3 has ownerhandle. </text:p>
          </table:table-cell>
          <table:table-cell table:number-columns-repeated="120"/>
          <table:table-cell table:style-name="ACE-0" table:number-columns-repeated="381"/>
        </table:table-row>
        <table:table-row table:style-name="ro1">
          <table:table-cell table:style-name="ACE-8" office:value-type="string" calcext:value-type="string">
            <text:p>width</text:p>
          </table:table-cell>
          <table:table-cell table:style-name="ACE-8"/>
          <table:table-cell office:value-type="string" calcext:value-type="string">
            <text:p>string</text:p>
          </table:table-cell>
          <table:covered-table-cell/>
          <table:table-cell table:style-name="ACE-17" office:value-type="string" calcext:value-type="string">
            <text:p>ownerhandle</text:p>
          </table:table-cell>
          <table:table-cell table:style-name="ACE-17" office:value-type="string" calcext:value-type="string">
            <text:p>H</text:p>
          </table:table-cell>
          <table:table-cell table:style-name="ACE-17" office:value-type="float" office:value="330" calcext:value-type="float">
            <text:p>330</text:p>
          </table:table-cell>
          <table:table-cell table:style-name="ACE-17" office:value-type="string" calcext:value-type="string">
            <text:p>ownerhandle</text:p>
          </table:table-cell>
          <table:table-cell table:number-columns-repeated="123"/>
          <table:table-cell table:style-name="ACE-0" table:number-columns-repeated="381"/>
        </table:table-row>
        <table:table-row table:style-name="ro1">
          <table:table-cell table:style-name="ACE-8" office:value-type="string" calcext:value-type="string">
            <text:p>colour</text:p>
          </table:table-cell>
          <table:table-cell table:style-name="ACE-8"/>
          <table:table-cell office:value-type="string" calcext:value-type="string">
            <text:p>string</text:p>
          </table:table-cell>
          <table:covered-table-cell/>
          <table:table-cell table:style-name="ACE-17" office:value-type="string" calcext:value-type="string">
            <text:p>invisible</text:p>
          </table:table-cell>
          <table:table-cell table:style-name="ACE-17" office:value-type="string" calcext:value-type="string">
            <text:p>BS</text:p>
          </table:table-cell>
          <table:table-cell table:style-name="ACE-17" office:value-type="float" office:value="60" calcext:value-type="float">
            <text:p>60</text:p>
          </table:table-cell>
          <table:table-cell table:style-name="ACE-17" office:value-type="string" calcext:value-type="string">
            <text:p>invisible</text:p>
          </table:table-cell>
          <table:table-cell office:value-type="float" office:value="0" calcext:value-type="float">
            <text:p>0</text:p>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inewt</text:p>
          </table:table-cell>
          <table:table-cell table:style-name="ACE-17" office:value-type="string" calcext:value-type="string">
            <text:p>RC</text:p>
          </table:table-cell>
          <table:table-cell table:style-name="ACE-17" office:value-type="float" office:value="370" calcext:value-type="float">
            <text:p>370</text:p>
          </table:table-cell>
          <table:table-cell table:style-name="ACE-30" office:value-type="string" calcext:value-type="string">
            <text:p>width</text:p>
          </table:table-cell>
          <table:table-cell office:value-type="float" office:value="29" calcext:value-type="float">
            <text:p>29</text:p>
          </table:table-cell>
          <table:table-cell/>
          <table:table-cell office:value-type="string" calcext:value-type="string">
            <text:p>1-28, 29=ByLayer, 30=ByBLock</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material</text:p>
          </table:table-cell>
          <table:table-cell table:style-name="ACE-17" office:value-type="string" calcext:value-type="string">
            <text:p>H</text:p>
          </table:table-cell>
          <table:table-cell table:style-name="ACE-17" office:value-type="float" office:value="347" calcext:value-type="float">
            <text:p>347</text:p>
          </table:table-cell>
          <table:table-cell table:style-name="ACE-17" office:value-type="string" calcext:value-type="string">
            <text:p>material</text:p>
          </table:table-cell>
          <table:table-cell table:number-columns-repeated="123"/>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type</text:p>
          </table:table-cell>
          <table:table-cell table:style-name="ACE-17" office:value-type="string" calcext:value-type="string">
            <text:p>H</text:p>
          </table:table-cell>
          <table:table-cell table:style-name="ACE-17" office:value-type="float" office:value="6" calcext:value-type="float">
            <text:p>6</text:p>
          </table:table-cell>
          <table:table-cell table:style-name="ACE-17" office:value-type="string" calcext:value-type="string">
            <text:p>ltype</text:p>
          </table:table-cell>
          <table:table-cell table:number-columns-repeated="2"/>
          <table:table-cell office:value-type="string" calcext:value-type="string">
            <text:p>Before: Style</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type_scale</text:p>
          </table:table-cell>
          <table:table-cell table:style-name="ACE-17" office:value-type="string" calcext:value-type="string">
            <text:p>BD</text:p>
          </table:table-cell>
          <table:table-cell table:style-name="ACE-17" office:value-type="float" office:value="48" calcext:value-type="float">
            <text:p>48</text:p>
          </table:table-cell>
          <table:table-cell table:style-name="ACE-17" office:value-type="string" calcext:value-type="string">
            <text:p>ltscale</text:p>
          </table:table-cell>
          <table:table-cell office:value-type="float" office:value="1" calcext:value-type="float">
            <text:p>1</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plotstyle</text:p>
          </table:table-cell>
          <table:table-cell table:style-name="ACE-17" office:value-type="string" calcext:value-type="string">
            <text:p>H</text:p>
          </table:table-cell>
          <table:table-cell table:style-name="ACE-17" office:value-type="float" office:value="390" calcext:value-type="float">
            <text:p>390</text:p>
          </table:table-cell>
          <table:table-cell table:style-name="ACE-17" office:value-type="string" calcext:value-type="string">
            <text:p>plotstyle</text:p>
          </table:table-cell>
          <table:table-cell table:number-columns-repeated="123"/>
          <table:table-cell table:style-name="ACE-0" table:number-columns-repeated="381"/>
        </table:table-row>
        <table:table-row table:style-name="ro1">
          <table:table-cell table:style-name="ACE-8" table:number-columns-repeated="2"/>
          <table:table-cell table:number-columns-repeated="129"/>
          <table:table-cell table:style-name="ACE-0" table:number-columns-repeated="381"/>
        </table:table-row>
        <table:table-row table:style-name="ro1">
          <table:table-cell table:style-name="ACE-8" table:number-columns-repeated="2"/>
          <table:table-cell/>
          <table:table-cell office:value-type="string" calcext:value-type="string">
            <text:p>line</text:p>
          </table:table-cell>
          <table:table-cell table:style-name="ACE-17" office:value-type="string" calcext:value-type="string">
            <text:p>start</text:p>
          </table:table-cell>
          <table:table-cell table:style-name="ACE-17" office:value-type="string" calcext:value-type="string">
            <text:p>3BD</text:p>
          </table:table-cell>
          <table:table-cell table:style-name="ACE-17" office:value-type="float" office:value="10" calcext:value-type="float">
            <text:p>10</text:p>
          </table:table-cell>
          <table:table-cell office:value-type="string" calcext:value-type="string">
            <text:p>p</text:p>
          </table:table-cell>
          <table:table-cell/>
          <table:table-cell office:value-type="string" calcext:value-type="string">
            <text:p>[ Float[ ] ]</text:p>
          </table:table-cell>
          <table:table-cell table:number-columns-repeated="121"/>
          <table:table-cell table:style-name="ACE-0" table:number-columns-repeated="381"/>
        </table:table-row>
        <table:table-row table:style-name="ro1">
          <table:table-cell table:style-name="ACE-8" table:number-columns-repeated="2"/>
          <table:table-cell/>
          <table:table-cell office:value-type="string" calcext:value-type="string">
            <text:p>line</text:p>
          </table:table-cell>
          <table:table-cell table:style-name="ACE-17" office:value-type="string" calcext:value-type="string">
            <text:p>end</text:p>
          </table:table-cell>
          <table:table-cell table:style-name="ACE-17" office:value-type="string" calcext:value-type="string">
            <text:p>3BD</text:p>
          </table:table-cell>
          <table:table-cell table:style-name="ACE-17" office:value-type="float" office:value="11" calcext:value-type="float">
            <text:p>11</text:p>
          </table:table-cell>
          <table:table-cell table:number-columns-repeated="124"/>
          <table:table-cell table:style-name="ACE-0" table:number-columns-repeated="381"/>
        </table:table-row>
        <table:table-row table:style-name="ro1">
          <table:table-cell table:style-name="ACE-8" table:number-columns-repeated="2"/>
          <table:table-cell/>
          <table:table-cell table:style-name="ce11" office:value-type="string" calcext:value-type="string" table:number-columns-spanned="1" table:number-rows-spanned="12">
            <text:p>extra</text:p>
          </table:table-cell>
          <table:table-cell table:number-columns-repeated="127"/>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angle</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radius</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ratio</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p</text:p>
          </table:table-cell>
          <table:table-cell table:style-name="ACE-8"/>
          <table:table-cell office:value-type="string" calcext:value-type="string">
            <text:p>Coll. Float[]</text:p>
          </table:table-cell>
          <table:covered-table-cell/>
          <table:table-cell table:number-columns-repeated="3"/>
          <table:table-cell office:value-type="string" calcext:value-type="string">
            <text:p>text_value</text:p>
          </table:table-cell>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style-name="ACE-8" office:value-type="string" calcext:value-type="string">
            <text:p>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style</text:p>
          </table:table-cell>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style-name="ACE-8" office:value-type="string" calcext:value-type="string">
            <text:p>start_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end_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width</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radius</text:p>
          </table:table-cell>
          <table:table-cell table:style-name="ACE-8" office:value-type="float" office:value="2.5" calcext:value-type="float">
            <text:p>2,5</text:p>
          </table:table-cell>
          <table:table-cell office:value-type="string" calcext:value-type="string">
            <text:p>Float</text:p>
          </table:table-cell>
          <table:covered-table-cell/>
          <table:table-cell table:number-columns-repeated="3"/>
          <table:table-cell office:value-type="string" calcext:value-type="string">
            <text:p>rect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office:value-type="string" calcext:value-type="string">
            <text:p>scale</text:p>
          </table:table-cell>
          <table:table-cell table:style-name="ACE-11" office:value-type="string" calcext:value-type="string">
            <text:p>1:1</text:p>
          </table:table-cell>
          <table:table-cell office:value-type="string" calcext:value-type="string">
            <text:p>Float</text:p>
          </table:table-cell>
          <table:covered-table-cell/>
          <table:table-cell table:number-columns-repeated="3"/>
          <table:table-cell office:value-type="string" calcext:value-type="string">
            <text:p>rect_width</text:p>
          </table:table-cell>
          <table:table-cell/>
          <table:table-cell office:value-type="string" calcext:value-type="string">
            <text:p>Float</text:p>
          </table:table-cell>
          <table:table-cell office:value-type="string" calcext:value-type="string">
            <text:p>Scale, en dxf 3D, gaucho 2D</text:p>
          </table:table-cell>
          <table:table-cell table:number-columns-repeated="120"/>
          <table:table-cell table:style-name="ACE-0" table:number-columns-repeated="381"/>
        </table:table-row>
        <table:table-row table:style-name="ro1">
          <table:table-cell table:style-name="ACE-8"/>
          <table:table-cell table:style-name="ACE-11"/>
          <table:table-cell/>
          <table:covered-table-cell/>
          <table:table-cell table:number-columns-repeated="3"/>
          <table:table-cell office:value-type="string" calcext:value-type="string">
            <text:p>attachment</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covered-table-cell/>
          <table:table-cell table:number-columns-repeated="3"/>
          <table:table-cell office:value-type="string" calcext:value-type="string">
            <text:p>flow_dir</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extents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extents_width</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linespace_style</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linespace_factor</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number-rows-repeated="4">
          <table:table-cell table:style-name="ACE-8"/>
          <table:table-cell table:style-name="ACE-11"/>
          <table:table-cell table:number-columns-repeated="129"/>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Stat</text:p>
          </table:table-cell>
          <table:covered-table-cell table:number-columns-repeated="2"/>
          <table:table-cell office:value-type="string" calcext:value-type="string">
            <text:p>From rad/fil pakage. Used to add some metadata about the file</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Dev</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no</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Path</text:p>
          </table:table-cell>
          <table:table-cell table:style-name="ACE-10"/>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ink</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Mode</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etUID</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etGID</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Rdev</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iz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BlkSiz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Blocks</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Access</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Modified</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Chang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number-rows-repeated="1048403">
          <table:table-cell table:number-columns-repeated="512"/>
        </table:table-row>
        <table:table-row table:style-name="ro1" table:number-rows-repeated="26">
          <table:table-cell table:number-columns-repeated="3"/>
          <table:table-cell table:style-name="ACE-0" table:number-columns-repeated="7"/>
          <table:table-cell table:number-columns-repeated="121"/>
          <table:table-cell table:style-name="ACE-0" table:number-columns-repeated="381"/>
        </table:table-row>
        <table:table-row table:style-name="ro1">
          <table:table-cell table:number-columns-repeated="3"/>
          <table:table-cell table:style-name="ACE-0" table:number-columns-repeated="7"/>
          <table:table-cell table:number-columns-repeated="121"/>
          <table:table-cell table:style-name="ACE-0" table:number-columns-repeated="381"/>
        </table:table-row>
        <table:named-expressions>
          <table:named-expression table:name="Print_Area" table:base-cell-address="$DevHelp.$A$1" table:expression="#REF!"/>
          <table:named-expression table:name="Sheet_Title" table:base-cell-address="$DevHelp.$A$1" table:expression="&quot;DevHelp&quot;"/>
        </table:named-expressions>
      </table:table>
      <table:table table:name="Hoja1"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40"/>
        <table:table-column table:style-name="co11" table:default-cell-style-name="ACE-8"/>
        <table:table-column table:style-name="co12" table:default-cell-style-name="ACE-8"/>
        <table:table-column table:style-name="co12" table:default-cell-style-name="ACE-40"/>
        <table:table-column table:style-name="co13" table:default-cell-style-name="ACE-45"/>
        <table:table-column table:style-name="co14" table:default-cell-style-name="ACE-8"/>
        <table:table-column table:style-name="co12" table:default-cell-style-name="ACE-8"/>
        <table:table-column table:style-name="co12" table:default-cell-style-name="ACE-40"/>
        <table:table-column table:style-name="co15" table:default-cell-style-name="ce52"/>
        <table:table-column table:style-name="co5" table:number-columns-repeated="3" table:default-cell-style-name="ACE-40"/>
        <table:table-column table:style-name="co5" table:default-cell-style-name="ce52"/>
        <table:table-column table:style-name="co5" table:default-cell-style-name="ACE-40"/>
        <table:table-column table:style-name="co16" table:number-columns-repeated="2" table:default-cell-style-name="ACE-40"/>
        <table:table-column table:style-name="co16" table:default-cell-style-name="ce52"/>
        <table:table-column table:style-name="co5" table:number-columns-repeated="499" table:default-cell-style-name="ACE-40"/>
        <table:table-row table:style-name="ro1">
          <table:table-cell table:number-columns-repeated="2"/>
          <table:table-cell table:style-name="ce41" office:value-type="string" calcext:value-type="string">
            <text:p>Status</text:p>
          </table:table-cell>
          <table:table-cell table:style-name="ACE-42" office:value-type="string" calcext:value-type="string" table:number-columns-spanned="2" table:number-rows-spanned="1">
            <text:p>TEXT</text:p>
          </table:table-cell>
          <table:covered-table-cell table:style-name="ce45"/>
          <table:table-cell table:number-columns-repeated="2"/>
          <table:table-cell table:style-name="ACE-8" office:value-type="string" calcext:value-type="string" table:number-columns-spanned="2" table:number-rows-spanned="1">
            <text:p>LINE</text:p>
          </table:table-cell>
          <table:covered-table-cell/>
          <table:table-cell table:number-columns-repeated="2"/>
          <table:table-cell table:style-name="ACE-42" office:value-type="string" calcext:value-type="string" table:number-columns-spanned="2" table:number-rows-spanned="1">
            <text:p>CIRCLE</text:p>
          </table:table-cell>
          <table:covered-table-cell/>
          <table:table-cell table:number-columns-repeated="2"/>
          <table:table-cell table:style-name="ACE-16" office:value-type="string" calcext:value-type="string" table:number-columns-spanned="2" table:number-rows-spanned="1">
            <text:p>LWPOLYLINE</text:p>
          </table:table-cell>
          <table:covered-table-cell/>
          <table:table-cell table:number-columns-repeated="499"/>
        </table:table-row>
        <table:table-row table:style-name="ro1">
          <table:table-cell/>
          <table:table-cell table:formula="of:=IF([.D2]=[.H2];&quot;&quot;;&quot;err&quot;)">
            <text:p/>
          </table:table-cell>
          <table:table-cell office:value-type="string" calcext:value-type="string">
            <text:p>resuelto</text:p>
          </table:table-cell>
          <table:table-cell table:style-name="ce42" office:value-type="string" calcext:value-type="string">
            <text:p>entity</text:p>
          </table:table-cell>
          <table:table-cell table:style-name="ce51" office:value-type="string" calcext:value-type="string">
            <text:p>TEXT</text:p>
          </table:table-cell>
          <table:table-cell table:formula="of:=IF([.H2]=[.L2];&quot;&quot;;&quot;err&quot;)">
            <text:p/>
          </table:table-cell>
          <table:table-cell office:value-type="string" calcext:value-type="string">
            <text:p>resuelto</text:p>
          </table:table-cell>
          <table:table-cell table:style-name="ce42" office:value-type="string" calcext:value-type="string">
            <text:p>entity</text:p>
          </table:table-cell>
          <table:table-cell table:style-name="ce51" office:value-type="string" calcext:value-type="string">
            <text:p>LINE</text:p>
          </table:table-cell>
          <table:table-cell table:number-columns-repeated="2"/>
          <table:table-cell table:style-name="ce42" office:value-type="string" calcext:value-type="string">
            <text:p>entity</text:p>
          </table:table-cell>
          <table:table-cell table:style-name="ce51" office:value-type="string" calcext:value-type="string">
            <text:p>CIRCLE</text:p>
          </table:table-cell>
          <table:table-cell table:number-columns-repeated="2"/>
          <table:table-cell table:style-name="ce42" office:value-type="string" calcext:value-type="string">
            <text:p>entity</text:p>
          </table:table-cell>
          <table:table-cell table:style-name="ce55" office:value-type="string" calcext:value-type="string">
            <text:p>LWPOLYLINE</text:p>
          </table:table-cell>
          <table:table-cell table:number-columns-repeated="499"/>
        </table:table-row>
        <table:table-row table:style-name="ro1">
          <table:table-cell/>
          <table:table-cell table:formula="of:=IF([.D3]=[.H3];&quot;&quot;;&quot;err&quot;)">
            <text:p/>
          </table:table-cell>
          <table:table-cell office:value-type="string" calcext:value-type="string">
            <text:p>correlativo?</text:p>
          </table:table-cell>
          <table:table-cell table:style-name="ce42" office:value-type="string" calcext:value-type="string">
            <text:p>index</text:p>
          </table:table-cell>
          <table:table-cell table:style-name="ce52" office:value-type="float" office:value="51" calcext:value-type="float">
            <text:p>51</text:p>
          </table:table-cell>
          <table:table-cell table:formula="of:=IF([.H3]=[.L3];&quot;&quot;;&quot;err&quot;)">
            <text:p/>
          </table:table-cell>
          <table:table-cell office:value-type="string" calcext:value-type="string">
            <text:p>correlativo?</text:p>
          </table:table-cell>
          <table:table-cell table:style-name="ce42" office:value-type="string" calcext:value-type="string">
            <text:p>index</text:p>
          </table:table-cell>
          <table:table-cell office:value-type="float" office:value="52" calcext:value-type="float">
            <text:p>52</text:p>
          </table:table-cell>
          <table:table-cell table:number-columns-repeated="2"/>
          <table:table-cell table:style-name="ce42" office:value-type="string" calcext:value-type="string">
            <text:p>index</text:p>
          </table:table-cell>
          <table:table-cell office:value-type="float" office:value="63" calcext:value-type="float">
            <text:p>63</text:p>
          </table:table-cell>
          <table:table-cell table:number-columns-repeated="2"/>
          <table:table-cell table:style-name="ce42" office:value-type="string" calcext:value-type="string">
            <text:p>index</text:p>
          </table:table-cell>
          <table:table-cell office:value-type="float" office:value="69" calcext:value-type="float">
            <text:p>69</text:p>
          </table:table-cell>
          <table:table-cell table:number-columns-repeated="499"/>
        </table:table-row>
        <table:table-row table:style-name="ro1">
          <table:table-cell/>
          <table:table-cell table:formula="of:=IF([.D4]=[.H4];&quot;&quot;;&quot;err&quot;)">
            <text:p/>
          </table:table-cell>
          <table:table-cell office:value-type="string" calcext:value-type="string">
            <text:p>resuelto</text:p>
          </table:table-cell>
          <table:table-cell table:style-name="ce42" office:value-type="string" calcext:value-type="string">
            <text:p>type</text:p>
          </table:table-cell>
          <table:table-cell table:style-name="ce52" office:value-type="float" office:value="1" calcext:value-type="float">
            <text:p>1</text:p>
          </table:table-cell>
          <table:table-cell table:formula="of:=IF([.H4]=[.L4];&quot;&quot;;&quot;err&quot;)">
            <text:p/>
          </table:table-cell>
          <table:table-cell office:value-type="string" calcext:value-type="string">
            <text:p>resuelto</text:p>
          </table:table-cell>
          <table:table-cell table:style-name="ce42" office:value-type="string" calcext:value-type="string">
            <text:p>type</text:p>
          </table:table-cell>
          <table:table-cell office:value-type="float" office:value="19" calcext:value-type="float">
            <text:p>19</text:p>
          </table:table-cell>
          <table:table-cell table:number-columns-repeated="2"/>
          <table:table-cell table:style-name="ce42" office:value-type="string" calcext:value-type="string">
            <text:p>type</text:p>
          </table:table-cell>
          <table:table-cell office:value-type="float" office:value="18" calcext:value-type="float">
            <text:p>18</text:p>
          </table:table-cell>
          <table:table-cell table:number-columns-repeated="2"/>
          <table:table-cell table:style-name="ce42" office:value-type="string" calcext:value-type="string">
            <text:p>type</text:p>
          </table:table-cell>
          <table:table-cell office:value-type="float" office:value="77" calcext:value-type="float">
            <text:p>77</text:p>
          </table:table-cell>
          <table:table-cell table:number-columns-repeated="499"/>
        </table:table-row>
        <table:table-row table:style-name="ro1">
          <table:table-cell/>
          <table:table-cell table:formula="of:=IF([.D5]=[.H5];&quot;&quot;;&quot;err&quot;)">
            <text:p/>
          </table:table-cell>
          <table:table-cell office:value-type="string" calcext:value-type="string">
            <text:p>correlativo?</text:p>
          </table:table-cell>
          <table:table-cell table:style-name="ce42" office:value-type="string" calcext:value-type="string">
            <text:p>handle</text:p>
          </table:table-cell>
          <table:table-cell table:style-name="ce52" office:value-type="string" calcext:value-type="string">
            <text:p>[0, 60],</text:p>
          </table:table-cell>
          <table:table-cell table:formula="of:=IF([.H5]=[.L5];&quot;&quot;;&quot;err&quot;)">
            <text:p/>
          </table:table-cell>
          <table:table-cell office:value-type="string" calcext:value-type="string">
            <text:p>correlativo?</text:p>
          </table:table-cell>
          <table:table-cell table:style-name="ce42" office:value-type="string" calcext:value-type="string">
            <text:p>handle</text:p>
          </table:table-cell>
          <table:table-cell office:value-type="string" calcext:value-type="string">
            <text:p>[0, 61],</text:p>
          </table:table-cell>
          <table:table-cell table:number-columns-repeated="2"/>
          <table:table-cell table:style-name="ce42" office:value-type="string" calcext:value-type="string">
            <text:p>handle</text:p>
          </table:table-cell>
          <table:table-cell office:value-type="string" calcext:value-type="string">
            <text:p>[0, 72],</text:p>
          </table:table-cell>
          <table:table-cell table:number-columns-repeated="2"/>
          <table:table-cell table:style-name="ce42" office:value-type="string" calcext:value-type="string">
            <text:p>handle</text:p>
          </table:table-cell>
          <table:table-cell office:value-type="string" calcext:value-type="string">
            <text:p>[0, 78],</text:p>
          </table:table-cell>
          <table:table-cell table:number-columns-repeated="499"/>
        </table:table-row>
        <table:table-row table:style-name="ro1">
          <table:table-cell/>
          <table:table-cell table:formula="of:=IF([.D6]=[.H6];&quot;&quot;;&quot;err&quot;)">
            <text:p/>
          </table:table-cell>
          <table:table-cell office:value-type="string" calcext:value-type="string">
            <text:p>?</text:p>
          </table:table-cell>
          <table:table-cell table:style-name="ce42" office:value-type="string" calcext:value-type="string">
            <text:p>size</text:p>
          </table:table-cell>
          <table:table-cell table:style-name="ce52" office:value-type="float" office:value="72" calcext:value-type="float">
            <text:p>72</text:p>
          </table:table-cell>
          <table:table-cell table:formula="of:=IF([.H6]=[.L6];&quot;&quot;;&quot;err&quot;)">
            <text:p/>
          </table:table-cell>
          <table:table-cell office:value-type="string" calcext:value-type="string">
            <text:p>?</text:p>
          </table:table-cell>
          <table:table-cell table:style-name="ce42" office:value-type="string" calcext:value-type="string">
            <text:p>size</text:p>
          </table:table-cell>
          <table:table-cell office:value-type="float" office:value="41" calcext:value-type="float">
            <text:p>41</text:p>
          </table:table-cell>
          <table:table-cell table:number-columns-repeated="2"/>
          <table:table-cell table:style-name="ce42" office:value-type="string" calcext:value-type="string">
            <text:p>size</text:p>
          </table:table-cell>
          <table:table-cell office:value-type="float" office:value="41" calcext:value-type="float">
            <text:p>41</text:p>
          </table:table-cell>
          <table:table-cell table:number-columns-repeated="2"/>
          <table:table-cell table:style-name="ce42" office:value-type="string" calcext:value-type="string">
            <text:p>size</text:p>
          </table:table-cell>
          <table:table-cell office:value-type="float" office:value="73" calcext:value-type="float">
            <text:p>73</text:p>
          </table:table-cell>
          <table:table-cell table:number-columns-repeated="499"/>
        </table:table-row>
        <table:table-row table:style-name="ro1">
          <table:table-cell/>
          <table:table-cell table:formula="of:=IF([.D7]=[.H7];&quot;&quot;;&quot;err&quot;)">
            <text:p/>
          </table:table-cell>
          <table:table-cell office:value-type="string" calcext:value-type="string">
            <text:p>?</text:p>
          </table:table-cell>
          <table:table-cell table:style-name="ce42" office:value-type="string" calcext:value-type="string">
            <text:p>bitsize</text:p>
          </table:table-cell>
          <table:table-cell table:style-name="ce52" office:value-type="float" office:value="526" calcext:value-type="float">
            <text:p>526</text:p>
          </table:table-cell>
          <table:table-cell table:formula="of:=IF([.H7]=[.L7];&quot;&quot;;&quot;err&quot;)">
            <text:p/>
          </table:table-cell>
          <table:table-cell office:value-type="string" calcext:value-type="string">
            <text:p>?</text:p>
          </table:table-cell>
          <table:table-cell table:style-name="ce42" office:value-type="string" calcext:value-type="string">
            <text:p>bitsize</text:p>
          </table:table-cell>
          <table:table-cell office:value-type="float" office:value="291" calcext:value-type="float">
            <text:p>291</text:p>
          </table:table-cell>
          <table:table-cell table:number-columns-repeated="2"/>
          <table:table-cell table:style-name="ce42" office:value-type="string" calcext:value-type="string">
            <text:p>bitsize</text:p>
          </table:table-cell>
          <table:table-cell office:value-type="float" office:value="294" calcext:value-type="float">
            <text:p>294</text:p>
          </table:table-cell>
          <table:table-cell table:number-columns-repeated="2"/>
          <table:table-cell table:style-name="ce42" office:value-type="string" calcext:value-type="string">
            <text:p>bitsize</text:p>
          </table:table-cell>
          <table:table-cell office:value-type="float" office:value="548" calcext:value-type="float">
            <text:p>548</text:p>
          </table:table-cell>
          <table:table-cell table:number-columns-repeated="499"/>
        </table:table-row>
        <table:table-row table:style-name="ro1">
          <table:table-cell/>
          <table:table-cell table:formula="of:=IF([.D8]=[.H8];&quot;&quot;;&quot;err&quot;)">
            <text:p/>
          </table:table-cell>
          <table:table-cell office:value-type="string" calcext:value-type="string">
            <text:p>resuelto</text:p>
          </table:table-cell>
          <table:table-cell table:style-name="ce43" office:value-type="string" calcext:value-type="string">
            <text:p>_subclass</text:p>
          </table:table-cell>
          <table:table-cell table:style-name="ce52" office:value-type="string" calcext:value-type="string">
            <text:p>AcDbEntity</text:p>
          </table:table-cell>
          <table:table-cell table:formula="of:=IF([.H8]=[.L8];&quot;&quot;;&quot;err&quot;)">
            <text:p/>
          </table:table-cell>
          <table:table-cell office:value-type="string" calcext:value-type="string">
            <text:p>resuelto</text:p>
          </table:table-cell>
          <table:table-cell table:style-name="ce43" office:value-type="string" calcext:value-type="string">
            <text:p>_subclass</text:p>
          </table:table-cell>
          <table:table-cell office:value-type="string" calcext:value-type="string">
            <text:p>AcDbEntity</text:p>
          </table:table-cell>
          <table:table-cell table:number-columns-repeated="2"/>
          <table:table-cell table:style-name="ce43" office:value-type="string" calcext:value-type="string">
            <text:p>_subclass</text:p>
          </table:table-cell>
          <table:table-cell office:value-type="string" calcext:value-type="string">
            <text:p>AcDbEntity</text:p>
          </table:table-cell>
          <table:table-cell table:number-columns-repeated="2"/>
          <table:table-cell table:style-name="ce42" office:value-type="string" calcext:value-type="string">
            <text:p>_subclass</text:p>
          </table:table-cell>
          <table:table-cell office:value-type="string" calcext:value-type="string">
            <text:p>AcDbEntity</text:p>
          </table:table-cell>
          <table:table-cell table:number-columns-repeated="499"/>
        </table:table-row>
        <table:table-row table:style-name="ro1">
          <table:table-cell/>
          <table:table-cell table:formula="of:=IF([.D9]=[.H9];&quot;&quot;;&quot;err&quot;)">
            <text:p/>
          </table:table-cell>
          <table:table-cell office:value-type="string" calcext:value-type="string">
            <text:p>correlativo?</text:p>
          </table:table-cell>
          <table:table-cell table:style-name="ce42" office:value-type="string" calcext:value-type="string">
            <text:p>layer</text:p>
          </table:table-cell>
          <table:table-cell table:style-name="ce52" office:value-type="string" calcext:value-type="string">
            <text:p>[5, 2, 2053, 2053],</text:p>
          </table:table-cell>
          <table:table-cell table:formula="of:=IF([.H9]=[.L9];&quot;&quot;;&quot;err&quot;)">
            <text:p/>
          </table:table-cell>
          <table:table-cell office:value-type="string" calcext:value-type="string">
            <text:p>correlativo?</text:p>
          </table:table-cell>
          <table:table-cell table:style-name="ce42" office:value-type="string" calcext:value-type="string">
            <text:p>layer</text:p>
          </table:table-cell>
          <table:table-cell office:value-type="string" calcext:value-type="string">
            <text:p>[5, 2, 2053, 2053],</text:p>
          </table:table-cell>
          <table:table-cell table:number-columns-repeated="2"/>
          <table:table-cell table:style-name="ce42" office:value-type="string" calcext:value-type="string">
            <text:p>layer</text:p>
          </table:table-cell>
          <table:table-cell office:value-type="string" calcext:value-type="string">
            <text:p>[5, 2, 2053, 2053],</text:p>
          </table:table-cell>
          <table:table-cell table:number-columns-repeated="2"/>
          <table:table-cell table:style-name="ce42" office:value-type="string" calcext:value-type="string">
            <text:p>layer</text:p>
          </table:table-cell>
          <table:table-cell office:value-type="string" calcext:value-type="string">
            <text:p>[5, 2, 2053, 2053],</text:p>
          </table:table-cell>
          <table:table-cell table:number-columns-repeated="499"/>
        </table:table-row>
        <table:table-row table:style-name="ro1">
          <table:table-cell/>
          <table:table-cell table:formula="of:=IF([.D10]=[.H10];&quot;&quot;;&quot;err&quot;)">
            <text:p/>
          </table:table-cell>
          <table:table-cell office:value-type="string" calcext:value-type="string">
            <text:p>automático</text:p>
          </table:table-cell>
          <table:table-cell table:style-name="ce42" office:value-type="string" calcext:value-type="string">
            <text:p>preview_exists</text:p>
          </table:table-cell>
          <table:table-cell table:style-name="ce52" office:value-type="float" office:value="0" calcext:value-type="float">
            <text:p>0</text:p>
          </table:table-cell>
          <table:table-cell table:formula="of:=IF([.H10]=[.L10];&quot;&quot;;&quot;err&quot;)">
            <text:p/>
          </table:table-cell>
          <table:table-cell office:value-type="string" calcext:value-type="string">
            <text:p>automático</text:p>
          </table:table-cell>
          <table:table-cell table:style-name="ce42" office:value-type="string" calcext:value-type="string">
            <text:p>preview_exists</text:p>
          </table:table-cell>
          <table:table-cell office:value-type="float" office:value="0" calcext:value-type="float">
            <text:p>0</text:p>
          </table:table-cell>
          <table:table-cell table:number-columns-repeated="2"/>
          <table:table-cell table:style-name="ce42" office:value-type="string" calcext:value-type="string">
            <text:p>preview_exists</text:p>
          </table:table-cell>
          <table:table-cell office:value-type="float" office:value="0" calcext:value-type="float">
            <text:p>0</text:p>
          </table:table-cell>
          <table:table-cell table:number-columns-repeated="2"/>
          <table:table-cell table:style-name="ce42" office:value-type="string" calcext:value-type="string">
            <text:p>preview_exists</text:p>
          </table:table-cell>
          <table:table-cell office:value-type="float" office:value="0" calcext:value-type="float">
            <text:p>0</text:p>
          </table:table-cell>
          <table:table-cell table:number-columns-repeated="499"/>
        </table:table-row>
        <table:table-row table:style-name="ro1">
          <table:table-cell/>
          <table:table-cell table:formula="of:=IF([.D11]=[.H11];&quot;&quot;;&quot;err&quot;)">
            <text:p/>
          </table:table-cell>
          <table:table-cell office:value-type="string" calcext:value-type="string">
            <text:p>?</text:p>
          </table:table-cell>
          <table:table-cell table:style-name="ce42" office:value-type="string" calcext:value-type="string">
            <text:p>entmode</text:p>
          </table:table-cell>
          <table:table-cell table:style-name="ce52" office:value-type="float" office:value="2" calcext:value-type="float">
            <text:p>2</text:p>
          </table:table-cell>
          <table:table-cell table:formula="of:=IF([.H11]=[.L11];&quot;&quot;;&quot;err&quot;)">
            <text:p/>
          </table:table-cell>
          <table:table-cell office:value-type="string" calcext:value-type="string">
            <text:p><text:span text:style-name="T1">automático</text:span>?</text:p>
          </table:table-cell>
          <table:table-cell table:style-name="ce42" office:value-type="string" calcext:value-type="string">
            <text:p>entmode</text:p>
          </table:table-cell>
          <table:table-cell office:value-type="float" office:value="2" calcext:value-type="float">
            <text:p>2</text:p>
          </table:table-cell>
          <table:table-cell table:number-columns-repeated="2"/>
          <table:table-cell table:style-name="ce42" office:value-type="string" calcext:value-type="string">
            <text:p>entmode</text:p>
          </table:table-cell>
          <table:table-cell office:value-type="float" office:value="2" calcext:value-type="float">
            <text:p>2</text:p>
          </table:table-cell>
          <table:table-cell table:number-columns-repeated="2"/>
          <table:table-cell table:style-name="ce42" office:value-type="string" calcext:value-type="string">
            <text:p>entmode</text:p>
          </table:table-cell>
          <table:table-cell office:value-type="float" office:value="2" calcext:value-type="float">
            <text:p>2</text:p>
          </table:table-cell>
          <table:table-cell table:number-columns-repeated="499"/>
        </table:table-row>
        <table:table-row table:style-name="ro1">
          <table:table-cell/>
          <table:table-cell table:formula="of:=IF([.D12]=[.H12];&quot;&quot;;&quot;err&quot;)">
            <text:p/>
          </table:table-cell>
          <table:table-cell office:value-type="string" calcext:value-type="string">
            <text:p>resuelto</text:p>
          </table:table-cell>
          <table:table-cell table:style-name="ce42" office:value-type="string" calcext:value-type="string">
            <text:p>nolinks</text:p>
          </table:table-cell>
          <table:table-cell table:style-name="ce52" office:value-type="float" office:value="1" calcext:value-type="float">
            <text:p>1</text:p>
          </table:table-cell>
          <table:table-cell table:formula="of:=IF([.H12]=[.L12];&quot;&quot;;&quot;err&quot;)">
            <text:p/>
          </table:table-cell>
          <table:table-cell office:value-type="string" calcext:value-type="string">
            <text:p>resuelto</text:p>
          </table:table-cell>
          <table:table-cell table:style-name="ce42" office:value-type="string" calcext:value-type="string">
            <text:p>nolinks</text:p>
          </table:table-cell>
          <table:table-cell office:value-type="float" office:value="1" calcext:value-type="float">
            <text:p>1</text:p>
          </table:table-cell>
          <table:table-cell table:number-columns-repeated="2"/>
          <table:table-cell table:style-name="ce42" office:value-type="string" calcext:value-type="string">
            <text:p>nolinks</text:p>
          </table:table-cell>
          <table:table-cell office:value-type="float" office:value="1" calcext:value-type="float">
            <text:p>1</text:p>
          </table:table-cell>
          <table:table-cell table:number-columns-repeated="2"/>
          <table:table-cell table:style-name="ce42" office:value-type="string" calcext:value-type="string">
            <text:p>nolinks</text:p>
          </table:table-cell>
          <table:table-cell office:value-type="float" office:value="1" calcext:value-type="float">
            <text:p>1</text:p>
          </table:table-cell>
          <table:table-cell table:number-columns-repeated="499"/>
        </table:table-row>
        <table:table-row table:style-name="ro1">
          <table:table-cell/>
          <table:table-cell table:formula="of:=IF([.D13]=[.H13];&quot;&quot;;&quot;err&quot;)">
            <text:p/>
          </table:table-cell>
          <table:table-cell office:value-type="string" calcext:value-type="string">
            <text:p>resuelto</text:p>
          </table:table-cell>
          <table:table-cell table:style-name="ce42" office:value-type="string" calcext:value-type="string">
            <text:p>color</text:p>
          </table:table-cell>
          <table:table-cell table:style-name="ce52" office:value-type="float" office:value="1" calcext:value-type="float">
            <text:p>1</text:p>
          </table:table-cell>
          <table:table-cell table:formula="of:=IF([.H13]=[.L13];&quot;&quot;;&quot;err&quot;)">
            <text:p/>
          </table:table-cell>
          <table:table-cell office:value-type="string" calcext:value-type="string">
            <text:p>resuelto</text:p>
          </table:table-cell>
          <table:table-cell table:style-name="ce42" office:value-type="string" calcext:value-type="string">
            <text:p>color</text:p>
          </table:table-cell>
          <table:table-cell office:value-type="float" office:value="1" calcext:value-type="float">
            <text:p>1</text:p>
          </table:table-cell>
          <table:table-cell table:number-columns-repeated="2"/>
          <table:table-cell table:style-name="ce42" office:value-type="string" calcext:value-type="string">
            <text:p>color</text:p>
          </table:table-cell>
          <table:table-cell office:value-type="float" office:value="2" calcext:value-type="float">
            <text:p>2</text:p>
          </table:table-cell>
          <table:table-cell table:number-columns-repeated="2"/>
          <table:table-cell table:style-name="ce42" office:value-type="string" calcext:value-type="string">
            <text:p>color</text:p>
          </table:table-cell>
          <table:table-cell office:value-type="float" office:value="2" calcext:value-type="float">
            <text:p>2</text:p>
          </table:table-cell>
          <table:table-cell table:number-columns-repeated="499"/>
        </table:table-row>
        <table:table-row table:style-name="ro1">
          <table:table-cell/>
          <table:table-cell table:formula="of:=IF([.D14]=[.H14];&quot;&quot;;&quot;err&quot;)">
            <text:p/>
          </table:table-cell>
          <table:table-cell office:value-type="string" calcext:value-type="string">
            <text:p>automático</text:p>
          </table:table-cell>
          <table:table-cell table:style-name="ce42" office:value-type="string" calcext:value-type="string">
            <text:p>ltype_scale</text:p>
          </table:table-cell>
          <table:table-cell table:style-name="ce52" office:value-type="string" calcext:value-type="string">
            <text:p>1.0,</text:p>
          </table:table-cell>
          <table:table-cell table:formula="of:=IF([.H14]=[.L14];&quot;&quot;;&quot;err&quot;)">
            <text:p/>
          </table:table-cell>
          <table:table-cell office:value-type="string" calcext:value-type="string">
            <text:p>automático</text:p>
          </table:table-cell>
          <table:table-cell table:style-name="ce42" office:value-type="string" calcext:value-type="string">
            <text:p>ltype_scale</text:p>
          </table:table-cell>
          <table:table-cell office:value-type="string" calcext:value-type="string">
            <text:p>1.0,</text:p>
          </table:table-cell>
          <table:table-cell table:number-columns-repeated="2"/>
          <table:table-cell table:style-name="ce42" office:value-type="string" calcext:value-type="string">
            <text:p>ltype_scale</text:p>
          </table:table-cell>
          <table:table-cell office:value-type="string" calcext:value-type="string">
            <text:p>1.0,</text:p>
          </table:table-cell>
          <table:table-cell table:number-columns-repeated="2"/>
          <table:table-cell table:style-name="ce42" office:value-type="string" calcext:value-type="string">
            <text:p>ltype_scale</text:p>
          </table:table-cell>
          <table:table-cell office:value-type="string" calcext:value-type="string">
            <text:p>1.0,</text:p>
          </table:table-cell>
          <table:table-cell table:number-columns-repeated="499"/>
        </table:table-row>
        <table:table-row table:style-name="ro1">
          <table:table-cell/>
          <table:table-cell table:formula="of:=IF([.D15]=[.H15];&quot;&quot;;&quot;err&quot;)">
            <text:p/>
          </table:table-cell>
          <table:table-cell office:value-type="string" calcext:value-type="string">
            <text:p>automático</text:p>
          </table:table-cell>
          <table:table-cell table:style-name="ce42" office:value-type="string" calcext:value-type="string">
            <text:p>ltype_flags</text:p>
          </table:table-cell>
          <table:table-cell table:style-name="ce52" office:value-type="float" office:value="1" calcext:value-type="float">
            <text:p>1</text:p>
          </table:table-cell>
          <table:table-cell table:formula="of:=IF([.H15]=[.L15];&quot;&quot;;&quot;err&quot;)">
            <text:p/>
          </table:table-cell>
          <table:table-cell office:value-type="string" calcext:value-type="string">
            <text:p>automático</text:p>
          </table:table-cell>
          <table:table-cell table:style-name="ce42" office:value-type="string" calcext:value-type="string">
            <text:p>ltype_flags</text:p>
          </table:table-cell>
          <table:table-cell office:value-type="float" office:value="1" calcext:value-type="float">
            <text:p>1</text:p>
          </table:table-cell>
          <table:table-cell table:number-columns-repeated="2"/>
          <table:table-cell table:style-name="ce42" office:value-type="string" calcext:value-type="string">
            <text:p>ltype_flags</text:p>
          </table:table-cell>
          <table:table-cell office:value-type="float" office:value="1" calcext:value-type="float">
            <text:p>1</text:p>
          </table:table-cell>
          <table:table-cell table:number-columns-repeated="2"/>
          <table:table-cell table:style-name="ce42" office:value-type="string" calcext:value-type="string">
            <text:p>ltype_flags</text:p>
          </table:table-cell>
          <table:table-cell office:value-type="float" office:value="1" calcext:value-type="float">
            <text:p>1</text:p>
          </table:table-cell>
          <table:table-cell table:number-columns-repeated="499"/>
        </table:table-row>
        <table:table-row table:style-name="ro1">
          <table:table-cell/>
          <table:table-cell table:formula="of:=IF([.D16]=[.H16];&quot;&quot;;&quot;err&quot;)">
            <text:p/>
          </table:table-cell>
          <table:table-cell office:value-type="string" calcext:value-type="string">
            <text:p>automático</text:p>
          </table:table-cell>
          <table:table-cell table:style-name="ce42" office:value-type="string" calcext:value-type="string">
            <text:p>plotstyle_flags</text:p>
          </table:table-cell>
          <table:table-cell table:style-name="ce52" office:value-type="float" office:value="0" calcext:value-type="float">
            <text:p>0</text:p>
          </table:table-cell>
          <table:table-cell table:formula="of:=IF([.H16]=[.L16];&quot;&quot;;&quot;err&quot;)">
            <text:p/>
          </table:table-cell>
          <table:table-cell office:value-type="string" calcext:value-type="string">
            <text:p>automático</text:p>
          </table:table-cell>
          <table:table-cell table:style-name="ce42" office:value-type="string" calcext:value-type="string">
            <text:p>plotstyle_flags</text:p>
          </table:table-cell>
          <table:table-cell office:value-type="float" office:value="0" calcext:value-type="float">
            <text:p>0</text:p>
          </table:table-cell>
          <table:table-cell table:number-columns-repeated="2"/>
          <table:table-cell table:style-name="ce42" office:value-type="string" calcext:value-type="string">
            <text:p>plotstyle_flags</text:p>
          </table:table-cell>
          <table:table-cell office:value-type="float" office:value="0" calcext:value-type="float">
            <text:p>0</text:p>
          </table:table-cell>
          <table:table-cell table:number-columns-repeated="2"/>
          <table:table-cell table:style-name="ce42" office:value-type="string" calcext:value-type="string">
            <text:p>plotstyle_flags</text:p>
          </table:table-cell>
          <table:table-cell office:value-type="float" office:value="0" calcext:value-type="float">
            <text:p>0</text:p>
          </table:table-cell>
          <table:table-cell table:number-columns-repeated="499"/>
        </table:table-row>
        <table:table-row table:style-name="ro1">
          <table:table-cell/>
          <table:table-cell table:formula="of:=IF([.D17]=[.H17];&quot;&quot;;&quot;err&quot;)">
            <text:p/>
          </table:table-cell>
          <table:table-cell office:value-type="string" calcext:value-type="string">
            <text:p>automático</text:p>
          </table:table-cell>
          <table:table-cell table:style-name="ce42" office:value-type="string" calcext:value-type="string">
            <text:p>invisible</text:p>
          </table:table-cell>
          <table:table-cell table:style-name="ce52" office:value-type="float" office:value="0" calcext:value-type="float">
            <text:p>0</text:p>
          </table:table-cell>
          <table:table-cell table:formula="of:=IF([.H17]=[.L17];&quot;&quot;;&quot;err&quot;)">
            <text:p/>
          </table:table-cell>
          <table:table-cell office:value-type="string" calcext:value-type="string">
            <text:p>automático</text:p>
          </table:table-cell>
          <table:table-cell table:style-name="ce42" office:value-type="string" calcext:value-type="string">
            <text:p>invisible</text:p>
          </table:table-cell>
          <table:table-cell office:value-type="float" office:value="0" calcext:value-type="float">
            <text:p>0</text:p>
          </table:table-cell>
          <table:table-cell table:number-columns-repeated="2"/>
          <table:table-cell table:style-name="ce42" office:value-type="string" calcext:value-type="string">
            <text:p>invisible</text:p>
          </table:table-cell>
          <table:table-cell office:value-type="float" office:value="0" calcext:value-type="float">
            <text:p>0</text:p>
          </table:table-cell>
          <table:table-cell table:number-columns-repeated="2"/>
          <table:table-cell table:style-name="ce42" office:value-type="string" calcext:value-type="string">
            <text:p>invisible</text:p>
          </table:table-cell>
          <table:table-cell office:value-type="float" office:value="0" calcext:value-type="float">
            <text:p>0</text:p>
          </table:table-cell>
          <table:table-cell table:number-columns-repeated="499"/>
        </table:table-row>
        <table:table-row table:style-name="ro1">
          <table:table-cell/>
          <table:table-cell table:formula="of:=IF([.D18]=[.H18];&quot;&quot;;&quot;err&quot;)">
            <text:p/>
          </table:table-cell>
          <table:table-cell office:value-type="string" calcext:value-type="string">
            <text:p>automático</text:p>
          </table:table-cell>
          <table:table-cell table:style-name="ce42" office:value-type="string" calcext:value-type="string">
            <text:p>linewt</text:p>
          </table:table-cell>
          <table:table-cell table:style-name="ce52" office:value-type="float" office:value="0" calcext:value-type="float">
            <text:p>0</text:p>
          </table:table-cell>
          <table:table-cell table:formula="of:=IF([.H18]=[.L18];&quot;&quot;;&quot;err&quot;)">
            <text:p/>
          </table:table-cell>
          <table:table-cell office:value-type="string" calcext:value-type="string">
            <text:p>automático</text:p>
          </table:table-cell>
          <table:table-cell table:style-name="ce42" office:value-type="string" calcext:value-type="string">
            <text:p>linewt</text:p>
          </table:table-cell>
          <table:table-cell office:value-type="float" office:value="0" calcext:value-type="float">
            <text:p>0</text:p>
          </table:table-cell>
          <table:table-cell table:number-columns-repeated="2"/>
          <table:table-cell table:style-name="ce42" office:value-type="string" calcext:value-type="string">
            <text:p>linewt</text:p>
          </table:table-cell>
          <table:table-cell office:value-type="float" office:value="0" calcext:value-type="float">
            <text:p>0</text:p>
          </table:table-cell>
          <table:table-cell table:number-columns-repeated="2"/>
          <table:table-cell table:style-name="ce42" office:value-type="string" calcext:value-type="string">
            <text:p>linewt</text:p>
          </table:table-cell>
          <table:table-cell office:value-type="float" office:value="0" calcext:value-type="float">
            <text:p>0</text:p>
          </table:table-cell>
          <table:table-cell table:number-columns-repeated="499"/>
        </table:table-row>
        <table:table-row table:style-name="ro1">
          <table:table-cell/>
          <table:table-cell table:formula="of:=IF([.D19]=[.H19];&quot;&quot;;&quot;err&quot;)">
            <text:p/>
          </table:table-cell>
          <table:table-cell office:value-type="string" calcext:value-type="string">
            <text:p>automático</text:p>
          </table:table-cell>
          <table:table-cell table:style-name="ACE-43" office:value-type="string" calcext:value-type="string">
            <text:p>_subclass</text:p>
          </table:table-cell>
          <table:table-cell table:style-name="ce52" office:value-type="string" calcext:value-type="string">
            <text:p>AcDbText</text:p>
          </table:table-cell>
          <table:table-cell table:formula="of:=IF([.H19]=[.L19];&quot;&quot;;&quot;err&quot;)">
            <text:p/>
          </table:table-cell>
          <table:table-cell office:value-type="string" calcext:value-type="string">
            <text:p>automático</text:p>
          </table:table-cell>
          <table:table-cell table:style-name="ACE-43" office:value-type="string" calcext:value-type="string">
            <text:p>_subclass</text:p>
          </table:table-cell>
          <table:table-cell office:value-type="string" calcext:value-type="string">
            <text:p>AcDbLine</text:p>
          </table:table-cell>
          <table:table-cell table:number-columns-repeated="2"/>
          <table:table-cell table:style-name="ACE-43" office:value-type="string" calcext:value-type="string">
            <text:p>_subclass</text:p>
          </table:table-cell>
          <table:table-cell office:value-type="string" calcext:value-type="string">
            <text:p>AcDbCircle</text:p>
          </table:table-cell>
          <table:table-cell table:number-columns-repeated="2"/>
          <table:table-cell table:style-name="ce48" office:value-type="string" calcext:value-type="string">
            <text:p>_subclass</text:p>
          </table:table-cell>
          <table:table-cell office:value-type="string" calcext:value-type="string">
            <text:p>AcDbPolyline</text:p>
          </table:table-cell>
          <table:table-cell table:number-columns-repeated="499"/>
        </table:table-row>
        <table:table-row table:style-name="ro1">
          <table:table-cell/>
          <table:table-cell table:formula="of:=IF([.D20]=[.H20];&quot;&quot;;&quot;err&quot;)" office:value-type="string" office:string-value="err" calcext:value-type="string">
            <text:p>err</text:p>
          </table:table-cell>
          <table:table-cell office:value-type="string" calcext:value-type="string">
            <text:p>?</text:p>
          </table:table-cell>
          <table:table-cell office:value-type="string" calcext:value-type="string">
            <text:p>dataflags</text:p>
          </table:table-cell>
          <table:table-cell table:style-name="ce52" office:value-type="float" office:value="173" calcext:value-type="float">
            <text:p>173</text:p>
          </table:table-cell>
          <table:table-cell table:formula="of:=IF([.H20]=[.L20];&quot;&quot;;&quot;err&quot;)" office:value-type="string" office:string-value="err" calcext:value-type="string">
            <text:p>err</text:p>
          </table:table-cell>
          <table:table-cell office:value-type="string" calcext:value-type="string">
            <text:p>automático</text:p>
          </table:table-cell>
          <table:table-cell office:value-type="string" calcext:value-type="string">
            <text:p>z_is_zero</text:p>
          </table:table-cell>
          <table:table-cell office:value-type="float" office:value="1" calcext:value-type="float">
            <text:p>1</text:p>
          </table:table-cell>
          <table:table-cell table:number-columns-repeated="2"/>
          <table:table-cell office:value-type="string" calcext:value-type="string">
            <text:p>center</text:p>
          </table:table-cell>
          <table:table-cell office:value-type="string" calcext:value-type="string">
            <text:p>[ 405.625, 45.0, 0.0 ],</text:p>
          </table:table-cell>
          <table:table-cell table:number-columns-repeated="2"/>
          <table:table-cell office:value-type="string" calcext:value-type="string">
            <text:p>flag</text:p>
          </table:table-cell>
          <table:table-cell office:value-type="float" office:value="512" calcext:value-type="float">
            <text:p>512</text:p>
          </table:table-cell>
          <table:table-cell table:number-columns-repeated="499"/>
        </table:table-row>
        <table:table-row table:style-name="ro1">
          <table:table-cell/>
          <table:table-cell table:formula="of:=IF([.D21]=[.H21];&quot;&quot;;&quot;err&quot;)" office:value-type="string" office:string-value="err" calcext:value-type="string">
            <text:p>err</text:p>
          </table:table-cell>
          <table:table-cell office:value-type="string" calcext:value-type="string">
            <text:p>automático</text:p>
          </table:table-cell>
          <table:table-cell office:value-type="string" calcext:value-type="string">
            <text:p>ins_pt</text:p>
          </table:table-cell>
          <table:table-cell table:style-name="ce52" office:value-type="string" calcext:value-type="string">
            <text:p>[ 278.24761904761903, 35.4999999999998 ],</text:p>
          </table:table-cell>
          <table:table-cell table:formula="of:=IF([.H21]=[.L21];&quot;&quot;;&quot;err&quot;)" office:value-type="string" office:string-value="err" calcext:value-type="string">
            <text:p>err</text:p>
          </table:table-cell>
          <table:table-cell office:value-type="string" calcext:value-type="string">
            <text:p>automático</text:p>
          </table:table-cell>
          <table:table-cell office:value-type="string" calcext:value-type="string">
            <text:p>start</text:p>
          </table:table-cell>
          <table:table-cell office:value-type="string" calcext:value-type="string">
            <text:p>[ 236.0, 37.0, 0.0 ],</text:p>
          </table:table-cell>
          <table:table-cell table:number-columns-repeated="2"/>
          <table:table-cell office:value-type="string" calcext:value-type="string">
            <text:p>radius</text:p>
          </table:table-cell>
          <table:table-cell office:value-type="string" calcext:value-type="string">
            <text:p>1.25,</text:p>
          </table:table-cell>
          <table:table-cell table:number-columns-repeated="2"/>
          <table:table-cell office:value-type="string" calcext:value-type="string">
            <text:p>points</text:p>
          </table:table-cell>
          <table:table-cell office:value-type="string" calcext:value-type="string">
            <text:p>Float[]</text:p>
          </table:table-cell>
          <table:table-cell table:number-columns-repeated="499"/>
        </table:table-row>
        <table:table-row table:style-name="ro1">
          <table:table-cell/>
          <table:table-cell table:formula="of:=IF([.D22]=[.H22];&quot;&quot;;&quot;err&quot;)" office:value-type="string" office:string-value="err" calcext:value-type="string">
            <text:p>err</text:p>
          </table:table-cell>
          <table:table-cell office:value-type="string" calcext:value-type="string">
            <text:p>?</text:p>
          </table:table-cell>
          <table:table-cell office:value-type="string" calcext:value-type="string">
            <text:p>alignment_pt</text:p>
          </table:table-cell>
          <table:table-cell table:style-name="ce52" office:value-type="string" calcext:value-type="string">
            <text:p>[ 280.0, 35.9999999999998 ],</text:p>
          </table:table-cell>
          <table:table-cell table:formula="of:=IF([.H22]=[.L22];&quot;&quot;;&quot;err&quot;)" office:value-type="string" office:string-value="err" calcext:value-type="string">
            <text:p>err</text:p>
          </table:table-cell>
          <table:table-cell office:value-type="string" calcext:value-type="string">
            <text:p>automático</text:p>
          </table:table-cell>
          <table:table-cell office:value-type="string" calcext:value-type="string">
            <text:p>end</text:p>
          </table:table-cell>
          <table:table-cell office:value-type="string" calcext:value-type="string">
            <text:p>[ 286.0, 37.0, 0.0 ],</text:p>
          </table:table-cell>
          <table:table-cell table:number-columns-repeated="2"/>
          <table:table-cell office:value-type="string" calcext:value-type="string">
            <text:p>thickness</text:p>
          </table:table-cell>
          <table:table-cell office:value-type="float" office:value="0" calcext:value-type="float">
            <text:p>0</text:p>
          </table:table-cell>
          <table:table-cell table:number-columns-repeated="2"/>
          <table:table-cell office:value-type="string" calcext:value-type="string">
            <text:p>bulges</text:p>
          </table:table-cell>
          <table:table-cell office:value-type="string" calcext:value-type="string">
            <text:p>Float[]</text:p>
          </table:table-cell>
          <table:table-cell table:number-columns-repeated="499"/>
        </table:table-row>
        <table:table-row table:style-name="ro1">
          <table:table-cell/>
          <table:table-cell table:formula="of:=IF([.D23]=[.H23];&quot;&quot;;&quot;err&quot;)" office:value-type="string" office:string-value="err" calcext:value-type="string">
            <text:p>err</text:p>
          </table:table-cell>
          <table:table-cell office:value-type="string" calcext:value-type="string">
            <text:p>automático</text:p>
          </table:table-cell>
          <table:table-cell office:value-type="string" calcext:value-type="string">
            <text:p>extrusion</text:p>
          </table:table-cell>
          <table:table-cell table:style-name="ce52" office:value-type="string" calcext:value-type="string">
            <text:p>[ 0.0, 0.0, 1.0 ],</text:p>
          </table:table-cell>
          <table:table-cell table:formula="of:=IF([.H23]=[.L23];&quot;&quot;;&quot;err&quot;)" office:value-type="string" office:string-value="err" calcext:value-type="string">
            <text:p>err</text:p>
          </table:table-cell>
          <table:table-cell office:value-type="string" calcext:value-type="string">
            <text:p>automático</text:p>
          </table:table-cell>
          <table:table-cell office:value-type="string" calcext:value-type="string">
            <text:p>thickness</text:p>
          </table:table-cell>
          <table:table-cell office:value-type="float" office:value="0" calcext:value-type="float">
            <text:p>0</text:p>
          </table:table-cell>
          <table:table-cell table:number-columns-repeated="2"/>
          <table:table-cell office:value-type="string" calcext:value-type="string">
            <text:p>extrusion</text:p>
          </table:table-cell>
          <table:table-cell office:value-type="string" calcext:value-type="string">
            <text:p>[ 0.0, 0.0, 1.0 ]</text:p>
          </table:table-cell>
          <table:table-cell table:number-columns-repeated="503"/>
        </table:table-row>
        <table:table-row table:style-name="ro1">
          <table:table-cell/>
          <table:table-cell table:formula="of:=IF([.D24]=[.H24];&quot;&quot;;&quot;err&quot;)" office:value-type="string" office:string-value="err" calcext:value-type="string">
            <text:p>err</text:p>
          </table:table-cell>
          <table:table-cell office:value-type="string" calcext:value-type="string">
            <text:p>automático</text:p>
          </table:table-cell>
          <table:table-cell office:value-type="string" calcext:value-type="string">
            <text:p>thickness</text:p>
          </table:table-cell>
          <table:table-cell table:style-name="ce52" office:value-type="float" office:value="0" calcext:value-type="float">
            <text:p>0</text:p>
          </table:table-cell>
          <table:table-cell table:formula="of:=IF([.H24]=[.L24];&quot;&quot;;&quot;err&quot;)" office:value-type="string" office:string-value="err" calcext:value-type="string">
            <text:p>err</text:p>
          </table:table-cell>
          <table:table-cell office:value-type="string" calcext:value-type="string">
            <text:p>automático</text:p>
          </table:table-cell>
          <table:table-cell office:value-type="string" calcext:value-type="string">
            <text:p>extrusion</text:p>
          </table:table-cell>
          <table:table-cell office:value-type="string" calcext:value-type="string">
            <text:p>[ 0.0, 0.0, 1.0 ]</text:p>
          </table:table-cell>
          <table:table-cell table:number-columns-repeated="507"/>
        </table:table-row>
        <table:table-row table:style-name="ro1">
          <table:table-cell/>
          <table:table-cell table:formula="of:=IF([.D25]=[.H25];&quot;&quot;;&quot;err&quot;)" office:value-type="string" office:string-value="err" calcext:value-type="string">
            <text:p>err</text:p>
          </table:table-cell>
          <table:table-cell office:value-type="string" calcext:value-type="string">
            <text:p>automático</text:p>
          </table:table-cell>
          <table:table-cell office:value-type="string" calcext:value-type="string">
            <text:p>height</text:p>
          </table:table-cell>
          <table:table-cell table:style-name="ce52" office:value-type="string" calcext:value-type="string">
            <text:p>1.0,</text:p>
          </table:table-cell>
          <table:table-cell table:formula="of:=IF([.H25]=[.L25];&quot;&quot;;&quot;err&quot;)">
            <text:p/>
          </table:table-cell>
          <table:table-cell table:number-columns-repeated="510"/>
        </table:table-row>
        <table:table-row table:style-name="ro1">
          <table:table-cell/>
          <table:table-cell table:formula="of:=IF([.D26]=[.H26];&quot;&quot;;&quot;err&quot;)" office:value-type="string" office:string-value="err" calcext:value-type="string">
            <text:p>err</text:p>
          </table:table-cell>
          <table:table-cell office:value-type="string" calcext:value-type="string">
            <text:p>automático</text:p>
          </table:table-cell>
          <table:table-cell office:value-type="string" calcext:value-type="string">
            <text:p>width_factor</text:p>
          </table:table-cell>
          <table:table-cell table:style-name="ce52" office:value-type="string" calcext:value-type="string">
            <text:p>0.8,</text:p>
          </table:table-cell>
          <table:table-cell table:formula="of:=IF([.H26]=[.L26];&quot;&quot;;&quot;err&quot;)">
            <text:p/>
          </table:table-cell>
          <table:table-cell table:number-columns-repeated="510"/>
        </table:table-row>
        <table:table-row table:style-name="ro1">
          <table:table-cell/>
          <table:table-cell table:formula="of:=IF([.D27]=[.H27];&quot;&quot;;&quot;err&quot;)" office:value-type="string" office:string-value="err" calcext:value-type="string">
            <text:p>err</text:p>
          </table:table-cell>
          <table:table-cell office:value-type="string" calcext:value-type="string">
            <text:p>automático</text:p>
          </table:table-cell>
          <table:table-cell office:value-type="string" calcext:value-type="string">
            <text:p>text_value</text:p>
          </table:table-cell>
          <table:table-cell table:style-name="ce52" office:value-type="string" calcext:value-type="string">
            <text:p>FIRMA</text:p>
          </table:table-cell>
          <table:table-cell table:formula="of:=IF([.H27]=[.L27];&quot;&quot;;&quot;err&quot;)">
            <text:p/>
          </table:table-cell>
          <table:table-cell table:number-columns-repeated="9"/>
          <table:table-cell table:style-name="Default"/>
          <table:table-cell table:number-columns-repeated="500"/>
        </table:table-row>
        <table:table-row table:style-name="ro1">
          <table:table-cell/>
          <table:table-cell table:formula="of:=IF([.D28]=[.H28];&quot;&quot;;&quot;err&quot;)" office:value-type="string" office:string-value="err" calcext:value-type="string">
            <text:p>err</text:p>
          </table:table-cell>
          <table:table-cell office:value-type="string" calcext:value-type="string">
            <text:p>automático</text:p>
          </table:table-cell>
          <table:table-cell office:value-type="string" calcext:value-type="string">
            <text:p>horiz_alignment</text:p>
          </table:table-cell>
          <table:table-cell table:style-name="ce52" office:value-type="float" office:value="4" calcext:value-type="float">
            <text:p>4</text:p>
          </table:table-cell>
          <table:table-cell table:formula="of:=IF([.H28]=[.L28];&quot;&quot;;&quot;err&quot;)">
            <text:p/>
          </table:table-cell>
          <table:table-cell table:number-columns-repeated="510"/>
        </table:table-row>
        <table:table-row table:style-name="ro1">
          <table:table-cell/>
          <table:table-cell table:formula="of:=IF([.D29]=[.H29];&quot;&quot;;&quot;err&quot;)" office:value-type="string" office:string-value="err" calcext:value-type="string">
            <text:p>err</text:p>
          </table:table-cell>
          <table:table-cell office:value-type="string" calcext:value-type="string">
            <text:p>?</text:p>
          </table:table-cell>
          <table:table-cell office:value-type="string" calcext:value-type="string">
            <text:p>style</text:p>
          </table:table-cell>
          <table:table-cell table:style-name="ce52" office:value-type="string" calcext:value-type="string">
            <text:p>[5, 1, 25, 25]</text:p>
          </table:table-cell>
          <table:table-cell table:formula="of:=IF([.H29]=[.L29];&quot;&quot;;&quot;err&quot;)">
            <text:p/>
          </table:table-cell>
          <table:table-cell table:number-columns-repeated="510"/>
        </table:table-row>
        <table:table-row table:style-name="ro1" table:number-rows-repeated="1048546">
          <table:table-cell table:number-columns-repeated="516"/>
        </table:table-row>
        <table:table-row table:style-name="ro1">
          <table:table-cell table:number-columns-repeated="516"/>
        </table:table-row>
        <table:named-expressions>
          <table:named-expression table:name="Print_Area" table:base-cell-address="$Hoja1.$A$1" table:expression="#REF!"/>
          <table:named-expression table:name="Sheet_Title" table:base-cell-address="$Hoja1.$A$1" table:expression="&quot;Hoja1&quot;"/>
        </table:named-expressions>
      </table:table>
      <table:table table:name="Entiti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7" table:default-cell-style-name="ACE-0"/>
        <table:table-column table:style-name="co18" table:default-cell-style-name="ACE-0"/>
        <table:table-column table:style-name="co19" table:default-cell-style-name="ACE-51"/>
        <table:table-column table:style-name="co20" table:default-cell-style-name="ACE-0"/>
        <table:table-column table:style-name="co21" table:default-cell-style-name="ACE-51"/>
        <table:table-column table:style-name="co22" table:default-cell-style-name="ACE-51"/>
        <table:table-column table:style-name="co23" table:default-cell-style-name="ACE-0"/>
        <table:table-column table:style-name="co24" table:number-columns-repeated="4" table:default-cell-style-name="ACE-51"/>
        <table:table-column table:style-name="co25" table:default-cell-style-name="ACE-51"/>
        <table:table-column table:style-name="co26" table:number-columns-repeated="4" table:default-cell-style-name="ACE-51"/>
        <table:table-column table:style-name="co25" table:number-columns-repeated="6" table:default-cell-style-name="ACE-51"/>
        <table:table-column table:style-name="co25" table:number-columns-repeated="2" table:default-cell-style-name="ACE-0"/>
        <table:table-column table:style-name="co25" table:number-columns-repeated="3" table:default-cell-style-name="ACE-51"/>
        <table:table-column table:style-name="co5" table:number-columns-repeated="486" table:default-cell-style-name="ACE-0"/>
        <table:table-row table:style-name="ro1">
          <table:table-cell table:number-columns-repeated="3"/>
          <table:table-cell table:style-name="ACE-53"/>
          <table:table-cell table:style-name="ACE-31" office:value-type="string" calcext:value-type="string" table:number-columns-spanned="7" table:number-rows-spanned="1">
            <text:p>Commons</text:p>
          </table:table-cell>
          <table:covered-table-cell table:style-name="ACE-31"/>
          <table:covered-table-cell/>
          <table:covered-table-cell table:number-columns-repeated="4" table:style-name="ACE-8"/>
          <table:table-cell table:style-name="ACE-31"/>
          <table:table-cell table:style-name="ACE-58" table:number-columns-repeated="4"/>
          <table:table-cell table:style-name="ce82" office:value-type="string" calcext:value-type="string" table:number-columns-spanned="5" table:number-rows-spanned="1">
            <text:p>Extended</text:p>
          </table:table-cell>
          <table:covered-table-cell table:number-columns-repeated="4" table:style-name="ACE-8"/>
          <table:table-cell table:style-name="ACE-70"/>
          <table:table-cell table:number-columns-repeated="491"/>
        </table:table-row>
        <table:table-row table:style-name="ro1">
          <table:table-cell table:number-columns-repeated="3"/>
          <table:table-cell table:style-name="ACE-53"/>
          <table:table-cell table:style-name="ACE-31" office:value-type="string" calcext:value-type="string">
            <text:p>object_int</text:p>
          </table:table-cell>
          <table:table-cell table:style-name="ACE-31"/>
          <table:table-cell table:style-name="ACE-31" office:value-type="string" calcext:value-type="string">
            <text:p>object_name</text:p>
          </table:table-cell>
          <table:table-cell table:style-name="ACE-31" office:value-type="string" calcext:value-type="string">
            <text:p>layer</text:p>
          </table:table-cell>
          <table:table-cell table:style-name="ACE-31"/>
          <table:table-cell table:style-name="ACE-31" office:value-type="string" calcext:value-type="string">
            <text:p>linewt</text:p>
          </table:table-cell>
          <table:table-cell table:style-name="ACE-31" office:value-type="string" calcext:value-type="string">
            <text:p>color.index</text:p>
          </table:table-cell>
          <table:table-cell table:style-name="ACE-31"/>
          <table:table-cell table:style-name="ACE-58" office:value-type="string" calcext:value-type="string">
            <text:p>invisible</text:p>
          </table:table-cell>
          <table:table-cell table:style-name="ACE-58" table:number-columns-repeated="2"/>
          <table:table-cell table:style-name="ACE-58" office:value-type="string" calcext:value-type="string">
            <text:p>thikness</text:p>
          </table:table-cell>
          <table:table-cell table:style-name="ce82" table:number-columns-repeated="5"/>
          <table:table-cell table:style-name="ACE-70"/>
          <table:table-cell/>
          <table:table-cell office:value-type="string" calcext:value-type="string">
            <text:p>ownerhandle</text:p>
          </table:table-cell>
          <table:table-cell table:number-columns-repeated="489"/>
        </table:table-row>
        <table:table-row table:style-name="ro2">
          <table:table-cell table:style-name="ACE-47" office:value-type="string" calcext:value-type="string">
            <text:p>EntityCodes</text:p>
          </table:table-cell>
          <table:table-cell table:style-name="ACE-47"/>
          <table:table-cell office:value-type="string" calcext:value-type="string">
            <text:p>cModel</text:p>
          </table:table-cell>
          <table:table-cell table:style-name="ACE-54"/>
          <table:table-cell table:style-name="ACE-57" office:value-type="string" calcext:value-type="string">
            <text:p>Id</text:p>
          </table:table-cell>
          <table:table-cell table:style-name="ACE-57"/>
          <table:table-cell table:style-name="ACE-61" office:value-type="string" calcext:value-type="string">
            <text:p>entity</text:p>
          </table:table-cell>
          <table:table-cell table:style-name="ACE-61" office:value-type="string" calcext:value-type="string">
            <text:p>layer</text:p>
          </table:table-cell>
          <table:table-cell table:style-name="ACE-67" office:value-type="string" calcext:value-type="string">
            <text:p>style</text:p>
          </table:table-cell>
          <table:table-cell table:style-name="ACE-61" office:value-type="string" calcext:value-type="string">
            <text:p>width</text:p>
          </table:table-cell>
          <table:table-cell table:style-name="ACE-61" office:value-type="string" calcext:value-type="string">
            <text:p>colour</text:p>
          </table:table-cell>
          <table:table-cell table:style-name="ACE-61" office:value-type="string" calcext:value-type="string">
            <text:p>flag</text:p>
          </table:table-cell>
          <table:table-cell table:style-name="ACE-61" office:value-type="string" calcext:value-type="string">
            <text:p>invisible</text:p>
          </table:table-cell>
          <table:table-cell table:style-name="ACE-67" office:value-type="string" calcext:value-type="string">
            <text:p>paper</text:p>
          </table:table-cell>
          <table:table-cell table:style-name="ACE-67" office:value-type="string" calcext:value-type="string">
            <text:p>elev</text:p>
          </table:table-cell>
          <table:table-cell table:style-name="ACE-57" office:value-type="string" calcext:value-type="string">
            <text:p>thikness</text:p>
          </table:table-cell>
          <table:table-cell table:style-name="ACE-73" office:value-type="string" calcext:value-type="string">
            <text:p>point</text:p>
          </table:table-cell>
          <table:table-cell table:style-name="ACE-73" office:value-type="string" calcext:value-type="string">
            <text:p>angle</text:p>
          </table:table-cell>
          <table:table-cell table:style-name="ACE-73" office:value-type="string" calcext:value-type="string">
            <text:p>radious ratio</text:p>
          </table:table-cell>
          <table:table-cell table:style-name="ACE-73" office:value-type="string" calcext:value-type="string">
            <text:p>scale</text:p>
          </table:table-cell>
          <table:table-cell table:style-name="ACE-73" office:value-type="string" calcext:value-type="string">
            <text:p>b</text:p>
          </table:table-cell>
          <table:table-cell table:style-name="ACE-67" office:value-type="string" calcext:value-type="string">
            <text:p>blkid</text:p>
          </table:table-cell>
          <table:table-cell table:style-name="ACE-61" office:value-type="string" calcext:value-type="string">
            <text:p>handle</text:p>
          </table:table-cell>
          <table:table-cell table:style-name="ACE-57" office:value-type="string" calcext:value-type="string">
            <text:p>block</text:p>
          </table:table-cell>
          <table:table-cell table:style-name="ACE-64" office:value-type="string" calcext:value-type="string">
            <text:p>rows</text:p>
          </table:table-cell>
          <table:table-cell table:style-name="ACE-64" office:value-type="string" calcext:value-type="string">
            <text:p>cspace</text:p>
          </table:table-cell>
          <table:table-cell table:style-name="ACE-64" office:value-type="string" calcext:value-type="string">
            <text:p>rspace</text:p>
          </table:table-cell>
          <table:table-cell table:number-columns-repeated="486"/>
        </table:table-row>
        <table:table-row table:style-name="ro1">
          <table:table-cell table:number-columns-repeated="3"/>
          <table:table-cell table:style-name="ACE-55"/>
          <table:table-cell table:style-name="ACE-58" table:number-columns-repeated="2"/>
          <table:table-cell table:style-name="ACE-58" office:value-type="float" office:value="0" calcext:value-type="float">
            <text:p>0</text:p>
          </table:table-cell>
          <table:table-cell table:style-name="ACE-58" office:value-type="float" office:value="8" calcext:value-type="float">
            <text:p>8</text:p>
          </table:table-cell>
          <table:table-cell table:style-name="ACE-68" office:value-type="float" office:value="6" calcext:value-type="float">
            <text:p>6</text:p>
          </table:table-cell>
          <table:table-cell table:style-name="ACE-58" office:value-type="float" office:value="370" calcext:value-type="float">
            <text:p>370</text:p>
          </table:table-cell>
          <table:table-cell table:style-name="ACE-68" office:value-type="float" office:value="62" calcext:value-type="float">
            <text:p>62</text:p>
          </table:table-cell>
          <table:table-cell table:style-name="ACE-58" office:value-type="float" office:value="70" calcext:value-type="float">
            <text:p>70</text:p>
          </table:table-cell>
          <table:table-cell table:style-name="ACE-58" office:value-type="float" office:value="60" calcext:value-type="float">
            <text:p>60</text:p>
          </table:table-cell>
          <table:table-cell table:style-name="ACE-58" office:value-type="float" office:value="67" calcext:value-type="float">
            <text:p>67</text:p>
          </table:table-cell>
          <table:table-cell table:style-name="ACE-58" office:value-type="float" office:value="38" calcext:value-type="float">
            <text:p>38</text:p>
          </table:table-cell>
          <table:table-cell table:style-name="ACE-58" office:value-type="float" office:value="39" calcext:value-type="float">
            <text:p>39</text:p>
          </table:table-cell>
          <table:table-cell table:style-name="ACE-74" table:number-columns-repeated="5"/>
          <table:table-cell table:style-name="ACE-58" office:value-type="float" office:value="330" calcext:value-type="float">
            <text:p>330</text:p>
          </table:table-cell>
          <table:table-cell table:style-name="ACE-58" office:value-type="float" office:value="5" calcext:value-type="float">
            <text:p>5</text:p>
          </table:table-cell>
          <table:table-cell table:style-name="ACE-58" office:value-type="float" office:value="2" calcext:value-type="float">
            <text:p>2</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cell table:number-columns-repeated="486"/>
        </table:table-row>
        <table:table-row table:style-name="ro1">
          <table:table-cell table:number-columns-repeated="3"/>
          <table:table-cell table:style-name="ACE-55" office:value-type="string" calcext:value-type="string">
            <text:p>SVG</text:p>
          </table:table-cell>
          <table:table-cell table:style-name="ACE-58" office:value-type="string" calcext:value-type="string">
            <text:p>DWG</text:p>
          </table:table-cell>
          <table:table-cell table:style-name="ACE-58" office:value-type="string" calcext:value-type="string">
            <text:p>type</text:p>
          </table:table-cell>
          <table:table-cell table:style-name="ACE-58" office:value-type="string" calcext:value-type="string">
            <text:p>DWG</text:p>
          </table:table-cell>
          <table:table-cell table:number-columns-repeated="2" table:style-name="ACE-58" office:value-type="string" calcext:value-type="string">
            <text:p>String</text:p>
          </table:table-cell>
          <table:table-cell table:style-name="ACE-58" office:value-type="string" calcext:value-type="string">
            <text:p>Float</text:p>
          </table:table-cell>
          <table:table-cell table:style-name="ACE-68" office:value-type="string" calcext:value-type="string">
            <text:p>Integer</text:p>
          </table:table-cell>
          <table:table-cell table:style-name="ACE-58" office:value-type="string" calcext:value-type="string">
            <text:p>Integer</text:p>
          </table:table-cell>
          <table:table-cell table:style-name="ACE-58" table:number-columns-repeated="4"/>
          <table:table-cell table:style-name="ACE-74" office:value-type="string" calcext:value-type="string">
            <text:p>Float[]</text:p>
          </table:table-cell>
          <table:table-cell table:number-columns-repeated="3" table:style-name="ACE-74" office:value-type="string" calcext:value-type="string">
            <text:p>Float</text:p>
          </table:table-cell>
          <table:table-cell table:style-name="ACE-74" office:value-type="string" calcext:value-type="string">
            <text:p>String</text:p>
          </table:table-cell>
          <table:table-cell table:style-name="ACE-58" table:number-columns-repeated="2"/>
          <table:table-cell table:style-name="ACE-58" office:value-type="string" calcext:value-type="string">
            <text:p>String</text:p>
          </table:table-cell>
          <table:table-cell table:number-columns-repeated="489"/>
        </table:table-row>
        <table:table-row table:style-name="ro1">
          <table:table-cell table:number-columns-repeated="6"/>
          <table:table-cell office:value-type="string" calcext:value-type="string">
            <text:p>3D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3D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ACAD_PROXY_ENTIT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Arc</text:p>
          </table:table-cell>
          <table:table-cell table:style-name="ACE-52" office:value-type="string" calcext:value-type="string">
            <text:p>Arc</text:p>
          </table:table-cell>
          <table:table-cell table:style-name="ACE-56" office:value-type="string" calcext:value-type="string">
            <text:p>arc</text:p>
          </table:table-cell>
          <table:table-cell table:style-name="ACE-59" office:value-type="string" calcext:value-type="string">
            <text:p>dwg</text:p>
          </table:table-cell>
          <table:table-cell table:style-name="ACE-59"/>
          <table:table-cell table:style-name="ce64" office:value-type="string" calcext:value-type="string">
            <text:p>ARC</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style-name="ACE-59" office:value-type="string" calcext:value-type="string">
            <text:p>r</text:p>
          </table:table-cell>
          <table:table-cell table:number-columns-repeated="2"/>
          <table:table-cell table:style-name="ACE-65"/>
          <table:table-cell table:number-columns-repeated="491"/>
        </table:table-row>
        <table:table-row table:style-name="ro1">
          <table:table-cell table:number-columns-repeated="6"/>
          <table:table-cell office:value-type="string" calcext:value-type="string">
            <text:p>BOD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Circle</text:p>
          </table:table-cell>
          <table:table-cell table:style-name="ACE-52" office:value-type="string" calcext:value-type="string">
            <text:p>Circle</text:p>
          </table:table-cell>
          <table:table-cell table:style-name="ACE-56" office:value-type="string" calcext:value-type="string">
            <text:p>circle</text:p>
          </table:table-cell>
          <table:table-cell table:style-name="ACE-59" office:value-type="string" calcext:value-type="string">
            <text:p>dwg</text:p>
          </table:table-cell>
          <table:table-cell table:style-name="ACE-59"/>
          <table:table-cell table:style-name="ce64" office:value-type="string" calcext:value-type="string">
            <text:p>CIRCL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table-cell table:style-name="ACE-59" office:value-type="string" calcext:value-type="string">
            <text:p>r</text:p>
          </table:table-cell>
          <table:table-cell table:number-columns-repeated="494"/>
        </table:table-row>
        <table:table-row table:style-name="ro1">
          <table:table-cell/>
          <table:table-cell table:style-name="ACE-48" office:value-type="string" calcext:value-type="string">
            <text:p>AddDim</text:p>
          </table:table-cell>
          <table:table-cell table:number-columns-repeated="4"/>
          <table:table-cell table:style-name="ce42" office:value-type="string" calcext:value-type="string">
            <text:p>DIMENS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Ellipse</text:p>
          </table:table-cell>
          <table:table-cell table:style-name="ACE-52" office:value-type="string" calcext:value-type="string">
            <text:p>Ellipse</text:p>
          </table:table-cell>
          <table:table-cell table:style-name="ACE-56" office:value-type="string" calcext:value-type="string">
            <text:p>ellipse</text:p>
          </table:table-cell>
          <table:table-cell table:style-name="ACE-59" office:value-type="string" calcext:value-type="string">
            <text:p>dwg</text:p>
          </table:table-cell>
          <table:table-cell table:style-name="ACE-59"/>
          <table:table-cell table:style-name="ce64" office:value-type="string" calcext:value-type="string">
            <text:p>ELLIPS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style-name="ACE-59" office:value-type="string" calcext:value-type="string">
            <text:p>r</text:p>
          </table:table-cell>
          <table:table-cell table:number-columns-repeated="494"/>
        </table:table-row>
        <table:table-row table:style-name="ro1">
          <table:table-cell table:number-columns-repeated="4"/>
          <table:table-cell table:style-name="ACE-60" office:value-type="string" calcext:value-type="string">
            <text:p>dwg</text:p>
          </table:table-cell>
          <table:table-cell table:style-name="ACE-60"/>
          <table:table-cell table:style-name="ce65" office:value-type="string" calcext:value-type="string">
            <text:p>HATC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HELI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IMAG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Insert</text:p>
          </table:table-cell>
          <table:table-cell table:number-columns-repeated="2"/>
          <table:table-cell table:style-name="ACE-59" office:value-type="string" calcext:value-type="string">
            <text:p>dwg</text:p>
          </table:table-cell>
          <table:table-cell table:style-name="ACE-59"/>
          <table:table-cell table:style-name="ce64" office:value-type="string" calcext:value-type="string">
            <text:p>INSER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office:value-type="string" calcext:value-type="string">
            <text:p>columns</text:p>
          </table:table-cell>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table-cell table:style-name="ACE-59" office:value-type="string" calcext:value-type="string">
            <text:p>s</text:p>
          </table:table-cell>
          <table:table-cell table:number-columns-repeated="3"/>
          <table:table-cell table:style-name="ACE-59" office:value-type="string" calcext:value-type="string">
            <text:p>b</text:p>
          </table:table-cell>
          <table:table-cell table:style-name="ACE-65" office:value-type="string" calcext:value-type="string">
            <text:p>ro</text:p>
          </table:table-cell>
          <table:table-cell office:value-type="string" calcext:value-type="string">
            <text:p>cs</text:p>
          </table:table-cell>
          <table:table-cell office:value-type="string" calcext:value-type="string">
            <text:p>rs</text:p>
          </table:table-cell>
          <table:table-cell table:number-columns-repeated="486"/>
        </table:table-row>
        <table:table-row table:style-name="ro1">
          <table:table-cell table:number-columns-repeated="6"/>
          <table:table-cell office:value-type="string" calcext:value-type="string">
            <text:p>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LIGH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text:p>
          </table:table-cell>
          <table:table-cell table:style-name="ACE-49" office:value-type="string" calcext:value-type="string">
            <text:p>AddLine</text:p>
          </table:table-cell>
          <table:table-cell table:style-name="ACE-52" office:value-type="string" calcext:value-type="string">
            <text:p>Line</text:p>
          </table:table-cell>
          <table:table-cell table:style-name="ACE-56" office:value-type="string" calcext:value-type="string">
            <text:p>line</text:p>
          </table:table-cell>
          <table:table-cell table:style-name="ACE-59" office:value-type="string" calcext:value-type="string">
            <text:p>dwg</text:p>
          </table:table-cell>
          <table:table-cell table:style-name="ACE-59" office:value-type="float" office:value="19" calcext:value-type="float">
            <text:p>19</text:p>
          </table:table-cell>
          <table:table-cell table:style-name="ce64" office:value-type="string" calcext:value-type="string">
            <text:p>LIN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65"/>
          <table:table-cell table:number-columns-repeated="5"/>
          <table:table-cell table:style-name="ACE-59" office:value-type="string" calcext:value-type="string">
            <text:p>b</text:p>
          </table:table-cell>
          <table:table-cell table:number-columns-repeated="489"/>
        </table:table-row>
        <table:table-row table:style-name="ro1">
          <table:table-cell office:value-type="string" calcext:value-type="string">
            <text:p>x</text:p>
          </table:table-cell>
          <table:table-cell table:style-name="ACE-48" office:value-type="string" calcext:value-type="string">
            <text:p>AddPolyLine</text:p>
          </table:table-cell>
          <table:table-cell table:style-name="ACE-52" office:value-type="string" calcext:value-type="string">
            <text:p>Pline</text:p>
          </table:table-cell>
          <table:table-cell table:style-name="ACE-56" office:value-type="string" calcext:value-type="string">
            <text:p>polyline</text:p>
          </table:table-cell>
          <table:table-cell table:style-name="ACE-59" office:value-type="string" calcext:value-type="string">
            <text:p>dwg</text:p>
          </table:table-cell>
          <table:table-cell table:style-name="ACE-59"/>
          <table:table-cell table:style-name="ce64" office:value-type="string" calcext:value-type="string">
            <text:p>LWPOLYLIN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office:value-type="string" calcext:value-type="string">
            <text:p>flag</text:p>
          </table:table-cell>
          <table:table-cell table:style-name="ACE-65" table:number-columns-repeated="4"/>
          <table:table-cell table:style-name="ACE-59" office:value-type="string" calcext:value-type="string">
            <text:p>p</text:p>
          </table:table-cell>
          <table:table-cell table:style-name="ACE-65" table:number-columns-repeated="5"/>
          <table:table-cell table:number-columns-repeated="491"/>
        </table:table-row>
        <table:table-row table:style-name="ro1">
          <table:table-cell table:number-columns-repeated="6"/>
          <table:table-cell office:value-type="string" calcext:value-type="string">
            <text:p>MES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EADERSTY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OLE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OLE2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4"/>
          <table:table-cell table:style-name="ACE-60" office:value-type="string" calcext:value-type="string">
            <text:p>dwg</text:p>
          </table:table-cell>
          <table:table-cell table:style-name="ACE-60"/>
          <table:table-cell table:style-name="ce65" office:value-type="string" calcext:value-type="string">
            <text:p>POIN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table-cell table:style-name="ACE-71" office:value-type="string" calcext:value-type="string">
            <text:p>a</text:p>
          </table:table-cell>
          <table:table-cell table:number-columns-repeated="494"/>
        </table:table-row>
        <table:table-row table:style-name="ro1">
          <table:table-cell table:number-columns-repeated="6"/>
          <table:table-cell table:style-name="ACE-56" office:value-type="string" calcext:value-type="string">
            <text:p>POLY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496"/>
        </table:table-row>
        <table:table-row table:style-name="ro1">
          <table:table-cell table:number-columns-repeated="6"/>
          <table:table-cell office:value-type="string" calcext:value-type="string">
            <text:p>R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REG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ECT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EQEN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HAP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table-cell table:style-name="ACE-50" office:value-type="string" calcext:value-type="string">
            <text:p>AddSPLine</text:p>
          </table:table-cell>
          <table:table-cell table:number-columns-repeated="4"/>
          <table:table-cell table:style-name="ce66" office:value-type="string" calcext:value-type="string">
            <text:p>SP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496"/>
        </table:table-row>
        <table:table-row table:style-name="ro1">
          <table:table-cell table:number-columns-repeated="6"/>
          <table:table-cell office:value-type="string" calcext:value-type="string">
            <text:p>SU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UR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TAB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Text</text:p>
          </table:table-cell>
          <table:table-cell table:style-name="ACE-52" office:value-type="string" calcext:value-type="string">
            <text:p>Text</text:p>
          </table:table-cell>
          <table:table-cell table:style-name="ACE-56" office:value-type="string" calcext:value-type="string">
            <text:p>text</text:p>
          </table:table-cell>
          <table:table-cell table:style-name="ACE-59" office:value-type="string" calcext:value-type="string">
            <text:p>dwg</text:p>
          </table:table-cell>
          <table:table-cell table:style-name="ACE-59"/>
          <table:table-cell table:style-name="ce64" office:value-type="string" calcext:value-type="string">
            <text:p>TEX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65" office:value-type="string" calcext:value-type="string">
            <text:p>a</text:p>
          </table:table-cell>
          <table:table-cell table:style-name="ACE-65" office:value-type="string" calcext:value-type="string">
            <text:p>h</text:p>
          </table:table-cell>
          <table:table-cell table:style-name="ACE-65" office:value-type="string" calcext:value-type="string">
            <text:p>f</text:p>
          </table:table-cell>
          <table:table-cell table:style-name="ACE-65" office:value-type="string" calcext:value-type="string">
            <text:p>text</text:p>
          </table:table-cell>
          <table:table-cell table:style-name="ACE-65"/>
          <table:table-cell table:number-columns-repeated="491"/>
        </table:table-row>
        <table:table-row table:style-name="ro1">
          <table:table-cell/>
          <table:table-cell table:style-name="ACE-48" office:value-type="string" calcext:value-type="string">
            <text:p>AddMText</text:p>
          </table:table-cell>
          <table:table-cell table:style-name="ACE-52" office:value-type="string" calcext:value-type="string">
            <text:p>Mtext</text:p>
          </table:table-cell>
          <table:table-cell/>
          <table:table-cell table:style-name="ACE-59" office:value-type="string" calcext:value-type="string">
            <text:p>dwg</text:p>
          </table:table-cell>
          <table:table-cell table:style-name="ACE-59"/>
          <table:table-cell table:style-name="ce64" office:value-type="string" calcext:value-type="string">
            <text:p>MTEX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number-columns-repeated="4"/>
          <table:table-cell table:style-name="ACE-59" office:value-type="string" calcext:value-type="string">
            <text:p>p</text:p>
          </table:table-cell>
          <table:table-cell table:number-columns-repeated="2"/>
          <table:table-cell table:style-name="ACE-71" office:value-type="string" calcext:value-type="string">
            <text:p>Height</text:p>
          </table:table-cell>
          <table:table-cell table:number-columns-repeated="3"/>
          <table:table-cell office:value-type="string" calcext:value-type="string">
            <text:p>Text</text:p>
          </table:table-cell>
          <table:table-cell table:number-columns-repeated="489"/>
        </table:table-row>
        <table:table-row table:style-name="ro1">
          <table:table-cell office:value-type="string" calcext:value-type="string">
            <text:p>x</text:p>
          </table:table-cell>
          <table:table-cell table:number-columns-repeated="3"/>
          <table:table-cell table:style-name="ACE-60" office:value-type="string" calcext:value-type="string">
            <text:p>dwg</text:p>
          </table:table-cell>
          <table:table-cell table:style-name="ACE-60"/>
          <table:table-cell table:style-name="ce65" office:value-type="string" calcext:value-type="string">
            <text:p>ATTDEF</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style-name="ACE-71" office:value-type="string" calcext:value-type="string">
            <text:p>Prompt</text:p>
          </table:table-cell>
          <table:table-cell table:style-name="ACE-71" office:value-type="string" calcext:value-type="string">
            <text:p>Tag</text:p>
          </table:table-cell>
          <table:table-cell table:style-name="ACE-71" office:value-type="string" calcext:value-type="string">
            <text:p>Height</text:p>
          </table:table-cell>
          <table:table-cell table:style-name="ACE-71" office:value-type="string" calcext:value-type="string">
            <text:p>Length</text:p>
          </table:table-cell>
          <table:table-cell table:style-name="ACE-71"/>
          <table:table-cell table:style-name="ACE-71" office:value-type="string" calcext:value-type="string">
            <text:p>Font</text:p>
          </table:table-cell>
          <table:table-cell table:style-name="ACE-66" office:value-type="string" calcext:value-type="string">
            <text:p>Default</text:p>
          </table:table-cell>
          <table:table-cell table:number-columns-repeated="489"/>
        </table:table-row>
        <table:table-row table:style-name="ro1">
          <table:table-cell table:number-columns-repeated="4"/>
          <table:table-cell table:style-name="ACE-60" office:value-type="string" calcext:value-type="string">
            <text:p>dwg</text:p>
          </table:table-cell>
          <table:table-cell table:style-name="ACE-60"/>
          <table:table-cell table:style-name="ACE-62" office:value-type="string" calcext:value-type="string">
            <text:p>ATTRIB</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table-cell table:style-name="ACE-71" office:value-type="string" calcext:value-type="string">
            <text:p>Tag</text:p>
          </table:table-cell>
          <table:table-cell table:style-name="ACE-71" office:value-type="string" calcext:value-type="string">
            <text:p>Height</text:p>
          </table:table-cell>
          <table:table-cell table:style-name="ACE-71" office:value-type="string" calcext:value-type="string">
            <text:p>Length</text:p>
          </table:table-cell>
          <table:table-cell table:style-name="ACE-71"/>
          <table:table-cell table:style-name="ACE-71" office:value-type="string" calcext:value-type="string">
            <text:p>Font</text:p>
          </table:table-cell>
          <table:table-cell table:style-name="ACE-66" office:value-type="string" calcext:value-type="string">
            <text:p>Text</text:p>
          </table:table-cell>
          <table:table-cell table:number-columns-repeated="489"/>
        </table:table-row>
        <table:table-row table:style-name="ro1">
          <table:table-cell table:number-columns-repeated="6"/>
          <table:table-cell office:value-type="string" calcext:value-type="string">
            <text:p>TOLERAN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TR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UNDERL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table:style-name="ACE-56" office:value-type="string" calcext:value-type="string">
            <text:p>VERTE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5" office:value-type="string" calcext:value-type="string">
            <text:p>p</text:p>
          </table:table-cell>
          <table:table-cell table:number-columns-repeated="496"/>
        </table:table-row>
        <table:table-row table:style-name="ro1">
          <table:table-cell table:number-columns-repeated="6"/>
          <table:table-cell office:value-type="string" calcext:value-type="string">
            <text:p>VIEWPOR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WIPEOU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table:style-name="ACE-56" office:value-type="string" calcext:value-type="string">
            <text:p>X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5" office:value-type="string" calcext:value-type="string">
            <text:p>p</text:p>
          </table:table-cell>
          <table:table-cell table:number-columns-repeated="496"/>
        </table:table-row>
        <table:table-row table:style-name="ro1">
          <table:table-cell table:number-columns-repeated="513"/>
        </table:table-row>
        <table:table-row table:style-name="ro1">
          <table:table-cell office:value-type="string" calcext:value-type="string">
            <text:p>x</text:p>
          </table:table-cell>
          <table:table-cell table:style-name="ACE-48" office:value-type="string" calcext:value-type="string">
            <text:p>AddBlock</text:p>
          </table:table-cell>
          <table:table-cell table:style-name="ACE-52" office:value-type="string" calcext:value-type="string">
            <text:p>Block</text:p>
          </table:table-cell>
          <table:table-cell table:number-columns-repeated="3"/>
          <table:table-cell table:style-name="ACE-63" office:value-type="string" calcext:value-type="string">
            <text:p>BLOCK</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number-rows-repeated="1048523">
          <table:table-cell table:number-columns-repeated="513"/>
        </table:table-row>
        <table:table-row table:style-name="ro1">
          <table:table-cell table:number-columns-repeated="513"/>
        </table:table-row>
        <table:named-expressions>
          <table:named-expression table:name="Print_Area" table:base-cell-address="$Entities.$A$1" table:expression="#REF!"/>
          <table:named-expression table:name="Sheet_Title" table:base-cell-address="$Entities.$A$1" table:expression="&quot;Entities&quot;"/>
        </table:named-expressions>
      </table:table>
      <table:table table:name="version" table:style-name="ta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75"/>
        <table:table-column table:style-name="co27" table:default-cell-style-name="ACE-75"/>
        <table:table-column table:style-name="co28" table:default-cell-style-name="ACE-75"/>
        <table:table-column table:style-name="co29" table:default-cell-style-name="ACE-75"/>
        <table:table-column table:style-name="co5" table:number-columns-repeated="507" table:default-cell-style-name="ACE-75"/>
        <table:table-row table:style-name="ro1" table:number-rows-repeated="8">
          <table:table-cell table:number-columns-repeated="512"/>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cell table:number-columns-repeated="507"/>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cell table:number-columns-repeated="507"/>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cell table:number-columns-repeated="507"/>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cell table:number-columns-repeated="507"/>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cell table:number-columns-repeated="507"/>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cell table:number-columns-repeated="507"/>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cell table:number-columns-repeated="507"/>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cell table:number-columns-repeated="507"/>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cell table:number-columns-repeated="507"/>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cell table:number-columns-repeated="507"/>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cell table:number-columns-repeated="507"/>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cell table:number-columns-repeated="507"/>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cell table:number-columns-repeated="507"/>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cell table:number-columns-repeated="507"/>
        </table:table-row>
        <table:table-row table:style-name="ro1">
          <table:table-cell table:number-columns-repeated="2"/>
          <table:table-cell table:style-name="ACE-77" office:value-type="string" calcext:value-type="string">
            <text:p>DWG 2000 </text:p>
          </table:table-cell>
          <table:table-cell table:style-name="ACE-76" office:value-type="string" calcext:value-type="string">
            <text:p>AC1015</text:p>
          </table:table-cell>
          <table:table-cell office:value-type="string" calcext:value-type="string">
            <text:p>AutoCAD 2000, AutoCAD 2000i, AutoCAD 2002 </text:p>
          </table:table-cell>
          <table:table-cell table:number-columns-repeated="507"/>
        </table:table-row>
        <table:table-row table:style-name="ro1">
          <table:table-cell table:number-columns-repeated="2"/>
          <table:table-cell office:value-type="string" calcext:value-type="string">
            <text:p>DWG 2004 </text:p>
          </table:table-cell>
          <table:table-cell table:style-name="ACE-76" office:value-type="string" calcext:value-type="string">
            <text:p>AC1018 </text:p>
          </table:table-cell>
          <table:table-cell office:value-type="string" calcext:value-type="string">
            <text:p>AutoCAD 2004, AutoCAD 2005, AutoCAD 2006 </text:p>
          </table:table-cell>
          <table:table-cell table:number-columns-repeated="507"/>
        </table:table-row>
        <table:table-row table:style-name="ro1">
          <table:table-cell table:number-columns-repeated="2"/>
          <table:table-cell office:value-type="string" calcext:value-type="string">
            <text:p>DWG 2007 </text:p>
          </table:table-cell>
          <table:table-cell table:style-name="ACE-76" office:value-type="string" calcext:value-type="string">
            <text:p>AC1021 </text:p>
          </table:table-cell>
          <table:table-cell office:value-type="string" calcext:value-type="string">
            <text:p>AutoCAD 2007, AutoCAD 2008, AutoCAD 2009 </text:p>
          </table:table-cell>
          <table:table-cell table:number-columns-repeated="507"/>
        </table:table-row>
        <table:table-row table:style-name="ro1">
          <table:table-cell table:number-columns-repeated="2"/>
          <table:table-cell office:value-type="string" calcext:value-type="string">
            <text:p>DWG 2010 </text:p>
          </table:table-cell>
          <table:table-cell table:style-name="ACE-76" office:value-type="string" calcext:value-type="string">
            <text:p>AC1024 </text:p>
          </table:table-cell>
          <table:table-cell office:value-type="string" calcext:value-type="string">
            <text:p>AutoCAD 2010, AutoCAD 2011, AutoCAD 2012 </text:p>
          </table:table-cell>
          <table:table-cell table:number-columns-repeated="507"/>
        </table:table-row>
        <table:table-row table:style-name="ro1">
          <table:table-cell table:number-columns-repeated="2"/>
          <table:table-cell office:value-type="string" calcext:value-type="string">
            <text:p>DWG 2013 </text:p>
          </table:table-cell>
          <table:table-cell table:style-name="ACE-76" office:value-type="string" calcext:value-type="string">
            <text:p>AC1027 </text:p>
          </table:table-cell>
          <table:table-cell office:value-type="string" calcext:value-type="string">
            <text:p>AutoCAD 2013, AutoCAD 2014, AutoCAD 2015, AutoCAD 2016, AutoCAD 2017 </text:p>
          </table:table-cell>
          <table:table-cell table:number-columns-repeated="507"/>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cell table:number-columns-repeated="507"/>
        </table:table-row>
        <table:table-row table:style-name="ro1" table:number-rows-repeated="1048547">
          <table:table-cell table:number-columns-repeated="512"/>
        </table:table-row>
        <table:table-row table:style-name="ro1">
          <table:table-cell table:number-columns-repeated="512"/>
        </table:table-row>
        <table:named-expressions>
          <table:named-expression table:name="Print_Area" table:base-cell-address="$version.$A$1" table:expression="#REF!"/>
          <table:named-expression table:name="Sheet_Title" table:base-cell-address="$version.$A$1" table:expression="&quot;version&quot;"/>
        </table:named-expressions>
      </table:table>
      <table:table table:name="Objects" table:style-name="ta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78"/>
        <table:table-column table:style-name="co30" table:default-cell-style-name="ACE-78"/>
        <table:table-column table:style-name="co5" table:number-columns-repeated="510" table:default-cell-style-name="ACE-78"/>
        <table:table-row table:style-name="ro1">
          <table:table-cell table:number-columns-repeated="512"/>
        </table:table-row>
        <table:table-row table:style-name="ro1">
          <table:table-cell/>
          <table:table-cell office:value-type="string" calcext:value-type="string">
            <text:p>ACAD_PROXY_OBJECT</text:p>
          </table:table-cell>
          <table:table-cell table:number-columns-repeated="510"/>
        </table:table-row>
        <table:table-row table:style-name="ro1">
          <table:table-cell/>
          <table:table-cell office:value-type="string" calcext:value-type="string">
            <text:p>ACDBDICTIONARYWDFLT</text:p>
          </table:table-cell>
          <table:table-cell table:number-columns-repeated="510"/>
        </table:table-row>
        <table:table-row table:style-name="ro1">
          <table:table-cell/>
          <table:table-cell office:value-type="string" calcext:value-type="string">
            <text:p>ACDBPLACEHOLDER</text:p>
          </table:table-cell>
          <table:table-cell table:number-columns-repeated="510"/>
        </table:table-row>
        <table:table-row table:style-name="ro1">
          <table:table-cell/>
          <table:table-cell office:value-type="string" calcext:value-type="string">
            <text:p>ACDBNAVISWORKSMODELDEF</text:p>
          </table:table-cell>
          <table:table-cell table:number-columns-repeated="510"/>
        </table:table-row>
        <table:table-row table:style-name="ro1">
          <table:table-cell/>
          <table:table-cell office:value-type="string" calcext:value-type="string">
            <text:p>DATATABLE</text:p>
          </table:table-cell>
          <table:table-cell table:number-columns-repeated="510"/>
        </table:table-row>
        <table:table-row table:style-name="ro1">
          <table:table-cell/>
          <table:table-cell office:value-type="string" calcext:value-type="string">
            <text:p>DICTIONARY</text:p>
          </table:table-cell>
          <table:table-cell table:number-columns-repeated="510"/>
        </table:table-row>
        <table:table-row table:style-name="ro1">
          <table:table-cell/>
          <table:table-cell office:value-type="string" calcext:value-type="string">
            <text:p>DICTIONARYVAR</text:p>
          </table:table-cell>
          <table:table-cell table:number-columns-repeated="510"/>
        </table:table-row>
        <table:table-row table:style-name="ro1">
          <table:table-cell/>
          <table:table-cell office:value-type="string" calcext:value-type="string">
            <text:p>DIMASSOC</text:p>
          </table:table-cell>
          <table:table-cell table:number-columns-repeated="510"/>
        </table:table-row>
        <table:table-row table:style-name="ro1">
          <table:table-cell/>
          <table:table-cell office:value-type="string" calcext:value-type="string">
            <text:p>FIELD</text:p>
          </table:table-cell>
          <table:table-cell table:number-columns-repeated="510"/>
        </table:table-row>
        <table:table-row table:style-name="ro1">
          <table:table-cell/>
          <table:table-cell office:value-type="string" calcext:value-type="string">
            <text:p>GEODATA</text:p>
          </table:table-cell>
          <table:table-cell table:number-columns-repeated="510"/>
        </table:table-row>
        <table:table-row table:style-name="ro1">
          <table:table-cell/>
          <table:table-cell office:value-type="string" calcext:value-type="string">
            <text:p>GROUP</text:p>
          </table:table-cell>
          <table:table-cell table:number-columns-repeated="510"/>
        </table:table-row>
        <table:table-row table:style-name="ro1">
          <table:table-cell/>
          <table:table-cell office:value-type="string" calcext:value-type="string">
            <text:p>IDBUFFER</text:p>
          </table:table-cell>
          <table:table-cell table:number-columns-repeated="510"/>
        </table:table-row>
        <table:table-row table:style-name="ro1">
          <table:table-cell/>
          <table:table-cell office:value-type="string" calcext:value-type="string">
            <text:p>IMAGEDEF</text:p>
          </table:table-cell>
          <table:table-cell table:number-columns-repeated="510"/>
        </table:table-row>
        <table:table-row table:style-name="ro1">
          <table:table-cell/>
          <table:table-cell office:value-type="string" calcext:value-type="string">
            <text:p>IMAGEDEF_REACTOR</text:p>
          </table:table-cell>
          <table:table-cell table:number-columns-repeated="510"/>
        </table:table-row>
        <table:table-row table:style-name="ro1">
          <table:table-cell/>
          <table:table-cell office:value-type="string" calcext:value-type="string">
            <text:p>LAYER_INDEX</text:p>
          </table:table-cell>
          <table:table-cell table:number-columns-repeated="510"/>
        </table:table-row>
        <table:table-row table:style-name="ro1">
          <table:table-cell/>
          <table:table-cell office:value-type="string" calcext:value-type="string">
            <text:p>LAYER_FILTER</text:p>
          </table:table-cell>
          <table:table-cell table:number-columns-repeated="510"/>
        </table:table-row>
        <table:table-row table:style-name="ro1">
          <table:table-cell/>
          <table:table-cell office:value-type="string" calcext:value-type="string">
            <text:p>LAYOUT</text:p>
          </table:table-cell>
          <table:table-cell table:number-columns-repeated="510"/>
        </table:table-row>
        <table:table-row table:style-name="ro1">
          <table:table-cell/>
          <table:table-cell office:value-type="string" calcext:value-type="string">
            <text:p>LIGHTLIST</text:p>
          </table:table-cell>
          <table:table-cell table:number-columns-repeated="510"/>
        </table:table-row>
        <table:table-row table:style-name="ro1">
          <table:table-cell/>
          <table:table-cell office:value-type="string" calcext:value-type="string">
            <text:p>MATERIAL</text:p>
          </table:table-cell>
          <table:table-cell table:number-columns-repeated="510"/>
        </table:table-row>
        <table:table-row table:style-name="ro1">
          <table:table-cell/>
          <table:table-cell office:value-type="string" calcext:value-type="string">
            <text:p>MLINESTYLE</text:p>
          </table:table-cell>
          <table:table-cell table:number-columns-repeated="510"/>
        </table:table-row>
        <table:table-row table:style-name="ro1">
          <table:table-cell/>
          <table:table-cell office:value-type="string" calcext:value-type="string">
            <text:p>OBJECT_PTR</text:p>
          </table:table-cell>
          <table:table-cell table:number-columns-repeated="510"/>
        </table:table-row>
        <table:table-row table:style-name="ro1">
          <table:table-cell/>
          <table:table-cell office:value-type="string" calcext:value-type="string">
            <text:p>PLOTSETTINGS</text:p>
          </table:table-cell>
          <table:table-cell table:number-columns-repeated="510"/>
        </table:table-row>
        <table:table-row table:style-name="ro1">
          <table:table-cell/>
          <table:table-cell office:value-type="string" calcext:value-type="string">
            <text:p>RASTERVARIABLES</text:p>
          </table:table-cell>
          <table:table-cell table:number-columns-repeated="510"/>
        </table:table-row>
        <table:table-row table:style-name="ro1">
          <table:table-cell/>
          <table:table-cell office:value-type="string" calcext:value-type="string">
            <text:p>RENDER</text:p>
          </table:table-cell>
          <table:table-cell table:number-columns-repeated="510"/>
        </table:table-row>
        <table:table-row table:style-name="ro1">
          <table:table-cell/>
          <table:table-cell office:value-type="string" calcext:value-type="string">
            <text:p>SECTION</text:p>
          </table:table-cell>
          <table:table-cell table:number-columns-repeated="510"/>
        </table:table-row>
        <table:table-row table:style-name="ro1">
          <table:table-cell/>
          <table:table-cell office:value-type="string" calcext:value-type="string">
            <text:p>SPATIAL_INDEX</text:p>
          </table:table-cell>
          <table:table-cell table:number-columns-repeated="510"/>
        </table:table-row>
        <table:table-row table:style-name="ro1">
          <table:table-cell/>
          <table:table-cell office:value-type="string" calcext:value-type="string">
            <text:p>SPATIAL_FILTER</text:p>
          </table:table-cell>
          <table:table-cell table:number-columns-repeated="510"/>
        </table:table-row>
        <table:table-row table:style-name="ro1">
          <table:table-cell/>
          <table:table-cell office:value-type="string" calcext:value-type="string">
            <text:p>SORTENTSTABLE</text:p>
          </table:table-cell>
          <table:table-cell table:number-columns-repeated="510"/>
        </table:table-row>
        <table:table-row table:style-name="ro1">
          <table:table-cell/>
          <table:table-cell office:value-type="string" calcext:value-type="string">
            <text:p>SUNSTUDY</text:p>
          </table:table-cell>
          <table:table-cell table:number-columns-repeated="510"/>
        </table:table-row>
        <table:table-row table:style-name="ro1">
          <table:table-cell/>
          <table:table-cell office:value-type="string" calcext:value-type="string">
            <text:p>TABLESTYLE</text:p>
          </table:table-cell>
          <table:table-cell table:number-columns-repeated="510"/>
        </table:table-row>
        <table:table-row table:style-name="ro1">
          <table:table-cell/>
          <table:table-cell office:value-type="string" calcext:value-type="string">
            <text:p>UNDERLAYDEFINITION</text:p>
          </table:table-cell>
          <table:table-cell table:number-columns-repeated="510"/>
        </table:table-row>
        <table:table-row table:style-name="ro1">
          <table:table-cell/>
          <table:table-cell office:value-type="string" calcext:value-type="string">
            <text:p>VISUALSTYLE</text:p>
          </table:table-cell>
          <table:table-cell table:number-columns-repeated="510"/>
        </table:table-row>
        <table:table-row table:style-name="ro1">
          <table:table-cell/>
          <table:table-cell office:value-type="string" calcext:value-type="string">
            <text:p>VBA_PROJECT</text:p>
          </table:table-cell>
          <table:table-cell table:number-columns-repeated="510"/>
        </table:table-row>
        <table:table-row table:style-name="ro1">
          <table:table-cell/>
          <table:table-cell office:value-type="string" calcext:value-type="string">
            <text:p>WIPEOUTVARIABLES</text:p>
          </table:table-cell>
          <table:table-cell table:number-columns-repeated="510"/>
        </table:table-row>
        <table:table-row table:style-name="ro1">
          <table:table-cell/>
          <table:table-cell office:value-type="string" calcext:value-type="string">
            <text:p>XRECORD</text:p>
          </table:table-cell>
          <table:table-cell table:number-columns-repeated="510"/>
        </table:table-row>
        <table:table-row table:style-name="ro1" table:number-rows-repeated="1048539">
          <table:table-cell table:number-columns-repeated="512"/>
        </table:table-row>
        <table:table-row table:style-name="ro1">
          <table:table-cell table:number-columns-repeated="512"/>
        </table:table-row>
        <table:named-expressions>
          <table:named-expression table:name="Print_Area" table:base-cell-address="$Objects.$A$1" table:expression="#REF!"/>
          <table:named-expression table:name="Sheet_Title" table:base-cell-address="$Objects.$A$1" table:expression="&quot;Objects&quot;"/>
        </table:named-expressions>
      </table:table>
      <table:table table:name="Properties" table:style-name="ta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1" table:default-cell-style-name="ACE-79"/>
        <table:table-column table:style-name="co5" table:number-columns-repeated="2" table:default-cell-style-name="ACE-83"/>
        <table:table-column table:style-name="co32" table:default-cell-style-name="ACE-83"/>
        <table:table-column table:style-name="co5" table:number-columns-repeated="508" table:default-cell-style-name="ACE-79"/>
        <table:table-row table:style-name="ro1" table:number-rows-repeated="3">
          <table:table-cell table:number-columns-repeated="512"/>
        </table:table-row>
        <table:table-row table:style-name="ro1">
          <table:table-cell table:style-name="ACE-80"/>
          <table:table-cell table:style-name="ACE-84" table:number-columns-repeated="3"/>
          <table:table-cell table:style-name="ACE-80" office:value-type="string" calcext:value-type="string">
            <text:p>Entity (Gender)</text:p>
          </table:table-cell>
          <table:table-cell table:style-name="ACE-87"/>
          <table:table-cell table:number-columns-repeated="506"/>
        </table:table-row>
        <table:table-row table:style-name="ro1">
          <table:table-cell table:style-name="ACE-80"/>
          <table:table-cell table:style-name="ACE-84" office:value-type="string" calcext:value-type="string">
            <text:p>Editable</text:p>
          </table:table-cell>
          <table:table-cell table:style-name="ACE-84" office:value-type="string" calcext:value-type="string">
            <text:p>custom</text:p>
          </table:table-cell>
          <table:table-cell table:style-name="ACE-86" office:value-type="string" calcext:value-type="string">
            <text:p>common</text:p>
          </table:table-cell>
          <table:table-cell table:style-name="ACE-84" office:value-type="string" calcext:value-type="string">
            <text:p>Line</text:p>
          </table:table-cell>
          <table:table-cell table:style-name="ACE-88" office:value-type="string" calcext:value-type="string">
            <text:p>Circle</text:p>
          </table:table-cell>
          <table:table-cell table:style-name="ACE-83" table:number-columns-repeated="6"/>
          <table:table-cell table:number-columns-repeated="500"/>
        </table:table-row>
        <table:table-row table:style-name="ro1">
          <table:table-cell table:style-name="ACE-81" office:value-type="string" calcext:value-type="string">
            <text:p>P</text:p>
          </table:table-cell>
          <table:table-cell table:style-name="ACE-84" office:value-type="string" calcext:value-type="string">
            <text:p>Y</text:p>
          </table:table-cell>
          <table:table-cell table:style-name="ACE-86" office:value-type="string" calcext:value-type="string">
            <text:p>P</text:p>
          </table:table-cell>
          <table:table-cell table:style-name="ACE-84"/>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Psel</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Block</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Group</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Layer</text:p>
          </table:table-cell>
          <table:table-cell table:style-name="ACE-84" office:value-type="string" calcext:value-type="string">
            <text:p>Y</text:p>
          </table:table-cell>
          <table:table-cell table:style-name="ACE-84"/>
          <table:table-cell table:style-name="ACE-84" office:value-type="string" calcext:value-type="string">
            <text:p>Layer</text:p>
          </table:table-cell>
          <table:table-cell table:style-name="ACE-84" office:value-type="string" calcext:value-type="string">
            <text:p>x</text:p>
          </table:table-cell>
          <table:table-cell table:style-name="ACE-88" office:value-type="string" calcext:value-type="string">
            <text:p>x</text:p>
          </table:table-cell>
          <table:table-cell table:style-name="ACE-83" table:number-columns-repeated="6"/>
          <table:table-cell table:number-columns-repeated="500"/>
        </table:table-row>
        <table:table-row table:style-name="ro1">
          <table:table-cell table:style-name="ACE-80" office:value-type="string" calcext:value-type="string">
            <text:p>Level</text:p>
          </table:table-cell>
          <table:table-cell table:style-name="ACE-84" office:value-type="string" calcext:value-type="string">
            <text:p>N</text:p>
          </table:table-cell>
          <table:table-cell table:style-name="ACE-84" table:number-columns-repeated="3"/>
          <table:table-cell table:style-name="ACE-88"/>
          <table:table-cell table:style-name="ACE-83" table:number-columns-repeated="6"/>
          <table:table-cell table:number-columns-repeated="500"/>
        </table:table-row>
        <table:table-row table:style-name="ro1">
          <table:table-cell table:style-name="ACE-80" office:value-type="string" calcext:value-type="string">
            <text:p>colour</text:p>
          </table:table-cell>
          <table:table-cell table:style-name="ACE-84" office:value-type="string" calcext:value-type="string">
            <text:p>Y</text:p>
          </table:table-cell>
          <table:table-cell table:style-name="ACE-84"/>
          <table:table-cell table:style-name="ACE-86" office:value-type="string" calcext:value-type="string">
            <text:p>Colour</text:p>
          </table:table-cell>
          <table:table-cell table:style-name="ACE-84" office:value-type="string" calcext:value-type="string">
            <text:p>x</text:p>
          </table:table-cell>
          <table:table-cell table:style-name="ACE-88" office:value-type="string" calcext:value-type="string">
            <text:p>x(falla)</text:p>
          </table:table-cell>
          <table:table-cell table:style-name="ACE-83" table:number-columns-repeated="6"/>
          <table:table-cell table:number-columns-repeated="500"/>
        </table:table-row>
        <table:table-row table:style-name="ro1">
          <table:table-cell table:style-name="ACE-81" office:value-type="string" calcext:value-type="string">
            <text:p>fParam</text:p>
          </table:table-cell>
          <table:table-cell table:style-name="ACE-84" office:value-type="string" calcext:value-type="string">
            <text:p>Y</text:p>
          </table:table-cell>
          <table:table-cell table:style-name="ACE-86" office:value-type="string" calcext:value-type="string">
            <text:p>fParam</text:p>
          </table:table-cell>
          <table:table-cell table:style-name="ACE-84"/>
          <table:table-cell table:style-name="ACE-84" office:value-type="string" calcext:value-type="string">
            <text:p>x</text:p>
          </table:table-cell>
          <table:table-cell table:style-name="ACE-88"/>
          <table:table-cell table:style-name="ACE-83" table:number-columns-repeated="6"/>
          <table:table-cell table:number-columns-repeated="500"/>
        </table:table-row>
        <table:table-row table:style-name="ro1">
          <table:table-cell table:style-name="ACE-80" office:value-type="string" calcext:value-type="string">
            <text:p>Gend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Hand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hang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iInser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LayerI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PoiTyp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Polygon</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Visib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DrawAb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Finish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1" office:value-type="string" calcext:value-type="string">
            <text:p>LineType</text:p>
          </table:table-cell>
          <table:table-cell table:style-name="ACE-84" office:value-type="string" calcext:value-type="string">
            <text:p>Y</text:p>
          </table:table-cell>
          <table:table-cell table:style-name="ACE-84"/>
          <table:table-cell table:style-name="ACE-84" office:value-type="string" calcext:value-type="string">
            <text:p>LineType</text:p>
          </table:table-cell>
          <table:table-cell table:style-name="ACE-84" office:value-type="string" calcext:value-type="string">
            <text:p>x</text:p>
          </table:table-cell>
          <table:table-cell table:style-name="ACE-88" office:value-type="string" calcext:value-type="string">
            <text:p>x</text:p>
          </table:table-cell>
          <table:table-cell table:number-columns-repeated="506"/>
        </table:table-row>
        <table:table-row table:style-name="ro1">
          <table:table-cell table:style-name="ACE-80" office:value-type="string" calcext:value-type="string">
            <text:p>PolyLin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Select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LineWidth</text:p>
          </table:table-cell>
          <table:table-cell table:style-name="ACE-84" office:value-type="string" calcext:value-type="string">
            <text:p>Y</text:p>
          </table:table-cell>
          <table:table-cell table:style-name="ACE-84"/>
          <table:table-cell table:style-name="ACE-84" office:value-type="string" calcext:value-type="string">
            <text:p>LineWidth</text:p>
          </table:table-cell>
          <table:table-cell table:style-name="ACE-84" office:value-type="string" calcext:value-type="string">
            <text:p>x</text:p>
          </table:table-cell>
          <table:table-cell table:style-name="ACE-88" office:value-type="string" calcext:value-type="string">
            <text:p>x</text:p>
          </table:table-cell>
          <table:table-cell table:number-columns-repeated="506"/>
        </table:table-row>
        <table:table-row table:style-name="ro1">
          <table:table-cell table:style-name="ACE-80" office:value-type="string" calcext:value-type="string">
            <text:p>PoiPoints</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RefPointX</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RefPointY</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1" office:value-type="string" calcext:value-type="string">
            <text:p>StringData</text:p>
          </table:table-cell>
          <table:table-cell table:style-name="ACE-84" office:value-type="string" calcext:value-type="string">
            <text:p>Y</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BlockNumb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ForDeletion</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lassHandl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olorToPain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POI</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Sel</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2" office:value-type="string" calcext:value-type="string">
            <text:p>LineTypeName</text:p>
          </table:table-cell>
          <table:table-cell table:style-name="ACE-85" office:value-type="string" calcext:value-type="string">
            <text:p>N</text:p>
          </table:table-cell>
          <table:table-cell table:style-name="ACE-85" table:number-columns-repeated="2"/>
          <table:table-cell table:style-name="ACE-82"/>
          <table:table-cell table:style-name="ACE-89"/>
          <table:table-cell table:number-columns-repeated="506"/>
        </table:table-row>
        <table:table-row table:style-name="ro1" table:number-rows-repeated="1048536">
          <table:table-cell table:number-columns-repeated="512"/>
        </table:table-row>
        <table:table-row table:style-name="ro1">
          <table:table-cell table:number-columns-repeated="512"/>
        </table:table-row>
        <table:named-expressions>
          <table:named-expression table:name="Print_Area" table:base-cell-address="$Properties.$A$1" table:expression="#REF!"/>
          <table:named-expression table:name="Sheet_Title" table:base-cell-address="$Properties.$A$1" table:expression="&quot;Properties&quot;"/>
        </table:named-expressions>
      </table:table>
      <table:table table:name="line-styles" table:style-name="ta8">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90"/>
        <table:table-column table:style-name="co33" table:default-cell-style-name="ACE-90"/>
        <table:table-column table:style-name="co1" table:default-cell-style-name="ACE-91"/>
        <table:table-column table:style-name="co34" table:default-cell-style-name="ACE-90"/>
        <table:table-column table:style-name="co1" table:default-cell-style-name="ACE-90"/>
        <table:table-column table:style-name="co5" table:number-columns-repeated="507" table:default-cell-style-name="ACE-90"/>
        <table:table-row table:style-name="ro1">
          <table:table-cell/>
          <table:table-cell office:value-type="string" calcext:value-type="string">
            <text:p>&lt;header id="</text:p>
          </table:table-cell>
          <table:table-cell office:value-type="string" calcext:value-type="string">
            <text:p>" type="style" label="" value="</text:p>
          </table:table-cell>
          <table:table-cell table:style-name="ACE-91"/>
          <table:table-cell office:value-type="string" calcext:value-type="string">
            <text:p>" /&gt;</text:p>
          </table:table-cell>
          <table:table-cell table:number-columns-repeated="507"/>
        </table:table-row>
        <table:table-row table:style-name="ro1">
          <table:table-cell table:number-columns-repeated="2"/>
          <table:table-cell table:style-name="ACE-92" office:value-type="string" calcext:value-type="string">
            <text:p>Value</text:p>
          </table:table-cell>
          <table:table-cell table:style-name="ACE-93" office:value-type="string" calcext:value-type="string">
            <text:p>Linetype name</text:p>
          </table:table-cell>
          <table:table-cell table:number-columns-repeated="508"/>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cell table:number-columns-repeated="507"/>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cell table:number-columns-repeated="507"/>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cell table:number-columns-repeated="507"/>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cell table:number-columns-repeated="507"/>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cell table:number-columns-repeated="507"/>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cell table:number-columns-repeated="507"/>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cell table:number-columns-repeated="507"/>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cell table:number-columns-repeated="507"/>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cell table:number-columns-repeated="507"/>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cell table:number-columns-repeated="507"/>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cell table:number-columns-repeated="507"/>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cell table:number-columns-repeated="507"/>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cell table:number-columns-repeated="507"/>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cell table:number-columns-repeated="507"/>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cell table:number-columns-repeated="507"/>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cell table:number-columns-repeated="507"/>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cell table:number-columns-repeated="507"/>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cell table:number-columns-repeated="507"/>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cell table:number-columns-repeated="507"/>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cell table:number-columns-repeated="507"/>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cell table:number-columns-repeated="507"/>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cell table:number-columns-repeated="507"/>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cell table:number-columns-repeated="507"/>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cell table:number-columns-repeated="507"/>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cell table:number-columns-repeated="507"/>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cell table:number-columns-repeated="507"/>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cell table:number-columns-repeated="507"/>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cell table:number-columns-repeated="507"/>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cell table:number-columns-repeated="507"/>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cell table:number-columns-repeated="507"/>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cell table:number-columns-repeated="507"/>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cell table:number-columns-repeated="507"/>
        </table:table-row>
        <table:table-row table:style-name="ro1" table:number-rows-repeated="1048541">
          <table:table-cell table:number-columns-repeated="512"/>
        </table:table-row>
        <table:table-row table:style-name="ro1">
          <table:table-cell table:number-columns-repeated="512"/>
        </table:table-row>
        <table:named-expressions>
          <table:named-expression table:name="Print_Area" table:base-cell-address="$'line-styles'.$A$1" table:expression="#REF!"/>
          <table:named-expression table:name="Sheet_Title" table:base-cell-address="$'line-styles'.$A$1" table:expression="&quot;line-styles&quot;"/>
        </table:named-expressions>
      </table:table>
      <table:table table:name="line-weights" table:style-name="ta9">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94"/>
        <table:table-column table:style-name="co1" table:number-columns-repeated="2" table:default-cell-style-name="ACE-95"/>
        <table:table-column table:style-name="co35" table:number-columns-repeated="3" table:default-cell-style-name="ACE-95"/>
        <table:table-column table:style-name="co1" table:number-columns-repeated="3" table:default-cell-style-name="ACE-95"/>
        <table:table-column table:style-name="co1" table:default-cell-style-name="ACE-94"/>
        <table:table-column table:style-name="co5" table:number-columns-repeated="501" table:default-cell-style-name="ACE-94"/>
        <table:table-row table:style-name="ro1">
          <table:table-cell table:number-columns-repeated="2"/>
          <table:table-cell office:value-type="string" calcext:value-type="string">
            <text:p>&lt;header id="</text:p>
          </table:table-cell>
          <table:table-cell office:value-type="string" calcext:value-type="string">
            <text:p>" type="weight" label="" value="</text:p>
          </table:table-cell>
          <table:table-cell table:number-columns-repeated="6"/>
          <table:table-cell office:value-type="string" calcext:value-type="string">
            <text:p>" /&gt;</text:p>
          </table:table-cell>
          <table:table-cell table:number-columns-repeated="501"/>
        </table:table-row>
        <table:table-row table:style-name="ro1">
          <table:table-cell table:number-columns-repeated="2"/>
          <table:table-cell office:value-type="string" calcext:value-type="string">
            <text:p>test</text:p>
          </table:table-cell>
          <table:table-cell table:style-name="ACE-97" office:value-type="string" calcext:value-type="string">
            <text:p>id</text:p>
          </table:table-cell>
          <table:table-cell table:style-name="ACE-97" office:value-type="string" calcext:value-type="string">
            <text:p>[mm]</text:p>
          </table:table-cell>
          <table:table-cell table:style-name="ACE-97"/>
          <table:table-cell table:style-name="ACE-97" office:value-type="string" calcext:value-type="string">
            <text:p>[mm]</text:p>
          </table:table-cell>
          <table:table-cell table:style-name="ACE-97" office:value-type="string" calcext:value-type="string">
            <text:p>linewt</text:p>
          </table:table-cell>
          <table:table-cell table:style-name="ACE-97" office:value-type="float" office:value="0.08" calcext:value-type="float">
            <text:p>0,08</text:p>
          </table:table-cell>
          <table:table-cell table:style-name="ACE-97"/>
          <table:table-cell table:number-columns-repeated="502"/>
        </table:table-row>
        <table:table-row table:style-name="ro1">
          <table:table-cell/>
          <table:table-cell table:formula="of:=[.D3]*[.E3]" office:value-type="float" office:value="0" calcext:value-type="float">
            <text:p>0</text:p>
          </table:table-cell>
          <table:table-cell table:formula="of:=[.B3]/[.D3]" office:value-type="string" office:string-value="" calcext:value-type="error">
            <text:p>#DIV/0!</text:p>
          </table:table-cell>
          <table:table-cell table:number-columns-repeated="2" office:value-type="float" office:value="0" calcext:value-type="float">
            <text:p>0</text:p>
          </table:table-cell>
          <table:table-cell table:formula="of:=[.F4]-0.05" office:value-type="float" office:value="-3.19189119579732E-016" calcext:value-type="float">
            <text:p>0</text:p>
          </table:table-cell>
          <table:table-cell office:value-type="string" calcext:value-type="string">
            <text:p>0.00</text:p>
          </table:table-cell>
          <table:table-cell office:value-type="float" office:value="0" calcext:value-type="float">
            <text:p>0</text:p>
          </table:table-cell>
          <table:table-cell table:style-name="ACE-96" office:value-type="float" office:value="0" calcext:value-type="float">
            <text:p>0</text:p>
          </table:table-cell>
          <table:table-cell table:style-name="ACE-96"/>
          <table:table-cell table:formula="of:=[.$C$1]&amp;[.D3]&amp;[.$D$1]&amp;[.G3]&amp;[.$K$1]" office:value-type="string" office:string-value="&lt;header id=&quot;0&quot; type=&quot;weight&quot; label=&quot;&quot; value=&quot;0.00&quot; /&gt;" calcext:value-type="string">
            <text:p>&lt;header id="0" type="weight" label="" value="0.00" /&gt;</text:p>
          </table:table-cell>
          <table:table-cell table:number-columns-repeated="501"/>
        </table:table-row>
        <table:table-row table:style-name="ro1">
          <table:table-cell table:formula="of:=1.4" office:value-type="float" office:value="1.4" calcext:value-type="float">
            <text:p>1,4</text:p>
          </table:table-cell>
          <table:table-cell table:formula="of:=[.D4]*[.E4]" office:value-type="float" office:value="0.05" calcext:value-type="float">
            <text:p>0,05</text:p>
          </table:table-cell>
          <table:table-cell table:formula="of:=[.B4]/[.D4]" office:value-type="float" office:value="0.05" calcext:value-type="float">
            <text:p>0,05</text:p>
          </table:table-cell>
          <table:table-cell office:value-type="float" office:value="1" calcext:value-type="float">
            <text:p>1</text:p>
          </table:table-cell>
          <table:table-cell office:value-type="float" office:value="0.05" calcext:value-type="float">
            <text:p>0,05</text:p>
          </table:table-cell>
          <table:table-cell table:formula="of:=[.F5]-0.05" office:value-type="float" office:value="0.0499999999999997" calcext:value-type="float">
            <text:p>0,05</text:p>
          </table:table-cell>
          <table:table-cell office:value-type="string" calcext:value-type="string">
            <text:p>0.05</text:p>
          </table:table-cell>
          <table:table-cell office:value-type="float" office:value="1" calcext:value-type="float">
            <text:p>1</text:p>
          </table:table-cell>
          <table:table-cell table:formula="of:=[.I3]+[.$I$2]" office:value-type="float" office:value="0.08" calcext:value-type="float">
            <text:p>0,08</text:p>
          </table:table-cell>
          <table:table-cell/>
          <table:table-cell table:formula="of:=[.$C$1]&amp;[.D4]&amp;[.$D$1]&amp;[.G4]&amp;[.$K$1]" office:value-type="string" office:string-value="&lt;header id=&quot;1&quot; type=&quot;weight&quot; label=&quot;&quot; value=&quot;0.05&quot; /&gt;" calcext:value-type="string">
            <text:p>&lt;header id="1" type="weight" label="" value="0.05" /&gt;</text:p>
          </table:table-cell>
          <table:table-cell table:number-columns-repeated="501"/>
        </table:table-row>
        <table:table-row table:style-name="ro1">
          <table:table-cell office:value-type="float" office:value="1.9" calcext:value-type="float">
            <text:p>1,9</text:p>
          </table:table-cell>
          <table:table-cell table:formula="of:=[.D5]*[.E5]" office:value-type="float" office:value="0.18" calcext:value-type="float">
            <text:p>0,18</text:p>
          </table:table-cell>
          <table:table-cell table:formula="of:=[.B5]/[.D5]" office:value-type="float" office:value="0.09" calcext:value-type="float">
            <text:p>0,09</text:p>
          </table:table-cell>
          <table:table-cell office:value-type="float" office:value="2" calcext:value-type="float">
            <text:p>2</text:p>
          </table:table-cell>
          <table:table-cell office:value-type="float" office:value="0.09" calcext:value-type="float">
            <text:p>0,09</text:p>
          </table:table-cell>
          <table:table-cell table:formula="of:=[.F6]-0.05" office:value-type="float" office:value="0.0999999999999997" calcext:value-type="float">
            <text:p>0,1</text:p>
          </table:table-cell>
          <table:table-cell office:value-type="string" calcext:value-type="string">
            <text:p>0.1</text:p>
          </table:table-cell>
          <table:table-cell office:value-type="float" office:value="2" calcext:value-type="float">
            <text:p>2</text:p>
          </table:table-cell>
          <table:table-cell table:style-name="ACE-96" table:formula="of:=[.I4]+[.$I$2]" office:value-type="float" office:value="0.16" calcext:value-type="float">
            <text:p>0,16</text:p>
          </table:table-cell>
          <table:table-cell table:style-name="ACE-96"/>
          <table:table-cell table:formula="of:=[.$C$1]&amp;[.D5]&amp;[.$D$1]&amp;[.G5]&amp;[.$K$1]" office:value-type="string" office:string-value="&lt;header id=&quot;2&quot; type=&quot;weight&quot; label=&quot;&quot; value=&quot;0.1&quot; /&gt;" calcext:value-type="string">
            <text:p>&lt;header id="2" type="weight" label="" value="0.1" /&gt;</text:p>
          </table:table-cell>
          <table:table-cell table:number-columns-repeated="501"/>
        </table:table-row>
        <table:table-row table:style-name="ro1">
          <table:table-cell/>
          <table:table-cell table:formula="of:=[.D6]*[.E6]" office:value-type="float" office:value="0.3" calcext:value-type="float">
            <text:p>0,3</text:p>
          </table:table-cell>
          <table:table-cell table:formula="of:=[.B6]/[.D6]" office:value-type="float" office:value="0.1" calcext:value-type="float">
            <text:p>0,1</text:p>
          </table:table-cell>
          <table:table-cell office:value-type="float" office:value="3" calcext:value-type="float">
            <text:p>3</text:p>
          </table:table-cell>
          <table:table-cell table:style-name="ACE-96" office:value-type="float" office:value="0.1" calcext:value-type="float">
            <text:p>0,1</text:p>
          </table:table-cell>
          <table:table-cell table:formula="of:=[.F7]-0.05" office:value-type="float" office:value="0.15" calcext:value-type="float">
            <text:p>0,15</text:p>
          </table:table-cell>
          <table:table-cell table:style-name="ACE-96" office:value-type="string" calcext:value-type="string">
            <text:p>0.12</text:p>
          </table:table-cell>
          <table:table-cell office:value-type="float" office:value="3" calcext:value-type="float">
            <text:p>3</text:p>
          </table:table-cell>
          <table:table-cell table:formula="of:=[.I5]+[.$I$2]" office:value-type="float" office:value="0.24" calcext:value-type="float">
            <text:p>0,24</text:p>
          </table:table-cell>
          <table:table-cell/>
          <table:table-cell table:formula="of:=[.$C$1]&amp;[.D6]&amp;[.$D$1]&amp;[.G6]&amp;[.$K$1]" office:value-type="string" office:string-value="&lt;header id=&quot;3&quot; type=&quot;weight&quot; label=&quot;&quot; value=&quot;0.12&quot; /&gt;" calcext:value-type="string">
            <text:p>&lt;header id="3" type="weight" label="" value="0.12" /&gt;</text:p>
          </table:table-cell>
          <table:table-cell table:number-columns-repeated="501"/>
        </table:table-row>
        <table:table-row table:style-name="ro1">
          <table:table-cell/>
          <table:table-cell table:formula="of:=[.D7]*[.E7]" office:value-type="float" office:value="0.52" calcext:value-type="float">
            <text:p>0,52</text:p>
          </table:table-cell>
          <table:table-cell table:formula="of:=[.B7]/[.D7]" office:value-type="float" office:value="0.13" calcext:value-type="float">
            <text:p>0,13</text:p>
          </table:table-cell>
          <table:table-cell office:value-type="float" office:value="4" calcext:value-type="float">
            <text:p>4</text:p>
          </table:table-cell>
          <table:table-cell office:value-type="float" office:value="0.13" calcext:value-type="float">
            <text:p>0,13</text:p>
          </table:table-cell>
          <table:table-cell table:formula="of:=[.F8]-0.05" office:value-type="float" office:value="0.2" calcext:value-type="float">
            <text:p>0,2</text:p>
          </table:table-cell>
          <table:table-cell office:value-type="string" calcext:value-type="string">
            <text:p>0.14</text:p>
          </table:table-cell>
          <table:table-cell office:value-type="float" office:value="4" calcext:value-type="float">
            <text:p>4</text:p>
          </table:table-cell>
          <table:table-cell table:style-name="ACE-96" table:formula="of:=[.I6]+[.$I$2]" office:value-type="float" office:value="0.32" calcext:value-type="float">
            <text:p>0,32</text:p>
          </table:table-cell>
          <table:table-cell table:style-name="ACE-96"/>
          <table:table-cell table:formula="of:=[.$C$1]&amp;[.D7]&amp;[.$D$1]&amp;[.G7]&amp;[.$K$1]" office:value-type="string" office:string-value="&lt;header id=&quot;4&quot; type=&quot;weight&quot; label=&quot;&quot; value=&quot;0.14&quot; /&gt;" calcext:value-type="string">
            <text:p>&lt;header id="4" type="weight" label="" value="0.14" /&gt;</text:p>
          </table:table-cell>
          <table:table-cell table:number-columns-repeated="501"/>
        </table:table-row>
        <table:table-row table:style-name="ro1">
          <table:table-cell/>
          <table:table-cell table:formula="of:=[.D8]*[.E8]" office:value-type="float" office:value="0.75" calcext:value-type="float">
            <text:p>0,75</text:p>
          </table:table-cell>
          <table:table-cell table:formula="of:=[.B8]/[.D8]" office:value-type="float" office:value="0.15" calcext:value-type="float">
            <text:p>0,15</text:p>
          </table:table-cell>
          <table:table-cell office:value-type="float" office:value="5" calcext:value-type="float">
            <text:p>5</text:p>
          </table:table-cell>
          <table:table-cell office:value-type="float" office:value="0.15" calcext:value-type="float">
            <text:p>0,15</text:p>
          </table:table-cell>
          <table:table-cell table:formula="of:=[.F9]-0.05" office:value-type="float" office:value="0.25" calcext:value-type="float">
            <text:p>0,25</text:p>
          </table:table-cell>
          <table:table-cell office:value-type="string" calcext:value-type="string">
            <text:p>0.16</text:p>
          </table:table-cell>
          <table:table-cell office:value-type="float" office:value="5" calcext:value-type="float">
            <text:p>5</text:p>
          </table:table-cell>
          <table:table-cell table:formula="of:=[.I7]+[.$I$2]" office:value-type="float" office:value="0.4" calcext:value-type="float">
            <text:p>0,4</text:p>
          </table:table-cell>
          <table:table-cell/>
          <table:table-cell table:formula="of:=[.$C$1]&amp;[.D8]&amp;[.$D$1]&amp;[.G8]&amp;[.$K$1]" office:value-type="string" office:string-value="&lt;header id=&quot;5&quot; type=&quot;weight&quot; label=&quot;&quot; value=&quot;0.16&quot; /&gt;" calcext:value-type="string">
            <text:p>&lt;header id="5" type="weight" label="" value="0.16" /&gt;</text:p>
          </table:table-cell>
          <table:table-cell table:number-columns-repeated="501"/>
        </table:table-row>
        <table:table-row table:style-name="ro1">
          <table:table-cell/>
          <table:table-cell table:formula="of:=[.D9]*[.E9]" office:value-type="float" office:value="1.08" calcext:value-type="float">
            <text:p>1,08</text:p>
          </table:table-cell>
          <table:table-cell table:formula="of:=[.B9]/[.D9]" office:value-type="float" office:value="0.18" calcext:value-type="float">
            <text:p>0,18</text:p>
          </table:table-cell>
          <table:table-cell office:value-type="float" office:value="6" calcext:value-type="float">
            <text:p>6</text:p>
          </table:table-cell>
          <table:table-cell office:value-type="float" office:value="0.18" calcext:value-type="float">
            <text:p>0,18</text:p>
          </table:table-cell>
          <table:table-cell table:formula="of:=[.F10]-0.05" office:value-type="float" office:value="0.3" calcext:value-type="float">
            <text:p>0,3</text:p>
          </table:table-cell>
          <table:table-cell office:value-type="float" office:value="0.18" calcext:value-type="float">
            <text:p>0,18</text:p>
          </table:table-cell>
          <table:table-cell office:value-type="float" office:value="6" calcext:value-type="float">
            <text:p>6</text:p>
          </table:table-cell>
          <table:table-cell table:style-name="ACE-96" table:formula="of:=[.I8]+[.$I$2]" office:value-type="float" office:value="0.48" calcext:value-type="float">
            <text:p>0,48</text:p>
          </table:table-cell>
          <table:table-cell table:style-name="ACE-96"/>
          <table:table-cell table:formula="of:=[.$C$1]&amp;[.D9]&amp;[.$D$1]&amp;[.G9]&amp;[.$K$1]" office:value-type="string" office:string-value="&lt;header id=&quot;6&quot; type=&quot;weight&quot; label=&quot;&quot; value=&quot;0,18&quot; /&gt;" calcext:value-type="string">
            <text:p>&lt;header id="6" type="weight" label="" value="0,18" /&gt;</text:p>
          </table:table-cell>
          <table:table-cell table:number-columns-repeated="501"/>
        </table:table-row>
        <table:table-row table:style-name="ro1">
          <table:table-cell/>
          <table:table-cell table:formula="of:=[.D10]*[.E10]" office:value-type="float" office:value="1.4" calcext:value-type="float">
            <text:p>1,4</text:p>
          </table:table-cell>
          <table:table-cell table:formula="of:=[.B10]/[.D10]" office:value-type="float" office:value="0.2" calcext:value-type="float">
            <text:p>0,2</text:p>
          </table:table-cell>
          <table:table-cell office:value-type="float" office:value="7" calcext:value-type="float">
            <text:p>7</text:p>
          </table:table-cell>
          <table:table-cell table:style-name="ACE-96" office:value-type="float" office:value="0.2" calcext:value-type="float">
            <text:p>0,2</text:p>
          </table:table-cell>
          <table:table-cell table:formula="of:=[.F11]-0.05" office:value-type="float" office:value="0.35" calcext:value-type="float">
            <text:p>0,35</text:p>
          </table:table-cell>
          <table:table-cell table:style-name="ACE-96" office:value-type="string" calcext:value-type="string">
            <text:p>0.20</text:p>
          </table:table-cell>
          <table:table-cell office:value-type="float" office:value="7" calcext:value-type="float">
            <text:p>7</text:p>
          </table:table-cell>
          <table:table-cell table:formula="of:=[.I9]+[.$I$2]" office:value-type="float" office:value="0.56" calcext:value-type="float">
            <text:p>0,56</text:p>
          </table:table-cell>
          <table:table-cell/>
          <table:table-cell table:formula="of:=[.$C$1]&amp;[.D10]&amp;[.$D$1]&amp;[.G10]&amp;[.$K$1]" office:value-type="string" office:string-value="&lt;header id=&quot;7&quot; type=&quot;weight&quot; label=&quot;&quot; value=&quot;0.20&quot; /&gt;" calcext:value-type="string">
            <text:p>&lt;header id="7" type="weight" label="" value="0.20" /&gt;</text:p>
          </table:table-cell>
          <table:table-cell table:number-columns-repeated="501"/>
        </table:table-row>
        <table:table-row table:style-name="ro1">
          <table:table-cell/>
          <table:table-cell table:formula="of:=[.D11]*[.E11]" office:value-type="float" office:value="2" calcext:value-type="float">
            <text:p>2</text:p>
          </table:table-cell>
          <table:table-cell table:formula="of:=[.B11]/[.D11]" office:value-type="float" office:value="0.25" calcext:value-type="float">
            <text:p>0,25</text:p>
          </table:table-cell>
          <table:table-cell office:value-type="float" office:value="8" calcext:value-type="float">
            <text:p>8</text:p>
          </table:table-cell>
          <table:table-cell office:value-type="float" office:value="0.25" calcext:value-type="float">
            <text:p>0,25</text:p>
          </table:table-cell>
          <table:table-cell table:formula="of:=[.F12]-0.05" office:value-type="float" office:value="0.4" calcext:value-type="float">
            <text:p>0,4</text:p>
          </table:table-cell>
          <table:table-cell office:value-type="string" calcext:value-type="string">
            <text:p>0.25</text:p>
          </table:table-cell>
          <table:table-cell office:value-type="float" office:value="8" calcext:value-type="float">
            <text:p>8</text:p>
          </table:table-cell>
          <table:table-cell table:style-name="ACE-96" table:formula="of:=[.I10]+[.$I$2]" office:value-type="float" office:value="0.64" calcext:value-type="float">
            <text:p>0,64</text:p>
          </table:table-cell>
          <table:table-cell table:style-name="ACE-96"/>
          <table:table-cell table:formula="of:=[.$C$1]&amp;[.D11]&amp;[.$D$1]&amp;[.G11]&amp;[.$K$1]" office:value-type="string" office:string-value="&lt;header id=&quot;8&quot; type=&quot;weight&quot; label=&quot;&quot; value=&quot;0.25&quot; /&gt;" calcext:value-type="string">
            <text:p>&lt;header id="8" type="weight" label="" value="0.25" /&gt;</text:p>
          </table:table-cell>
          <table:table-cell table:number-columns-repeated="501"/>
        </table:table-row>
        <table:table-row table:style-name="ro1">
          <table:table-cell/>
          <table:table-cell table:formula="of:=[.D12]*[.E12]" office:value-type="float" office:value="2.7" calcext:value-type="float">
            <text:p>2,7</text:p>
          </table:table-cell>
          <table:table-cell table:formula="of:=[.B12]/[.D12]" office:value-type="float" office:value="0.3" calcext:value-type="float">
            <text:p>0,3</text:p>
          </table:table-cell>
          <table:table-cell office:value-type="float" office:value="9" calcext:value-type="float">
            <text:p>9</text:p>
          </table:table-cell>
          <table:table-cell table:style-name="ACE-96" office:value-type="float" office:value="0.3" calcext:value-type="float">
            <text:p>0,3</text:p>
          </table:table-cell>
          <table:table-cell table:formula="of:=[.F13]-0.05" office:value-type="float" office:value="0.45" calcext:value-type="float">
            <text:p>0,45</text:p>
          </table:table-cell>
          <table:table-cell table:style-name="ACE-96" office:value-type="string" calcext:value-type="string">
            <text:p>0.30</text:p>
          </table:table-cell>
          <table:table-cell office:value-type="float" office:value="9" calcext:value-type="float">
            <text:p>9</text:p>
          </table:table-cell>
          <table:table-cell table:formula="of:=[.I11]+[.$I$2]" office:value-type="float" office:value="0.72" calcext:value-type="float">
            <text:p>0,72</text:p>
          </table:table-cell>
          <table:table-cell/>
          <table:table-cell table:formula="of:=[.$C$1]&amp;[.D12]&amp;[.$D$1]&amp;[.G12]&amp;[.$K$1]" office:value-type="string" office:string-value="&lt;header id=&quot;9&quot; type=&quot;weight&quot; label=&quot;&quot; value=&quot;0.30&quot; /&gt;" calcext:value-type="string">
            <text:p>&lt;header id="9" type="weight" label="" value="0.30" /&gt;</text:p>
          </table:table-cell>
          <table:table-cell table:number-columns-repeated="501"/>
        </table:table-row>
        <table:table-row table:style-name="ro1">
          <table:table-cell/>
          <table:table-cell table:formula="of:=[.D13]*[.E13]" office:value-type="float" office:value="3.5" calcext:value-type="float">
            <text:p>3,5</text:p>
          </table:table-cell>
          <table:table-cell table:formula="of:=[.B13]/[.D13]" office:value-type="float" office:value="0.35" calcext:value-type="float">
            <text:p>0,35</text:p>
          </table:table-cell>
          <table:table-cell office:value-type="float" office:value="10" calcext:value-type="float">
            <text:p>10</text:p>
          </table:table-cell>
          <table:table-cell office:value-type="float" office:value="0.35" calcext:value-type="float">
            <text:p>0,35</text:p>
          </table:table-cell>
          <table:table-cell table:formula="of:=[.F14]-0.05" office:value-type="float" office:value="0.5" calcext:value-type="float">
            <text:p>0,5</text:p>
          </table:table-cell>
          <table:table-cell office:value-type="string" calcext:value-type="string">
            <text:p>0.35</text:p>
          </table:table-cell>
          <table:table-cell office:value-type="float" office:value="10" calcext:value-type="float">
            <text:p>10</text:p>
          </table:table-cell>
          <table:table-cell table:style-name="ACE-96" table:formula="of:=[.I12]+[.$I$2]" office:value-type="float" office:value="0.8" calcext:value-type="float">
            <text:p>0,8</text:p>
          </table:table-cell>
          <table:table-cell table:style-name="ACE-96"/>
          <table:table-cell table:formula="of:=[.$C$1]&amp;[.D13]&amp;[.$D$1]&amp;[.G13]&amp;[.$K$1]" office:value-type="string" office:string-value="&lt;header id=&quot;10&quot; type=&quot;weight&quot; label=&quot;&quot; value=&quot;0.35&quot; /&gt;" calcext:value-type="string">
            <text:p>&lt;header id="10" type="weight" label="" value="0.35" /&gt;</text:p>
          </table:table-cell>
          <table:table-cell table:number-columns-repeated="501"/>
        </table:table-row>
        <table:table-row table:style-name="ro1">
          <table:table-cell/>
          <table:table-cell table:formula="of:=[.D14]*[.E14]" office:value-type="float" office:value="4.4" calcext:value-type="float">
            <text:p>4,4</text:p>
          </table:table-cell>
          <table:table-cell table:formula="of:=[.B14]/[.D14]" office:value-type="float" office:value="0.4" calcext:value-type="float">
            <text:p>0,4</text:p>
          </table:table-cell>
          <table:table-cell office:value-type="float" office:value="11" calcext:value-type="float">
            <text:p>11</text:p>
          </table:table-cell>
          <table:table-cell table:style-name="ACE-96" office:value-type="float" office:value="0.4" calcext:value-type="float">
            <text:p>0,4</text:p>
          </table:table-cell>
          <table:table-cell table:formula="of:=[.F15]-0.05" office:value-type="float" office:value="0.55" calcext:value-type="float">
            <text:p>0,55</text:p>
          </table:table-cell>
          <table:table-cell table:style-name="ACE-96" office:value-type="string" calcext:value-type="string">
            <text:p>0.40</text:p>
          </table:table-cell>
          <table:table-cell office:value-type="float" office:value="11" calcext:value-type="float">
            <text:p>11</text:p>
          </table:table-cell>
          <table:table-cell table:formula="of:=[.I13]+[.$I$2]" office:value-type="float" office:value="0.88" calcext:value-type="float">
            <text:p>0,88</text:p>
          </table:table-cell>
          <table:table-cell/>
          <table:table-cell table:formula="of:=[.$C$1]&amp;[.D14]&amp;[.$D$1]&amp;[.G14]&amp;[.$K$1]" office:value-type="string" office:string-value="&lt;header id=&quot;11&quot; type=&quot;weight&quot; label=&quot;&quot; value=&quot;0.40&quot; /&gt;" calcext:value-type="string">
            <text:p>&lt;header id="11" type="weight" label="" value="0.40" /&gt;</text:p>
          </table:table-cell>
          <table:table-cell table:number-columns-repeated="501"/>
        </table:table-row>
        <table:table-row table:style-name="ro1">
          <table:table-cell/>
          <table:table-cell table:formula="of:=[.D15]*[.E15]" office:value-type="float" office:value="5.4" calcext:value-type="float">
            <text:p>5,4</text:p>
          </table:table-cell>
          <table:table-cell table:formula="of:=[.B15]/[.D15]" office:value-type="float" office:value="0.45" calcext:value-type="float">
            <text:p>0,45</text:p>
          </table:table-cell>
          <table:table-cell office:value-type="float" office:value="12" calcext:value-type="float">
            <text:p>12</text:p>
          </table:table-cell>
          <table:table-cell office:value-type="float" office:value="0.45" calcext:value-type="float">
            <text:p>0,45</text:p>
          </table:table-cell>
          <table:table-cell table:formula="of:=[.F16]-0.05" office:value-type="float" office:value="0.6" calcext:value-type="float">
            <text:p>0,6</text:p>
          </table:table-cell>
          <table:table-cell office:value-type="string" calcext:value-type="string">
            <text:p>0.45</text:p>
          </table:table-cell>
          <table:table-cell office:value-type="float" office:value="12" calcext:value-type="float">
            <text:p>12</text:p>
          </table:table-cell>
          <table:table-cell table:style-name="ACE-96" table:formula="of:=[.I14]+[.$I$2]" office:value-type="float" office:value="0.96" calcext:value-type="float">
            <text:p>0,96</text:p>
          </table:table-cell>
          <table:table-cell table:style-name="ACE-96"/>
          <table:table-cell table:formula="of:=[.$C$1]&amp;[.D15]&amp;[.$D$1]&amp;[.G15]&amp;[.$K$1]" office:value-type="string" office:string-value="&lt;header id=&quot;12&quot; type=&quot;weight&quot; label=&quot;&quot; value=&quot;0.45&quot; /&gt;" calcext:value-type="string">
            <text:p>&lt;header id="12" type="weight" label="" value="0.45" /&gt;</text:p>
          </table:table-cell>
          <table:table-cell table:number-columns-repeated="501"/>
        </table:table-row>
        <table:table-row table:style-name="ro1">
          <table:table-cell/>
          <table:table-cell table:formula="of:=[.D16]*[.E16]" office:value-type="float" office:value="6.5" calcext:value-type="float">
            <text:p>6,5</text:p>
          </table:table-cell>
          <table:table-cell table:formula="of:=[.B16]/[.D16]" office:value-type="float" office:value="0.5" calcext:value-type="float">
            <text:p>0,5</text:p>
          </table:table-cell>
          <table:table-cell office:value-type="float" office:value="13" calcext:value-type="float">
            <text:p>13</text:p>
          </table:table-cell>
          <table:table-cell table:style-name="ACE-96" office:value-type="float" office:value="0.5" calcext:value-type="float">
            <text:p>0,5</text:p>
          </table:table-cell>
          <table:table-cell table:formula="of:=[.F17]-0.05" office:value-type="float" office:value="0.65" calcext:value-type="float">
            <text:p>0,65</text:p>
          </table:table-cell>
          <table:table-cell table:style-name="ACE-96" office:value-type="string" calcext:value-type="string">
            <text:p>0.50</text:p>
          </table:table-cell>
          <table:table-cell office:value-type="float" office:value="13" calcext:value-type="float">
            <text:p>13</text:p>
          </table:table-cell>
          <table:table-cell table:formula="of:=[.I15]+[.$I$2]" office:value-type="float" office:value="1.04" calcext:value-type="float">
            <text:p>1,04</text:p>
          </table:table-cell>
          <table:table-cell/>
          <table:table-cell table:formula="of:=[.$C$1]&amp;[.D16]&amp;[.$D$1]&amp;[.G16]&amp;[.$K$1]" office:value-type="string" office:string-value="&lt;header id=&quot;13&quot; type=&quot;weight&quot; label=&quot;&quot; value=&quot;0.50&quot; /&gt;" calcext:value-type="string">
            <text:p>&lt;header id="13" type="weight" label="" value="0.50" /&gt;</text:p>
          </table:table-cell>
          <table:table-cell table:number-columns-repeated="501"/>
        </table:table-row>
        <table:table-row table:style-name="ro1">
          <table:table-cell/>
          <table:table-cell table:formula="of:=[.D17]*[.E17]" office:value-type="float" office:value="7.42" calcext:value-type="float">
            <text:p>7,42</text:p>
          </table:table-cell>
          <table:table-cell table:formula="of:=[.B17]/[.D17]" office:value-type="float" office:value="0.53" calcext:value-type="float">
            <text:p>0,53</text:p>
          </table:table-cell>
          <table:table-cell office:value-type="float" office:value="14" calcext:value-type="float">
            <text:p>14</text:p>
          </table:table-cell>
          <table:table-cell office:value-type="float" office:value="0.53" calcext:value-type="float">
            <text:p>0,53</text:p>
          </table:table-cell>
          <table:table-cell table:formula="of:=[.F18]-0.05" office:value-type="float" office:value="0.7" calcext:value-type="float">
            <text:p>0,7</text:p>
          </table:table-cell>
          <table:table-cell office:value-type="string" calcext:value-type="string">
            <text:p>0.55</text:p>
          </table:table-cell>
          <table:table-cell office:value-type="float" office:value="14" calcext:value-type="float">
            <text:p>14</text:p>
          </table:table-cell>
          <table:table-cell table:style-name="ACE-96" table:formula="of:=[.I16]+[.$I$2]" office:value-type="float" office:value="1.12" calcext:value-type="float">
            <text:p>1,12</text:p>
          </table:table-cell>
          <table:table-cell table:style-name="ACE-96"/>
          <table:table-cell table:formula="of:=[.$C$1]&amp;[.D17]&amp;[.$D$1]&amp;[.G17]&amp;[.$K$1]" office:value-type="string" office:string-value="&lt;header id=&quot;14&quot; type=&quot;weight&quot; label=&quot;&quot; value=&quot;0.55&quot; /&gt;" calcext:value-type="string">
            <text:p>&lt;header id="14" type="weight" label="" value="0.55" /&gt;</text:p>
          </table:table-cell>
          <table:table-cell table:number-columns-repeated="501"/>
        </table:table-row>
        <table:table-row table:style-name="ro1">
          <table:table-cell/>
          <table:table-cell table:formula="of:=[.D18]*[.E18]" office:value-type="float" office:value="9" calcext:value-type="float">
            <text:p>9</text:p>
          </table:table-cell>
          <table:table-cell table:formula="of:=[.B18]/[.D18]" office:value-type="float" office:value="0.6" calcext:value-type="float">
            <text:p>0,6</text:p>
          </table:table-cell>
          <table:table-cell office:value-type="float" office:value="15" calcext:value-type="float">
            <text:p>15</text:p>
          </table:table-cell>
          <table:table-cell table:style-name="ACE-96" office:value-type="float" office:value="0.6" calcext:value-type="float">
            <text:p>0,6</text:p>
          </table:table-cell>
          <table:table-cell table:formula="of:=[.F19]-0.05" office:value-type="float" office:value="0.75" calcext:value-type="float">
            <text:p>0,75</text:p>
          </table:table-cell>
          <table:table-cell table:style-name="ACE-96" office:value-type="string" calcext:value-type="string">
            <text:p>0.60</text:p>
          </table:table-cell>
          <table:table-cell office:value-type="float" office:value="15" calcext:value-type="float">
            <text:p>15</text:p>
          </table:table-cell>
          <table:table-cell table:formula="of:=[.I17]+[.$I$2]" office:value-type="float" office:value="1.2" calcext:value-type="float">
            <text:p>1,2</text:p>
          </table:table-cell>
          <table:table-cell/>
          <table:table-cell table:formula="of:=[.$C$1]&amp;[.D18]&amp;[.$D$1]&amp;[.G18]&amp;[.$K$1]" office:value-type="string" office:string-value="&lt;header id=&quot;15&quot; type=&quot;weight&quot; label=&quot;&quot; value=&quot;0.60&quot; /&gt;" calcext:value-type="string">
            <text:p>&lt;header id="15" type="weight" label="" value="0.60" /&gt;</text:p>
          </table:table-cell>
          <table:table-cell table:number-columns-repeated="501"/>
        </table:table-row>
        <table:table-row table:style-name="ro1">
          <table:table-cell/>
          <table:table-cell table:formula="of:=[.D19]*[.E19]" office:value-type="float" office:value="10.4" calcext:value-type="float">
            <text:p>10,4</text:p>
          </table:table-cell>
          <table:table-cell table:formula="of:=[.B19]/[.D19]" office:value-type="float" office:value="0.65" calcext:value-type="float">
            <text:p>0,65</text:p>
          </table:table-cell>
          <table:table-cell office:value-type="float" office:value="16" calcext:value-type="float">
            <text:p>16</text:p>
          </table:table-cell>
          <table:table-cell office:value-type="float" office:value="0.65" calcext:value-type="float">
            <text:p>0,65</text:p>
          </table:table-cell>
          <table:table-cell table:formula="of:=[.F20]-0.05" office:value-type="float" office:value="0.8" calcext:value-type="float">
            <text:p>0,8</text:p>
          </table:table-cell>
          <table:table-cell office:value-type="string" calcext:value-type="string">
            <text:p>0.65</text:p>
          </table:table-cell>
          <table:table-cell office:value-type="float" office:value="16" calcext:value-type="float">
            <text:p>16</text:p>
          </table:table-cell>
          <table:table-cell table:style-name="ACE-96" table:formula="of:=[.I18]+[.$I$2]" office:value-type="float" office:value="1.28" calcext:value-type="float">
            <text:p>1,28</text:p>
          </table:table-cell>
          <table:table-cell table:style-name="ACE-96"/>
          <table:table-cell table:formula="of:=[.$C$1]&amp;[.D19]&amp;[.$D$1]&amp;[.G19]&amp;[.$K$1]" office:value-type="string" office:string-value="&lt;header id=&quot;16&quot; type=&quot;weight&quot; label=&quot;&quot; value=&quot;0.65&quot; /&gt;" calcext:value-type="string">
            <text:p>&lt;header id="16" type="weight" label="" value="0.65" /&gt;</text:p>
          </table:table-cell>
          <table:table-cell table:number-columns-repeated="501"/>
        </table:table-row>
        <table:table-row table:style-name="ro1">
          <table:table-cell/>
          <table:table-cell table:formula="of:=[.D20]*[.E20]" office:value-type="float" office:value="11.9" calcext:value-type="float">
            <text:p>11,9</text:p>
          </table:table-cell>
          <table:table-cell table:formula="of:=[.B20]/[.D20]" office:value-type="float" office:value="0.7" calcext:value-type="float">
            <text:p>0,7</text:p>
          </table:table-cell>
          <table:table-cell office:value-type="float" office:value="17" calcext:value-type="float">
            <text:p>17</text:p>
          </table:table-cell>
          <table:table-cell table:style-name="ACE-96" office:value-type="float" office:value="0.7" calcext:value-type="float">
            <text:p>0,7</text:p>
          </table:table-cell>
          <table:table-cell table:formula="of:=[.F21]-0.05" office:value-type="float" office:value="0.85" calcext:value-type="float">
            <text:p>0,85</text:p>
          </table:table-cell>
          <table:table-cell table:style-name="ACE-96" office:value-type="string" calcext:value-type="string">
            <text:p>0.70</text:p>
          </table:table-cell>
          <table:table-cell office:value-type="float" office:value="17" calcext:value-type="float">
            <text:p>17</text:p>
          </table:table-cell>
          <table:table-cell table:formula="of:=[.I19]+[.$I$2]" office:value-type="float" office:value="1.36" calcext:value-type="float">
            <text:p>1,36</text:p>
          </table:table-cell>
          <table:table-cell/>
          <table:table-cell table:formula="of:=[.$C$1]&amp;[.D20]&amp;[.$D$1]&amp;[.G20]&amp;[.$K$1]" office:value-type="string" office:string-value="&lt;header id=&quot;17&quot; type=&quot;weight&quot; label=&quot;&quot; value=&quot;0.70&quot; /&gt;" calcext:value-type="string">
            <text:p>&lt;header id="17" type="weight" label="" value="0.70" /&gt;</text:p>
          </table:table-cell>
          <table:table-cell table:number-columns-repeated="501"/>
        </table:table-row>
        <table:table-row table:style-name="ro1">
          <table:table-cell/>
          <table:table-cell table:formula="of:=[.D21]*[.E21]" office:value-type="float" office:value="14.4" calcext:value-type="float">
            <text:p>14,4</text:p>
          </table:table-cell>
          <table:table-cell table:formula="of:=[.B21]/[.D21]" office:value-type="float" office:value="0.8" calcext:value-type="float">
            <text:p>0,8</text:p>
          </table:table-cell>
          <table:table-cell office:value-type="float" office:value="18" calcext:value-type="float">
            <text:p>18</text:p>
          </table:table-cell>
          <table:table-cell office:value-type="float" office:value="0.8" calcext:value-type="float">
            <text:p>0,8</text:p>
          </table:table-cell>
          <table:table-cell table:formula="of:=[.F22]-0.05" office:value-type="float" office:value="0.9" calcext:value-type="float">
            <text:p>0,9</text:p>
          </table:table-cell>
          <table:table-cell office:value-type="string" calcext:value-type="string">
            <text:p>0.80</text:p>
          </table:table-cell>
          <table:table-cell office:value-type="float" office:value="18" calcext:value-type="float">
            <text:p>18</text:p>
          </table:table-cell>
          <table:table-cell table:style-name="ACE-96" table:formula="of:=[.I20]+[.$I$2]" office:value-type="float" office:value="1.44" calcext:value-type="float">
            <text:p>1,44</text:p>
          </table:table-cell>
          <table:table-cell table:style-name="ACE-96"/>
          <table:table-cell table:formula="of:=[.$C$1]&amp;[.D21]&amp;[.$D$1]&amp;[.G21]&amp;[.$K$1]" office:value-type="string" office:string-value="&lt;header id=&quot;18&quot; type=&quot;weight&quot; label=&quot;&quot; value=&quot;0.80&quot; /&gt;" calcext:value-type="string">
            <text:p>&lt;header id="18" type="weight" label="" value="0.80" /&gt;</text:p>
          </table:table-cell>
          <table:table-cell table:number-columns-repeated="501"/>
        </table:table-row>
        <table:table-row table:style-name="ro1">
          <table:table-cell/>
          <table:table-cell table:formula="of:=[.D22]*[.E22]" office:value-type="float" office:value="17.1" calcext:value-type="float">
            <text:p>17,1</text:p>
          </table:table-cell>
          <table:table-cell table:formula="of:=[.B22]/[.D22]" office:value-type="float" office:value="0.9" calcext:value-type="float">
            <text:p>0,9</text:p>
          </table:table-cell>
          <table:table-cell office:value-type="float" office:value="19" calcext:value-type="float">
            <text:p>19</text:p>
          </table:table-cell>
          <table:table-cell office:value-type="float" office:value="0.9" calcext:value-type="float">
            <text:p>0,9</text:p>
          </table:table-cell>
          <table:table-cell table:formula="of:=[.F23]-0.05" office:value-type="float" office:value="0.95" calcext:value-type="float">
            <text:p>0,95</text:p>
          </table:table-cell>
          <table:table-cell office:value-type="string" calcext:value-type="string">
            <text:p>0.90</text:p>
          </table:table-cell>
          <table:table-cell office:value-type="float" office:value="19" calcext:value-type="float">
            <text:p>19</text:p>
          </table:table-cell>
          <table:table-cell table:formula="of:=[.I21]+[.$I$2]" office:value-type="float" office:value="1.52" calcext:value-type="float">
            <text:p>1,52</text:p>
          </table:table-cell>
          <table:table-cell/>
          <table:table-cell table:formula="of:=[.$C$1]&amp;[.D22]&amp;[.$D$1]&amp;[.G22]&amp;[.$K$1]" office:value-type="string" office:string-value="&lt;header id=&quot;19&quot; type=&quot;weight&quot; label=&quot;&quot; value=&quot;0.90&quot; /&gt;" calcext:value-type="string">
            <text:p>&lt;header id="19" type="weight" label="" value="0.90" /&gt;</text:p>
          </table:table-cell>
          <table:table-cell table:number-columns-repeated="501"/>
        </table:table-row>
        <table:table-row table:style-name="ro1">
          <table:table-cell/>
          <table:table-cell table:formula="of:=[.D23]*[.E23]" office:value-type="float" office:value="20" calcext:value-type="float">
            <text:p>20</text:p>
          </table:table-cell>
          <table:table-cell table:formula="of:=[.B23]/[.D23]" office:value-type="float" office:value="1" calcext:value-type="float">
            <text:p>1</text:p>
          </table:table-cell>
          <table:table-cell office:value-type="float" office:value="20" calcext:value-type="float">
            <text:p>20</text:p>
          </table:table-cell>
          <table:table-cell table:style-name="ACE-96" office:value-type="float" office:value="1" calcext:value-type="float">
            <text:p>1</text:p>
          </table:table-cell>
          <table:table-cell office:value-type="float" office:value="1" calcext:value-type="float">
            <text:p>1</text:p>
          </table:table-cell>
          <table:table-cell table:style-name="ACE-96" office:value-type="string" calcext:value-type="string">
            <text:p>1.00</text:p>
          </table:table-cell>
          <table:table-cell office:value-type="float" office:value="20" calcext:value-type="float">
            <text:p>20</text:p>
          </table:table-cell>
          <table:table-cell table:style-name="ACE-96" table:formula="of:=[.I22]+[.$I$2]" office:value-type="float" office:value="1.6" calcext:value-type="float">
            <text:p>1,6</text:p>
          </table:table-cell>
          <table:table-cell table:style-name="ACE-96"/>
          <table:table-cell table:formula="of:=[.$C$1]&amp;[.D23]&amp;[.$D$1]&amp;[.G23]&amp;[.$K$1]" office:value-type="string" office:string-value="&lt;header id=&quot;20&quot; type=&quot;weight&quot; label=&quot;&quot; value=&quot;1.00&quot; /&gt;" calcext:value-type="string">
            <text:p>&lt;header id="20" type="weight" label="" value="1.00" /&gt;</text:p>
          </table:table-cell>
          <table:table-cell table:number-columns-repeated="501"/>
        </table:table-row>
        <table:table-row table:style-name="ro1">
          <table:table-cell/>
          <table:table-cell office:value-type="float" office:value="10" calcext:value-type="float">
            <text:p>10</text:p>
          </table:table-cell>
          <table:table-cell table:formula="of:=[.B24]/[.D24]" office:value-type="float" office:value="0.476190476190476" calcext:value-type="float">
            <text:p>0,4761904761905</text:p>
          </table:table-cell>
          <table:table-cell office:value-type="float" office:value="21" calcext:value-type="float">
            <text:p>21</text:p>
          </table:table-cell>
          <table:table-cell office:value-type="float" office:value="1.06" calcext:value-type="float">
            <text:p>1,06</text:p>
          </table:table-cell>
          <table:table-cell table:formula="of:=[.F23]+0.25" office:value-type="float" office:value="1.25" calcext:value-type="float">
            <text:p>1,25</text:p>
          </table:table-cell>
          <table:table-cell office:value-type="string" calcext:value-type="string">
            <text:p>1.25</text:p>
          </table:table-cell>
          <table:table-cell office:value-type="float" office:value="21" calcext:value-type="float">
            <text:p>21</text:p>
          </table:table-cell>
          <table:table-cell table:formula="of:=[.I23]+[.$I$2]" office:value-type="float" office:value="1.68" calcext:value-type="float">
            <text:p>1,68</text:p>
          </table:table-cell>
          <table:table-cell/>
          <table:table-cell table:formula="of:=[.$C$1]&amp;[.D24]&amp;[.$D$1]&amp;[.G24]&amp;[.$K$1]" office:value-type="string" office:string-value="&lt;header id=&quot;21&quot; type=&quot;weight&quot; label=&quot;&quot; value=&quot;1.25&quot; /&gt;" calcext:value-type="string">
            <text:p>&lt;header id="21" type="weight" label="" value="1.25" /&gt;</text:p>
          </table:table-cell>
          <table:table-cell table:number-columns-repeated="501"/>
        </table:table-row>
        <table:table-row table:style-name="ro1">
          <table:table-cell/>
          <table:table-cell office:value-type="float" office:value="20" calcext:value-type="float">
            <text:p>20</text:p>
          </table:table-cell>
          <table:table-cell table:formula="of:=[.B25]/[.D25]" office:value-type="float" office:value="0.909090909090909" calcext:value-type="float">
            <text:p>0,9090909090909</text:p>
          </table:table-cell>
          <table:table-cell office:value-type="float" office:value="22" calcext:value-type="float">
            <text:p>22</text:p>
          </table:table-cell>
          <table:table-cell office:value-type="float" office:value="1.2" calcext:value-type="float">
            <text:p>1,2</text:p>
          </table:table-cell>
          <table:table-cell table:formula="of:=[.F24]+0.2" office:value-type="float" office:value="1.45" calcext:value-type="float">
            <text:p>1,45</text:p>
          </table:table-cell>
          <table:table-cell office:value-type="string" calcext:value-type="string">
            <text:p>1.45</text:p>
          </table:table-cell>
          <table:table-cell office:value-type="float" office:value="22" calcext:value-type="float">
            <text:p>22</text:p>
          </table:table-cell>
          <table:table-cell table:style-name="ACE-96" table:formula="of:=[.I24]+[.$I$2]" office:value-type="float" office:value="1.76" calcext:value-type="float">
            <text:p>1,76</text:p>
          </table:table-cell>
          <table:table-cell table:style-name="ACE-96"/>
          <table:table-cell table:formula="of:=[.$C$1]&amp;[.D25]&amp;[.$D$1]&amp;[.G25]&amp;[.$K$1]" office:value-type="string" office:string-value="&lt;header id=&quot;22&quot; type=&quot;weight&quot; label=&quot;&quot; value=&quot;1.45&quot; /&gt;" calcext:value-type="string">
            <text:p>&lt;header id="22" type="weight" label="" value="1.45" /&gt;</text:p>
          </table:table-cell>
          <table:table-cell table:number-columns-repeated="501"/>
        </table:table-row>
        <table:table-row table:style-name="ro1">
          <table:table-cell/>
          <table:table-cell office:value-type="float" office:value="30" calcext:value-type="float">
            <text:p>30</text:p>
          </table:table-cell>
          <table:table-cell table:formula="of:=[.B26]/[.D26]" office:value-type="float" office:value="1.30434782608696" calcext:value-type="float">
            <text:p>1,304347826087</text:p>
          </table:table-cell>
          <table:table-cell office:value-type="float" office:value="23" calcext:value-type="float">
            <text:p>23</text:p>
          </table:table-cell>
          <table:table-cell office:value-type="float" office:value="1.4" calcext:value-type="float">
            <text:p>1,4</text:p>
          </table:table-cell>
          <table:table-cell table:formula="of:=[.F25]+0.2" office:value-type="float" office:value="1.65" calcext:value-type="float">
            <text:p>1,65</text:p>
          </table:table-cell>
          <table:table-cell office:value-type="string" calcext:value-type="string">
            <text:p>1.65</text:p>
          </table:table-cell>
          <table:table-cell office:value-type="float" office:value="23" calcext:value-type="float">
            <text:p>23</text:p>
          </table:table-cell>
          <table:table-cell table:formula="of:=[.I25]+[.$I$2]" office:value-type="float" office:value="1.84" calcext:value-type="float">
            <text:p>1,84</text:p>
          </table:table-cell>
          <table:table-cell/>
          <table:table-cell table:formula="of:=[.$C$1]&amp;[.D26]&amp;[.$D$1]&amp;[.G26]&amp;[.$K$1]" office:value-type="string" office:string-value="&lt;header id=&quot;23&quot; type=&quot;weight&quot; label=&quot;&quot; value=&quot;1.65&quot; /&gt;" calcext:value-type="string">
            <text:p>&lt;header id="23" type="weight" label="" value="1.65" /&gt;</text:p>
          </table:table-cell>
          <table:table-cell table:number-columns-repeated="501"/>
        </table:table-row>
        <table:table-row table:style-name="ro1">
          <table:table-cell/>
          <table:table-cell office:value-type="float" office:value="40" calcext:value-type="float">
            <text:p>40</text:p>
          </table:table-cell>
          <table:table-cell table:formula="of:=[.B27]/[.D27]" office:value-type="float" office:value="1.66666666666667" calcext:value-type="float">
            <text:p>1,6666666666667</text:p>
          </table:table-cell>
          <table:table-cell office:value-type="float" office:value="24" calcext:value-type="float">
            <text:p>24</text:p>
          </table:table-cell>
          <table:table-cell office:value-type="float" office:value="1.58" calcext:value-type="float">
            <text:p>1,58</text:p>
          </table:table-cell>
          <table:table-cell table:formula="of:=[.F26]+0.2" office:value-type="float" office:value="1.85" calcext:value-type="float">
            <text:p>1,85</text:p>
          </table:table-cell>
          <table:table-cell office:value-type="string" calcext:value-type="string">
            <text:p>1.85</text:p>
          </table:table-cell>
          <table:table-cell office:value-type="float" office:value="24" calcext:value-type="float">
            <text:p>24</text:p>
          </table:table-cell>
          <table:table-cell table:style-name="ACE-96" table:formula="of:=[.I26]+[.$I$2]" office:value-type="float" office:value="1.92" calcext:value-type="float">
            <text:p>1,92</text:p>
          </table:table-cell>
          <table:table-cell table:style-name="ACE-96"/>
          <table:table-cell table:formula="of:=[.$C$1]&amp;[.D27]&amp;[.$D$1]&amp;[.G27]&amp;[.$K$1]" office:value-type="string" office:string-value="&lt;header id=&quot;24&quot; type=&quot;weight&quot; label=&quot;&quot; value=&quot;1.85&quot; /&gt;" calcext:value-type="string">
            <text:p>&lt;header id="24" type="weight" label="" value="1.85" /&gt;</text:p>
          </table:table-cell>
          <table:table-cell table:number-columns-repeated="501"/>
        </table:table-row>
        <table:table-row table:style-name="ro1">
          <table:table-cell/>
          <table:table-cell table:formula="of:=[.D28]*[.E28]" office:value-type="float" office:value="50" calcext:value-type="float">
            <text:p>50</text:p>
          </table:table-cell>
          <table:table-cell table:formula="of:=[.B28]/[.D28]" office:value-type="float" office:value="2" calcext:value-type="float">
            <text:p>2</text:p>
          </table:table-cell>
          <table:table-cell office:value-type="float" office:value="25" calcext:value-type="float">
            <text:p>25</text:p>
          </table:table-cell>
          <table:table-cell table:style-name="ACE-96" office:value-type="float" office:value="2" calcext:value-type="float">
            <text:p>2</text:p>
          </table:table-cell>
          <table:table-cell office:value-type="float" office:value="2" calcext:value-type="float">
            <text:p>2</text:p>
          </table:table-cell>
          <table:table-cell table:style-name="ACE-96" office:value-type="string" calcext:value-type="string">
            <text:p>2.00</text:p>
          </table:table-cell>
          <table:table-cell office:value-type="float" office:value="25" calcext:value-type="float">
            <text:p>25</text:p>
          </table:table-cell>
          <table:table-cell table:formula="of:=[.I27]+[.$I$2]" office:value-type="float" office:value="2" calcext:value-type="float">
            <text:p>2</text:p>
          </table:table-cell>
          <table:table-cell/>
          <table:table-cell table:formula="of:=[.$C$1]&amp;[.D28]&amp;[.$D$1]&amp;[.G28]&amp;[.$K$1]" office:value-type="string" office:string-value="&lt;header id=&quot;25&quot; type=&quot;weight&quot; label=&quot;&quot; value=&quot;2.00&quot; /&gt;" calcext:value-type="string">
            <text:p>&lt;header id="25" type="weight" label="" value="2.00" /&gt;</text:p>
          </table:table-cell>
          <table:table-cell table:number-columns-repeated="501"/>
        </table:table-row>
        <table:table-row table:style-name="ro1">
          <table:table-cell table:number-columns-repeated="3"/>
          <table:table-cell office:value-type="float" office:value="26" calcext:value-type="float">
            <text:p>26</text:p>
          </table:table-cell>
          <table:table-cell office:value-type="float" office:value="2.11" calcext:value-type="float">
            <text:p>2,11</text:p>
          </table:table-cell>
          <table:table-cell table:formula="of:=[.F28]+0.2" office:value-type="float" office:value="2.2" calcext:value-type="float">
            <text:p>2,2</text:p>
          </table:table-cell>
          <table:table-cell office:value-type="float" office:value="2.15" calcext:value-type="float">
            <text:p>2,15</text:p>
          </table:table-cell>
          <table:table-cell office:value-type="float" office:value="26" calcext:value-type="float">
            <text:p>26</text:p>
          </table:table-cell>
          <table:table-cell table:style-name="ACE-96" table:formula="of:=[.I28]+[.$I$2]" office:value-type="float" office:value="2.08" calcext:value-type="float">
            <text:p>2,08</text:p>
          </table:table-cell>
          <table:table-cell table:style-name="ACE-96"/>
          <table:table-cell table:formula="of:=[.$C$1]&amp;[.D29]&amp;[.$D$1]&amp;[.G29]&amp;[.$K$1]" office:value-type="string" office:string-value="&lt;header id=&quot;26&quot; type=&quot;weight&quot; label=&quot;&quot; value=&quot;2,15&quot; /&gt;" calcext:value-type="string">
            <text:p>&lt;header id="26" type="weight" label="" value="2,15" /&gt;</text:p>
          </table:table-cell>
          <table:table-cell table:number-columns-repeated="501"/>
        </table:table-row>
        <table:table-row table:style-name="ro1">
          <table:table-cell table:number-columns-repeated="3"/>
          <table:table-cell office:value-type="float" office:value="27" calcext:value-type="float">
            <text:p>27</text:p>
          </table:table-cell>
          <table:table-cell table:number-columns-repeated="3"/>
          <table:table-cell office:value-type="float" office:value="27" calcext:value-type="float">
            <text:p>27</text:p>
          </table:table-cell>
          <table:table-cell table:formula="of:=[.I29]+[.$I$2]" office:value-type="float" office:value="2.16" calcext:value-type="float">
            <text:p>2,16</text:p>
          </table:table-cell>
          <table:table-cell table:number-columns-repeated="503"/>
        </table:table-row>
        <table:table-row table:style-name="ro1">
          <table:table-cell table:number-columns-repeated="3"/>
          <table:table-cell office:value-type="float" office:value="28" calcext:value-type="float">
            <text:p>28</text:p>
          </table:table-cell>
          <table:table-cell table:number-columns-repeated="3"/>
          <table:table-cell office:value-type="float" office:value="28" calcext:value-type="float">
            <text:p>28</text:p>
          </table:table-cell>
          <table:table-cell table:style-name="ACE-96" table:formula="of:=[.I30]+[.$I$2]" office:value-type="float" office:value="2.24" calcext:value-type="float">
            <text:p>2,24</text:p>
          </table:table-cell>
          <table:table-cell table:style-name="ACE-96"/>
          <table:table-cell table:number-columns-repeated="502"/>
        </table:table-row>
        <table:table-row table:style-name="ro1">
          <table:table-cell table:number-columns-repeated="2"/>
          <table:table-cell office:value-type="string" calcext:value-type="string">
            <text:p>ByLayer</text:p>
          </table:table-cell>
          <table:table-cell office:value-type="float" office:value="29" calcext:value-type="float">
            <text:p>29</text:p>
          </table:table-cell>
          <table:table-cell table:number-columns-repeated="3"/>
          <table:table-cell office:value-type="float" office:value="29" calcext:value-type="float">
            <text:p>29</text:p>
          </table:table-cell>
          <table:table-cell table:number-columns-repeated="504"/>
        </table:table-row>
        <table:table-row table:style-name="ro1">
          <table:table-cell table:number-columns-repeated="2"/>
          <table:table-cell office:value-type="string" calcext:value-type="string">
            <text:p>ByBlock</text:p>
          </table:table-cell>
          <table:table-cell office:value-type="float" office:value="30" calcext:value-type="float">
            <text:p>30</text:p>
          </table:table-cell>
          <table:table-cell table:number-columns-repeated="3"/>
          <table:table-cell office:value-type="float" office:value="30" calcext:value-type="float">
            <text:p>30</text:p>
          </table:table-cell>
          <table:table-cell table:number-columns-repeated="504"/>
        </table:table-row>
        <table:table-row table:style-name="ro1">
          <table:table-cell table:number-columns-repeated="2"/>
          <table:table-cell office:value-type="string" calcext:value-type="string">
            <text:p>Default</text:p>
          </table:table-cell>
          <table:table-cell office:value-type="float" office:value="31" calcext:value-type="float">
            <text:p>31</text:p>
          </table:table-cell>
          <table:table-cell table:number-columns-repeated="3"/>
          <table:table-cell office:value-type="float" office:value="31" calcext:value-type="float">
            <text:p>31</text:p>
          </table:table-cell>
          <table:table-cell table:number-columns-repeated="504"/>
        </table:table-row>
        <table:table-row table:style-name="ro1" table:number-rows-repeated="1048541">
          <table:table-cell table:number-columns-repeated="512"/>
        </table:table-row>
        <table:table-row table:style-name="ro1">
          <table:table-cell table:number-columns-repeated="512"/>
        </table:table-row>
        <table:named-expressions>
          <table:named-expression table:name="Print_Area" table:base-cell-address="$'line-weights'.$A$1" table:expression="#REF!"/>
          <table:named-expression table:name="Sheet_Title" table:base-cell-address="$'line-weights'.$A$1" table:expression="&quot;line-weights&quot;"/>
        </table:named-expressions>
      </table:table>
      <table:table table:name="color" table:style-name="ta10">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98"/>
        <table:table-column table:style-name="co36" table:default-cell-style-name="ACE-98"/>
        <table:table-column table:style-name="co1" table:number-columns-repeated="2" table:default-cell-style-name="ACE-98"/>
        <table:table-column table:style-name="co5" table:number-columns-repeated="508" table:default-cell-style-name="ACE-98"/>
        <table:table-row table:style-name="ro1">
          <table:table-cell table:number-columns-repeated="512"/>
        </table:table-row>
        <table:table-row table:style-name="ro1">
          <table:table-cell table:number-columns-repeated="2"/>
          <table:table-cell table:style-name="ACE-99" office:value-type="float" office:value="0" calcext:value-type="float">
            <text:p>0</text:p>
          </table:table-cell>
          <table:table-cell table:style-name="ACE-99" office:value-type="string" calcext:value-type="string">
            <text:p>BYBLOCK</text:p>
          </table:table-cell>
          <table:table-cell table:number-columns-repeated="508"/>
        </table:table-row>
        <table:table-row table:style-name="ro1">
          <table:table-cell table:number-columns-repeated="2"/>
          <table:table-cell table:style-name="ACE-99" office:value-type="float" office:value="256" calcext:value-type="float">
            <text:p>256</text:p>
          </table:table-cell>
          <table:table-cell table:style-name="ACE-99" office:value-type="string" calcext:value-type="string">
            <text:p>BYLAYER</text:p>
          </table:table-cell>
          <table:table-cell table:number-columns-repeated="508"/>
        </table:table-row>
        <table:table-row table:style-name="ro1">
          <table:table-cell table:number-columns-repeated="2"/>
          <table:table-cell table:style-name="ACE-99" office:value-type="float" office:value="257" calcext:value-type="float">
            <text:p>257</text:p>
          </table:table-cell>
          <table:table-cell table:style-name="ACE-99" office:value-type="string" calcext:value-type="string">
            <text:p>BYOBJECT</text:p>
          </table:table-cell>
          <table:table-cell table:number-columns-repeated="508"/>
        </table:table-row>
        <table:table-row table:style-name="ro1">
          <table:table-cell table:number-columns-repeated="512"/>
        </table:table-row>
        <table:table-row table:style-name="ro1">
          <table:table-cell/>
          <table:table-cell office:value-type="string" calcext:value-type="string">
            <text:p>rgbx.Add([0,0,0])</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cell table:number-columns-repeated="508"/>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cell table:number-columns-repeated="508"/>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cell table:number-columns-repeated="508"/>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cell table:number-columns-repeated="508"/>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cell table:number-columns-repeated="508"/>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cell table:number-columns-repeated="508"/>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cell table:number-columns-repeated="508"/>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cell table:number-columns-repeated="508"/>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cell table:number-columns-repeated="508"/>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number-columns-repeated="509"/>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number-columns-repeated="509"/>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number-columns-repeated="509"/>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number-columns-repeated="509"/>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number-columns-repeated="509"/>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number-columns-repeated="509"/>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number-columns-repeated="509"/>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number-columns-repeated="509"/>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number-columns-repeated="509"/>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number-columns-repeated="509"/>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number-columns-repeated="509"/>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number-columns-repeated="509"/>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number-columns-repeated="509"/>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number-columns-repeated="509"/>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number-columns-repeated="509"/>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number-columns-repeated="509"/>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number-columns-repeated="509"/>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number-columns-repeated="509"/>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number-columns-repeated="509"/>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number-columns-repeated="509"/>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number-columns-repeated="509"/>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number-columns-repeated="509"/>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number-columns-repeated="509"/>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number-columns-repeated="509"/>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number-columns-repeated="509"/>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number-columns-repeated="509"/>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number-columns-repeated="509"/>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number-columns-repeated="509"/>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number-columns-repeated="509"/>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number-columns-repeated="509"/>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number-columns-repeated="509"/>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number-columns-repeated="509"/>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number-columns-repeated="509"/>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number-columns-repeated="509"/>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number-columns-repeated="509"/>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number-columns-repeated="509"/>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number-columns-repeated="509"/>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number-columns-repeated="509"/>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number-columns-repeated="509"/>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number-columns-repeated="509"/>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number-columns-repeated="509"/>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number-columns-repeated="509"/>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number-columns-repeated="509"/>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number-columns-repeated="509"/>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number-columns-repeated="509"/>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number-columns-repeated="509"/>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number-columns-repeated="509"/>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number-columns-repeated="509"/>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number-columns-repeated="509"/>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number-columns-repeated="509"/>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number-columns-repeated="509"/>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number-columns-repeated="509"/>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number-columns-repeated="509"/>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number-columns-repeated="509"/>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number-columns-repeated="509"/>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number-columns-repeated="509"/>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number-columns-repeated="509"/>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number-columns-repeated="509"/>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number-columns-repeated="509"/>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number-columns-repeated="509"/>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number-columns-repeated="509"/>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number-columns-repeated="509"/>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number-columns-repeated="509"/>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number-columns-repeated="509"/>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number-columns-repeated="509"/>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number-columns-repeated="509"/>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number-columns-repeated="509"/>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number-columns-repeated="509"/>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number-columns-repeated="509"/>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number-columns-repeated="509"/>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number-columns-repeated="509"/>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number-columns-repeated="509"/>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number-columns-repeated="509"/>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number-columns-repeated="509"/>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number-columns-repeated="509"/>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number-columns-repeated="509"/>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number-columns-repeated="509"/>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number-columns-repeated="509"/>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number-columns-repeated="509"/>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number-columns-repeated="509"/>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number-columns-repeated="509"/>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number-columns-repeated="509"/>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number-columns-repeated="509"/>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number-columns-repeated="509"/>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number-columns-repeated="509"/>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number-columns-repeated="509"/>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number-columns-repeated="509"/>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number-columns-repeated="509"/>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number-columns-repeated="509"/>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number-columns-repeated="509"/>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number-columns-repeated="509"/>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number-columns-repeated="509"/>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number-columns-repeated="509"/>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number-columns-repeated="509"/>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number-columns-repeated="509"/>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number-columns-repeated="509"/>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number-columns-repeated="509"/>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number-columns-repeated="509"/>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number-columns-repeated="509"/>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number-columns-repeated="509"/>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number-columns-repeated="509"/>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number-columns-repeated="509"/>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number-columns-repeated="509"/>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number-columns-repeated="509"/>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number-columns-repeated="509"/>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number-columns-repeated="509"/>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number-columns-repeated="509"/>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number-columns-repeated="509"/>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number-columns-repeated="509"/>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number-columns-repeated="509"/>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number-columns-repeated="509"/>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number-columns-repeated="509"/>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number-columns-repeated="509"/>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number-columns-repeated="509"/>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number-columns-repeated="509"/>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number-columns-repeated="509"/>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number-columns-repeated="509"/>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number-columns-repeated="509"/>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number-columns-repeated="509"/>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number-columns-repeated="509"/>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number-columns-repeated="509"/>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number-columns-repeated="509"/>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number-columns-repeated="509"/>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number-columns-repeated="509"/>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number-columns-repeated="509"/>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number-columns-repeated="509"/>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number-columns-repeated="509"/>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number-columns-repeated="509"/>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number-columns-repeated="509"/>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number-columns-repeated="509"/>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number-columns-repeated="509"/>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number-columns-repeated="509"/>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number-columns-repeated="509"/>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number-columns-repeated="509"/>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number-columns-repeated="509"/>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number-columns-repeated="509"/>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number-columns-repeated="509"/>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number-columns-repeated="509"/>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number-columns-repeated="509"/>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number-columns-repeated="509"/>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number-columns-repeated="509"/>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number-columns-repeated="509"/>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number-columns-repeated="509"/>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number-columns-repeated="509"/>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number-columns-repeated="509"/>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number-columns-repeated="509"/>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number-columns-repeated="509"/>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number-columns-repeated="509"/>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number-columns-repeated="509"/>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number-columns-repeated="509"/>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number-columns-repeated="509"/>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number-columns-repeated="509"/>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number-columns-repeated="509"/>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number-columns-repeated="509"/>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number-columns-repeated="509"/>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number-columns-repeated="509"/>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number-columns-repeated="509"/>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number-columns-repeated="509"/>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number-columns-repeated="509"/>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number-columns-repeated="509"/>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number-columns-repeated="509"/>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number-columns-repeated="509"/>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number-columns-repeated="509"/>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number-columns-repeated="509"/>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number-columns-repeated="509"/>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number-columns-repeated="509"/>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number-columns-repeated="509"/>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number-columns-repeated="509"/>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number-columns-repeated="509"/>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number-columns-repeated="509"/>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number-columns-repeated="509"/>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number-columns-repeated="509"/>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number-columns-repeated="509"/>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number-columns-repeated="509"/>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number-columns-repeated="509"/>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number-columns-repeated="509"/>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number-columns-repeated="509"/>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number-columns-repeated="509"/>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number-columns-repeated="509"/>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number-columns-repeated="509"/>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number-columns-repeated="509"/>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number-columns-repeated="509"/>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number-columns-repeated="509"/>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number-columns-repeated="509"/>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number-columns-repeated="509"/>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number-columns-repeated="509"/>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number-columns-repeated="509"/>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number-columns-repeated="509"/>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number-columns-repeated="509"/>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number-columns-repeated="509"/>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number-columns-repeated="509"/>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number-columns-repeated="509"/>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number-columns-repeated="509"/>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number-columns-repeated="509"/>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number-columns-repeated="509"/>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number-columns-repeated="509"/>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number-columns-repeated="509"/>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number-columns-repeated="509"/>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number-columns-repeated="509"/>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number-columns-repeated="509"/>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number-columns-repeated="509"/>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number-columns-repeated="509"/>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number-columns-repeated="509"/>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number-columns-repeated="509"/>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number-columns-repeated="509"/>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number-columns-repeated="509"/>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number-columns-repeated="509"/>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number-columns-repeated="509"/>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number-columns-repeated="509"/>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number-columns-repeated="509"/>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number-columns-repeated="509"/>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number-columns-repeated="509"/>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number-columns-repeated="509"/>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number-columns-repeated="509"/>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number-columns-repeated="509"/>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number-columns-repeated="509"/>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number-columns-repeated="509"/>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number-columns-repeated="509"/>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number-columns-repeated="509"/>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number-columns-repeated="509"/>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number-columns-repeated="509"/>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number-columns-repeated="509"/>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number-columns-repeated="509"/>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number-columns-repeated="509"/>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number-columns-repeated="509"/>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number-columns-repeated="509"/>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number-columns-repeated="509"/>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number-columns-repeated="509"/>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number-columns-repeated="509"/>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number-columns-repeated="509"/>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number-columns-repeated="509"/>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number-columns-repeated="509"/>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number-columns-repeated="509"/>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number-columns-repeated="509"/>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number-columns-repeated="509"/>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number-columns-repeated="509"/>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number-columns-repeated="509"/>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number-columns-repeated="509"/>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number-columns-repeated="509"/>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number-columns-repeated="509"/>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number-columns-repeated="509"/>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number-columns-repeated="509"/>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number-columns-repeated="509"/>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number-columns-repeated="509"/>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number-columns-repeated="509"/>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number-columns-repeated="509"/>
        </table:table-row>
        <table:table-row table:style-name="ro1" table:number-rows-repeated="1048314">
          <table:table-cell table:number-columns-repeated="512"/>
        </table:table-row>
        <table:table-row table:style-name="ro1">
          <table:table-cell table:number-columns-repeated="512"/>
        </table:table-row>
        <table:named-expressions>
          <table:named-expression table:name="Print_Area" table:base-cell-address="$color.$A$1" table:expression="#REF!"/>
          <table:named-expression table:name="Sheet_Title" table:base-cell-address="$color.$A$1" table:expression="&quot;color&quot;"/>
        </table:named-expressions>
      </table:table>
      <table:table table:name="Sections" table:style-name="ta1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0"/>
        <table:table-column table:style-name="co37" table:number-columns-repeated="2" table:default-cell-style-name="ACE-100"/>
        <table:table-column table:style-name="co38" table:default-cell-style-name="ACE-100"/>
        <table:table-column table:style-name="co5" table:number-columns-repeated="508" table:default-cell-style-name="ACE-100"/>
        <table:table-row table:style-name="ro1">
          <table:table-cell table:number-columns-repeated="512"/>
        </table:table-row>
        <table:table-row table:style-name="ro1">
          <table:table-cell table:number-columns-repeated="2"/>
          <table:table-cell table:style-name="ACE-101" office:value-type="string" calcext:value-type="string">
            <text:p>R2000</text:p>
          </table:table-cell>
          <table:table-cell table:number-columns-repeated="509"/>
        </table:table-row>
        <table:table-row table:style-name="ro1">
          <table:table-cell table:number-columns-repeated="2"/>
          <table:table-cell table:style-name="ACE-101" office:value-type="string" calcext:value-type="string">
            <text:p>AC1015</text:p>
          </table:table-cell>
          <table:table-cell table:number-columns-repeated="509"/>
        </table:table-row>
        <table:table-row table:style-name="ro1">
          <table:table-cell office:value-type="string" calcext:value-type="string">
            <text:p>libdwg</text:p>
          </table:table-cell>
          <table:table-cell/>
          <table:table-cell office:value-type="string" calcext:value-type="string">
            <text:p>Info</text:p>
          </table:table-cell>
          <table:table-cell table:number-columns-repeated="509"/>
        </table:table-row>
        <table:table-row table:style-name="ro1">
          <table:table-cell table:number-columns-repeated="2"/>
          <table:table-cell office:value-type="string" calcext:value-type="string">
            <text:p>AuxHeader</text:p>
          </table:table-cell>
          <table:table-cell table:number-columns-repeated="509"/>
        </table:table-row>
        <table:table-row table:style-name="ro1">
          <table:table-cell table:number-columns-repeated="2"/>
          <table:table-cell office:value-type="string" calcext:value-type="string">
            <text:p>Thumbnail</text:p>
          </table:table-cell>
          <table:table-cell table:number-columns-repeated="509"/>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number-columns-repeated="509"/>
        </table:table-row>
        <table:table-row table:style-name="ro1">
          <table:table-cell table:number-columns-repeated="2"/>
          <table:table-cell office:value-type="string" calcext:value-type="string">
            <text:p>CLASS</text:p>
          </table:table-cell>
          <table:table-cell table:number-columns-repeated="509"/>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number-columns-repeated="509"/>
        </table:table-row>
        <table:table-row table:style-name="ro1">
          <table:table-cell table:number-columns-repeated="2"/>
          <table:table-cell office:value-type="string" calcext:value-type="string">
            <text:p>Last Object</text:p>
          </table:table-cell>
          <table:table-cell table:number-columns-repeated="509"/>
        </table:table-row>
        <table:table-row table:style-name="ro1">
          <table:table-cell table:number-columns-repeated="2"/>
          <table:table-cell office:value-type="string" calcext:value-type="string">
            <text:p>Second Header</text:p>
          </table:table-cell>
          <table:table-cell table:number-columns-repeated="509"/>
        </table:table-row>
        <table:table-row table:style-name="ro1">
          <table:table-cell table:number-columns-repeated="2"/>
          <table:table-cell office:value-type="string" calcext:value-type="string">
            <text:p>MEASUREMENT</text:p>
          </table:table-cell>
          <table:table-cell table:number-columns-repeated="509"/>
        </table:table-row>
        <table:table-row table:style-name="ro1" table:number-rows-repeated="1048563">
          <table:table-cell table:number-columns-repeated="512"/>
        </table:table-row>
        <table:table-row table:style-name="ro1">
          <table:table-cell table:number-columns-repeated="512"/>
        </table:table-row>
        <table:named-expressions>
          <table:named-expression table:name="Print_Area" table:base-cell-address="$Sections.$A$1" table:expression="#REF!"/>
          <table:named-expression table:name="Sheet_Title" table:base-cell-address="$Sections.$A$1" table:expression="&quot;Sections&quot;"/>
        </table:named-expressions>
      </table:table>
      <table:table table:name="DXF_Header_variables" table:style-name="ta1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3"/>
        <table:table-column table:style-name="co39" table:default-cell-style-name="ACE-106"/>
        <table:table-column table:style-name="co40" table:default-cell-style-name="ACE-106"/>
        <table:table-column table:style-name="co1" table:default-cell-style-name="ACE-106"/>
        <table:table-column table:style-name="co5" table:number-columns-repeated="508" table:default-cell-style-name="ACE-106"/>
        <table:table-row table:style-name="ro1">
          <table:table-cell table:style-name="ce118" office:value-type="string" calcext:value-type="string">
            <text:p>Gauched</text:p>
          </table:table-cell>
          <table:table-cell table:style-name="ce121" office:value-type="string" calcext:value-type="string">
            <text:p>Variable</text:p>
          </table:table-cell>
          <table:table-cell table:style-name="ACE-66" office:value-type="string" calcext:value-type="string">
            <text:p>Sample value</text:p>
          </table:table-cell>
          <table:table-cell table:number-columns-repeated="509"/>
        </table:table-row>
        <table:table-row table:style-name="ro1">
          <table:table-cell/>
          <table:table-cell office:value-type="string" calcext:value-type="string">
            <text:p>ACADVER</text:p>
          </table:table-cell>
          <table:table-cell office:value-type="string" calcext:value-type="string">
            <text:p>AC1015</text:p>
          </table:table-cell>
          <table:table-cell table:number-columns-repeated="509"/>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DWGCODEPAGE</text:p>
          </table:table-cell>
          <table:table-cell office:value-type="string" calcext:value-type="string">
            <text:p>ANSI_1252</text:p>
          </table:table-cell>
          <table:table-cell table:number-columns-repeated="509"/>
        </table:table-row>
        <table:table-row table:style-name="ro1">
          <table:table-cell/>
          <table:table-cell office:value-type="string" calcext:value-type="string">
            <text:p>INSBASE</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EXTMIN</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EXTMAX</text:p>
          </table:table-cell>
          <table:table-cell table:style-name="ACE-110" office:value-type="time" office:time-value="PT424H57M00S" calcext:value-type="time">
            <text:p>424:57:00</text:p>
          </table:table-cell>
          <table:table-cell table:number-columns-repeated="509"/>
        </table:table-row>
        <table:table-row table:style-name="ro1">
          <table:table-cell/>
          <table:table-cell office:value-type="string" calcext:value-type="string">
            <text:p>LIMMIN</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LIMMAX</text:p>
          </table:table-cell>
          <table:table-cell table:style-name="ACE-110" office:value-type="time" office:time-value="PT424H57M00S" calcext:value-type="time">
            <text:p>424:57:00</text:p>
          </table:table-cell>
          <table:table-cell table:number-columns-repeated="509"/>
        </table:table-row>
        <table:table-row table:style-name="ro1">
          <table:table-cell/>
          <table:table-cell office:value-type="string" calcext:value-type="string">
            <text:p>ORTHO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REGEN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LL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QTEXT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IRRTEXT</text:p>
          </table:table-cell>
          <table:table-cell office:value-type="float" office:value="1" calcext:value-type="float">
            <text:p>1</text:p>
          </table:table-cell>
          <table:table-cell table:number-columns-repeated="509"/>
        </table:table-row>
        <table:table-row table:style-name="ro1">
          <table:table-cell table:style-name="ACE-104"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number-columns-repeated="509"/>
        </table:table-row>
        <table:table-row table:style-name="ro1">
          <table:table-cell table:style-name="ACE-104"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number-columns-repeated="509"/>
        </table:table-row>
        <table:table-row table:style-name="ro1">
          <table:table-cell table:style-name="ACE-104"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number-columns-repeated="509"/>
        </table:table-row>
        <table:table-row table:style-name="ro1">
          <table:table-cell table:style-name="ACE-104"/>
          <table:table-cell office:value-type="string" calcext:value-type="string">
            <text:p>TRACEWID</text:p>
          </table:table-cell>
          <table:table-cell office:value-type="float" office:value="1" calcext:value-type="float">
            <text:p>1</text:p>
          </table:table-cell>
          <table:table-cell table:number-columns-repeated="509"/>
        </table:table-row>
        <table:table-row table:style-name="ro1">
          <table:table-cell table:style-name="ACE-104"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number-columns-repeated="509"/>
        </table:table-row>
        <table:table-row table:style-name="ro1">
          <table:table-cell table:style-name="ACE-104" table:formula="of:=LOWER([.B20])" office:value-type="string" office:string-value="clayer" calcext:value-type="string">
            <text:p>clayer</text:p>
          </table:table-cell>
          <table:table-cell table:style-name="ACE-107" office:value-type="string" calcext:value-type="string">
            <text:p>CLAYER</text:p>
          </table:table-cell>
          <table:table-cell office:value-type="float" office:value="0" calcext:value-type="float">
            <text:p>0</text:p>
          </table:table-cell>
          <table:table-cell table:number-columns-repeated="509"/>
        </table:table-row>
        <table:table-row table:style-name="ro1">
          <table:table-cell table:style-name="ACE-104" table:formula="of:=LOWER([.B21])" office:value-type="string" office:string-value="celtype" calcext:value-type="string">
            <text:p>celtype</text:p>
          </table:table-cell>
          <table:table-cell table:style-name="ACE-107" office:value-type="string" calcext:value-type="string">
            <text:p>CELTYPE</text:p>
          </table:table-cell>
          <table:table-cell office:value-type="string" calcext:value-type="string">
            <text:p>ByLayer</text:p>
          </table:table-cell>
          <table:table-cell table:number-columns-repeated="509"/>
        </table:table-row>
        <table:table-row table:style-name="ro1">
          <table:table-cell table:style-name="ACE-104" table:formula="of:=LOWER([.B22])" office:value-type="string" office:string-value="cecolor" calcext:value-type="string">
            <text:p>cecolor</text:p>
          </table:table-cell>
          <table:table-cell table:style-name="ACE-107" office:value-type="string" calcext:value-type="string">
            <text:p>CECOLOR</text:p>
          </table:table-cell>
          <table:table-cell office:value-type="float" office:value="0" calcext:value-type="float">
            <text:p>0</text:p>
          </table:table-cell>
          <table:table-cell table:number-columns-repeated="509"/>
        </table:table-row>
        <table:table-row table:style-name="ro1">
          <table:table-cell table:style-name="ACE-104"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SPSIL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CALE</text:p>
          </table:table-cell>
          <table:table-cell office:value-type="float" office:value="100" calcext:value-type="float">
            <text:p>100</text:p>
          </table:table-cell>
          <table:table-cell table:number-columns-repeated="509"/>
        </table:table-row>
        <table:table-row table:style-name="ro1">
          <table:table-cell/>
          <table:table-cell office:value-type="string" calcext:value-type="string">
            <text:p>DIMASZ</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EXO</text:p>
          </table:table-cell>
          <table:table-cell office:value-type="string" calcext:value-type="string">
            <text:p>0.0001</text:p>
          </table:table-cell>
          <table:table-cell table:number-columns-repeated="509"/>
        </table:table-row>
        <table:table-row table:style-name="ro1">
          <table:table-cell/>
          <table:table-cell office:value-type="string" calcext:value-type="string">
            <text:p>DIMDLI</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RN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EXE</text:p>
          </table:table-cell>
          <table:table-cell office:value-type="string" calcext:value-type="string">
            <text:p>0.0005</text:p>
          </table:table-cell>
          <table:table-cell table:number-columns-repeated="509"/>
        </table:table-row>
        <table:table-row table:style-name="ro1">
          <table:table-cell/>
          <table:table-cell office:value-type="string" calcext:value-type="string">
            <text:p>DIMTP</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M</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X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CEN</text:p>
          </table:table-cell>
          <table:table-cell office:value-type="string" calcext:value-type="string">
            <text:p>0.09</text:p>
          </table:table-cell>
          <table:table-cell table:number-columns-repeated="509"/>
        </table:table-row>
        <table:table-row table:style-name="ro1">
          <table:table-cell/>
          <table:table-cell office:value-type="string" calcext:value-type="string">
            <text:p>DIMTS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L</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LIM</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I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E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E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AD</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BLK</text:p>
          </table:table-cell>
          <table:table-cell office:value-type="string" calcext:value-type="string">
            <text:p>_ArchTick</text:p>
          </table:table-cell>
          <table:table-cell table:number-columns-repeated="509"/>
        </table:table-row>
        <table:table-row table:style-name="ro1">
          <table:table-cell/>
          <table:table-cell office:value-type="string" calcext:value-type="string">
            <text:p>DIMASO</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SHO</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POST</text:p>
          </table:table-cell>
          <table:table-cell table:number-columns-repeated="510"/>
        </table:table-row>
        <table:table-row table:style-name="ro1">
          <table:table-cell/>
          <table:table-cell office:value-type="string" calcext:value-type="string">
            <text:p>DIMAPOST</text:p>
          </table:table-cell>
          <table:table-cell table:number-columns-repeated="510"/>
        </table:table-row>
        <table:table-row table:style-name="ro1">
          <table:table-cell/>
          <table:table-cell office:value-type="string" calcext:value-type="string">
            <text:p>DIMAL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LTF</text:p>
          </table:table-cell>
          <table:table-cell office:value-type="string" calcext:value-type="string">
            <text:p>25.4</text:p>
          </table:table-cell>
          <table:table-cell table:number-columns-repeated="509"/>
        </table:table-row>
        <table:table-row table:style-name="ro1">
          <table:table-cell/>
          <table:table-cell office:value-type="string" calcext:value-type="string">
            <text:p>DIMLFA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TOFL</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VP</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IX</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OX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A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BLK1</text:p>
          </table:table-cell>
          <table:table-cell table:number-columns-repeated="510"/>
        </table:table-row>
        <table:table-row table:style-name="ro1">
          <table:table-cell/>
          <table:table-cell office:value-type="string" calcext:value-type="string">
            <text:p>DIMBLK2</text:p>
          </table:table-cell>
          <table:table-cell table:number-columns-repeated="510"/>
        </table:table-row>
        <table:table-row table:style-name="ro1">
          <table:table-cell table:style-name="ACE-104"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DIMCLR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CLR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CLR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FA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GAP</text:p>
          </table:table-cell>
          <table:table-cell office:value-type="string" calcext:value-type="string">
            <text:p>0.0005</text:p>
          </table:table-cell>
          <table:table-cell table:number-columns-repeated="509"/>
        </table:table-row>
        <table:table-row table:style-name="ro1">
          <table:table-cell/>
          <table:table-cell office:value-type="string" calcext:value-type="string">
            <text:p>DIMJUS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D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D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LJ</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T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T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UP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EC</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D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U</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LTT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XSTY</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DIMAUN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D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RN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SEP</text:p>
          </table:table-cell>
          <table:table-cell office:value-type="float" office:value="44" calcext:value-type="float">
            <text:p>44</text:p>
          </table:table-cell>
          <table:table-cell table:number-columns-repeated="509"/>
        </table:table-row>
        <table:table-row table:style-name="ro1">
          <table:table-cell/>
          <table:table-cell office:value-type="string" calcext:value-type="string">
            <text:p>DIMATF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FRA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LDRBLK</text:p>
          </table:table-cell>
          <table:table-cell office:value-type="string" calcext:value-type="string">
            <text:p>_DotBlank</text:p>
          </table:table-cell>
          <table:table-cell table:number-columns-repeated="509"/>
        </table:table-row>
        <table:table-row table:style-name="ro1">
          <table:table-cell/>
          <table:table-cell office:value-type="string" calcext:value-type="string">
            <text:p>DIMLUN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LW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LWE</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MOV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UNITS</text:p>
          </table:table-cell>
          <table:table-cell office:value-type="float" office:value="3020" calcext:value-type="float">
            <text:p>3020</text:p>
          </table:table-cell>
          <table:table-cell table:number-columns-repeated="509"/>
        </table:table-row>
        <table:table-row table:style-name="ro1">
          <table:table-cell/>
          <table:table-cell office:value-type="string" calcext:value-type="string">
            <text:p>LUPREC</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SKETCHIN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LLETRAD</text:p>
          </table:table-cell>
          <table:table-cell office:value-type="float" office:value="0" calcext:value-type="float">
            <text:p>0</text:p>
          </table:table-cell>
          <table:table-cell table:number-columns-repeated="509"/>
        </table:table-row>
        <table:table-row table:style-name="ro1">
          <table:table-cell table:style-name="ACE-104"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cell table:number-columns-repeated="508"/>
        </table:table-row>
        <table:table-row table:style-name="ro1">
          <table:table-cell/>
          <table:table-cell office:value-type="string" calcext:value-type="string">
            <text:p>AUPR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ENU</text:p>
          </table:table-cell>
          <table:table-cell office:value-type="string" calcext:value-type="string">
            <text:p>.</text:p>
          </table:table-cell>
          <table:table-cell table:number-columns-repeated="509"/>
        </table:table-row>
        <table:table-row table:style-name="ro1">
          <table:table-cell/>
          <table:table-cell office:value-type="string" calcext:value-type="string">
            <text:p>ELEVATIO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ELEVATIO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THICKNES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IMCHECK</text:p>
          </table:table-cell>
          <table:table-cell office:value-type="float" office:value="0" calcext:value-type="float">
            <text:p>0</text:p>
          </table:table-cell>
          <table:table-cell table:number-columns-repeated="509"/>
        </table:table-row>
        <table:table-row table:style-name="ro1">
          <table:table-cell table:style-name="ACE-104"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number-columns-repeated="509"/>
        </table:table-row>
        <table:table-row table:style-name="ro1">
          <table:table-cell table:style-name="ACE-104"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number-columns-repeated="509"/>
        </table:table-row>
        <table:table-row table:style-name="ro1">
          <table:table-cell/>
          <table:table-cell office:value-type="string" calcext:value-type="string">
            <text:p>CHAMFERC</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CHAMFER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KPOLY</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TDCREATE</text:p>
          </table:table-cell>
          <table:table-cell office:value-type="string" calcext:value-type="string">
            <text:p>2453292.064549</text:p>
          </table:table-cell>
          <table:table-cell table:number-columns-repeated="509"/>
        </table:table-row>
        <table:table-row table:style-name="ro1">
          <table:table-cell/>
          <table:table-cell office:value-type="string" calcext:value-type="string">
            <text:p>TDUCREATE</text:p>
          </table:table-cell>
          <table:table-cell office:value-type="string" calcext:value-type="string">
            <text:p>2453292.064549</text:p>
          </table:table-cell>
          <table:table-cell table:number-columns-repeated="509"/>
        </table:table-row>
        <table:table-row table:style-name="ro1">
          <table:table-cell/>
          <table:table-cell office:value-type="string" calcext:value-type="string">
            <text:p>TDUPDATE</text:p>
          </table:table-cell>
          <table:table-cell office:value-type="string" calcext:value-type="string">
            <text:p>2458240.6465736</text:p>
          </table:table-cell>
          <table:table-cell table:number-columns-repeated="509"/>
        </table:table-row>
        <table:table-row table:style-name="ro1">
          <table:table-cell/>
          <table:table-cell office:value-type="string" calcext:value-type="string">
            <text:p>TDUUPDATE</text:p>
          </table:table-cell>
          <table:table-cell office:value-type="string" calcext:value-type="string">
            <text:p>2458240.6465736</text:p>
          </table:table-cell>
          <table:table-cell table:number-columns-repeated="509"/>
        </table:table-row>
        <table:table-row table:style-name="ro1">
          <table:table-cell/>
          <table:table-cell office:value-type="string" calcext:value-type="string">
            <text:p>TDINDWG</text:p>
          </table:table-cell>
          <table:table-cell office:value-type="string" calcext:value-type="string">
            <text:p>0.56758077</text:p>
          </table:table-cell>
          <table:table-cell table:number-columns-repeated="509"/>
        </table:table-row>
        <table:table-row table:style-name="ro1">
          <table:table-cell/>
          <table:table-cell office:value-type="string" calcext:value-type="string">
            <text:p>TDUSRTIMER</text:p>
          </table:table-cell>
          <table:table-cell office:value-type="string" calcext:value-type="string">
            <text:p>2458240.64553047</text:p>
          </table:table-cell>
          <table:table-cell table:number-columns-repeated="509"/>
        </table:table-row>
        <table:table-row table:style-name="ro1">
          <table:table-cell/>
          <table:table-cell office:value-type="string" calcext:value-type="string">
            <text:p>USRTIMER</text:p>
          </table:table-cell>
          <table:table-cell office:value-type="float" office:value="1" calcext:value-type="float">
            <text:p>1</text:p>
          </table:table-cell>
          <table:table-cell table:number-columns-repeated="509"/>
        </table:table-row>
        <table:table-row table:style-name="ro1">
          <table:table-cell table:style-name="ACE-104"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number-columns-repeated="509"/>
        </table:table-row>
        <table:table-row table:style-name="ro1">
          <table:table-cell/>
          <table:table-cell office:value-type="string" calcext:value-type="string">
            <text:p>ANGDIR</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D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DSIZ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LINEWI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PLFRAM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PLINETYPE</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PLINESEGS</text:p>
          </table:table-cell>
          <table:table-cell office:value-type="float" office:value="8" calcext:value-type="float">
            <text:p>8</text:p>
          </table:table-cell>
          <table:table-cell table:number-columns-repeated="509"/>
        </table:table-row>
        <table:table-row table:style-name="ro1">
          <table:table-cell/>
          <table:table-cell office:value-type="string" calcext:value-type="string">
            <text:p>HANDSEED</text:p>
          </table:table-cell>
          <table:table-cell office:value-type="string" calcext:value-type="string">
            <text:p>5B6</text:p>
          </table:table-cell>
          <table:table-cell table:number-columns-repeated="509"/>
        </table:table-row>
        <table:table-row table:style-name="ro1">
          <table:table-cell/>
          <table:table-cell office:value-type="string" calcext:value-type="string">
            <text:p>SURFTAB1</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TAB2</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TYPE</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U</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V</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UCSBASE</text:p>
          </table:table-cell>
          <table:table-cell table:number-columns-repeated="510"/>
        </table:table-row>
        <table:table-row table:style-name="ro1">
          <table:table-cell/>
          <table:table-cell office:value-type="string" calcext:value-type="string">
            <text:p>UCSNAME</text:p>
          </table:table-cell>
          <table:table-cell table:number-columns-repeated="510"/>
        </table:table-row>
        <table:table-row table:style-name="ro1">
          <table:table-cell/>
          <table:table-cell office:value-type="string" calcext:value-type="string">
            <text:p>UCSORG</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XDIR</text:p>
          </table:table-cell>
          <table:table-cell table:style-name="ACE-109" office:value-type="time" office:time-value="PT01H00M00S" calcext:value-type="time">
            <text:p>01:00:00</text:p>
          </table:table-cell>
          <table:table-cell table:number-columns-repeated="509"/>
        </table:table-row>
        <table:table-row table:style-name="ro1">
          <table:table-cell/>
          <table:table-cell office:value-type="string" calcext:value-type="string">
            <text:p>UCSYDIR</text:p>
          </table:table-cell>
          <table:table-cell table:style-name="ACE-109" office:value-type="time" office:time-value="PT00H01M00S" calcext:value-type="time">
            <text:p>00:01:00</text:p>
          </table:table-cell>
          <table:table-cell table:number-columns-repeated="509"/>
        </table:table-row>
        <table:table-row table:style-name="ro1">
          <table:table-cell/>
          <table:table-cell office:value-type="string" calcext:value-type="string">
            <text:p>UCSORTHOREF</text:p>
          </table:table-cell>
          <table:table-cell table:number-columns-repeated="510"/>
        </table:table-row>
        <table:table-row table:style-name="ro1">
          <table:table-cell/>
          <table:table-cell office:value-type="string" calcext:value-type="string">
            <text:p>UCSORTHOVIEW</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CSORGTOP</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BOTTOM</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LEF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RIGH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FRON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BACK</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BASE</text:p>
          </table:table-cell>
          <table:table-cell table:number-columns-repeated="510"/>
        </table:table-row>
        <table:table-row table:style-name="ro1">
          <table:table-cell/>
          <table:table-cell office:value-type="string" calcext:value-type="string">
            <text:p>PUCSNAME</text:p>
          </table:table-cell>
          <table:table-cell table:number-columns-repeated="510"/>
        </table:table-row>
        <table:table-row table:style-name="ro1">
          <table:table-cell/>
          <table:table-cell office:value-type="string" calcext:value-type="string">
            <text:p>PUCSORG</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XDIR</text:p>
          </table:table-cell>
          <table:table-cell table:style-name="ACE-109" office:value-type="time" office:time-value="PT01H00M00S" calcext:value-type="time">
            <text:p>01:00:00</text:p>
          </table:table-cell>
          <table:table-cell table:number-columns-repeated="509"/>
        </table:table-row>
        <table:table-row table:style-name="ro1">
          <table:table-cell/>
          <table:table-cell office:value-type="string" calcext:value-type="string">
            <text:p>PUCSYDIR</text:p>
          </table:table-cell>
          <table:table-cell table:style-name="ACE-109" office:value-type="time" office:time-value="PT00H01M00S" calcext:value-type="time">
            <text:p>00:01:00</text:p>
          </table:table-cell>
          <table:table-cell table:number-columns-repeated="509"/>
        </table:table-row>
        <table:table-row table:style-name="ro1">
          <table:table-cell/>
          <table:table-cell office:value-type="string" calcext:value-type="string">
            <text:p>PUCSORTHOREF</text:p>
          </table:table-cell>
          <table:table-cell table:number-columns-repeated="510"/>
        </table:table-row>
        <table:table-row table:style-name="ro1">
          <table:table-cell/>
          <table:table-cell office:value-type="string" calcext:value-type="string">
            <text:p>PUCSORTHOVIEW</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UCSORGTOP</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BOTTOM</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LEF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RIGH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FRON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BACK</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SERI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3</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4</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5</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3</text:p>
          </table:table-cell>
          <table:table-cell office:value-type="string" calcext:value-type="string">
            <text:p>tex</text:p>
          </table:table-cell>
          <table:table-cell table:number-columns-repeated="509"/>
        </table:table-row>
        <table:table-row table:style-name="ro1">
          <table:table-cell/>
          <table:table-cell office:value-type="string" calcext:value-type="string">
            <text:p>USERR4</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5</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WORLDVIEW</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SHADEDGE</text:p>
          </table:table-cell>
          <table:table-cell office:value-type="float" office:value="3" calcext:value-type="float">
            <text:p>3</text:p>
          </table:table-cell>
          <table:table-cell table:number-columns-repeated="509"/>
        </table:table-row>
        <table:table-row table:style-name="ro1">
          <table:table-cell/>
          <table:table-cell office:value-type="string" calcext:value-type="string">
            <text:p>SHADEDIF</text:p>
          </table:table-cell>
          <table:table-cell office:value-type="float" office:value="70" calcext:value-type="float">
            <text:p>70</text:p>
          </table:table-cell>
          <table:table-cell table:number-columns-repeated="509"/>
        </table:table-row>
        <table:table-row table:style-name="ro1">
          <table:table-cell/>
          <table:table-cell office:value-type="string" calcext:value-type="string">
            <text:p>TILE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MAXACTVP</text:p>
          </table:table-cell>
          <table:table-cell office:value-type="float" office:value="64" calcext:value-type="float">
            <text:p>64</text:p>
          </table:table-cell>
          <table:table-cell table:number-columns-repeated="509"/>
        </table:table-row>
        <table:table-row table:style-name="ro1">
          <table:table-cell/>
          <table:table-cell office:value-type="string" calcext:value-type="string">
            <text:p>PINSBASE</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LIMCHECK</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number-columns-repeated="509"/>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number-columns-repeated="509"/>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number-columns-repeated="509"/>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number-columns-repeated="509"/>
        </table:table-row>
        <table:table-row table:style-name="ro1">
          <table:table-cell/>
          <table:table-cell office:value-type="string" calcext:value-type="string">
            <text:p>UNIT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VISRETAIN</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LINEGE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SLTSCAL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TREEDEPTH</text:p>
          </table:table-cell>
          <table:table-cell office:value-type="float" office:value="1" calcext:value-type="float">
            <text:p>1</text:p>
          </table:table-cell>
          <table:table-cell table:number-columns-repeated="509"/>
        </table:table-row>
        <table:table-row table:style-name="ro1">
          <table:table-cell table:style-name="ACE-104"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CMLJUS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CMLSCALE</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PROXYGRAPHIC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EASUREMENT</text:p>
          </table:table-cell>
          <table:table-cell office:value-type="float" office:value="1" calcext:value-type="float">
            <text:p>1</text:p>
          </table:table-cell>
          <table:table-cell table:number-columns-repeated="509"/>
        </table:table-row>
        <table:table-row table:style-name="ro1">
          <table:table-cell table:style-name="ACE-104" table:formula="of:=LOWER([.B186])" office:value-type="string" office:string-value="celweight" calcext:value-type="string">
            <text:p>celweight</text:p>
          </table:table-cell>
          <table:table-cell table:style-name="ACE-107" office:value-type="string" calcext:value-type="string">
            <text:p>CELWEIGHT</text:p>
          </table:table-cell>
          <table:table-cell office:value-type="float" office:value="29" calcext:value-type="float">
            <text:p>29</text:p>
          </table:table-cell>
          <table:table-cell table:number-columns-repeated="509"/>
        </table:table-row>
        <table:table-row table:style-name="ro1">
          <table:table-cell/>
          <table:table-cell office:value-type="string" calcext:value-type="string">
            <text:p>ENDCAP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JOINSTY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WDISPLAY</text:p>
          </table:table-cell>
          <table:table-cell office:value-type="float" office:value="0" calcext:value-type="float">
            <text:p>0</text:p>
          </table:table-cell>
          <table:table-cell table:number-columns-repeated="509"/>
        </table:table-row>
        <table:table-row table:style-name="ro1">
          <table:table-cell table:style-name="ACE-104"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number-columns-repeated="509"/>
        </table:table-row>
        <table:table-row table:style-name="ro1">
          <table:table-cell/>
          <table:table-cell office:value-type="string" calcext:value-type="string">
            <text:p>HYPERLINKBASE</text:p>
          </table:table-cell>
          <table:table-cell table:number-columns-repeated="510"/>
        </table:table-row>
        <table:table-row table:style-name="ro1">
          <table:table-cell/>
          <table:table-cell office:value-type="string" calcext:value-type="string">
            <text:p>STYLESHEET</text:p>
          </table:table-cell>
          <table:table-cell table:number-columns-repeated="510"/>
        </table:table-row>
        <table:table-row table:style-name="ro1">
          <table:table-cell/>
          <table:table-cell office:value-type="string" calcext:value-type="string">
            <text:p>XEDIT</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CEPSNTYP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STYLE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number-columns-repeated="509"/>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number-columns-repeated="509"/>
        </table:table-row>
        <table:table-row table:style-name="ro1">
          <table:table-cell/>
          <table:table-cell office:value-type="string" calcext:value-type="string">
            <text:p>EXTNAMES</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SVPSCA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OLESTARTUP</text:p>
          </table:table-cell>
          <table:table-cell office:value-type="float" office:value="0" calcext:value-type="float">
            <text:p>0</text:p>
          </table:table-cell>
          <table:table-cell table:number-columns-repeated="509"/>
        </table:table-row>
        <table:table-row table:style-name="ro1" table:number-rows-repeated="1048375">
          <table:table-cell table:number-columns-repeated="512"/>
        </table:table-row>
        <table:table-row table:style-name="ro1">
          <table:table-cell table:number-columns-repeated="512"/>
        </table:table-row>
        <table:named-expressions>
          <table:named-expression table:name="Print_Area" table:base-cell-address="$DXF_Header_variables.$A$1" table:expression="#REF!"/>
          <table:named-expression table:name="Sheet_Title" table:base-cell-address="$DXF_Header_variables.$A$1" table:expression="&quot;DXF_Header_variables&quot;"/>
        </table:named-expressions>
      </table:table>
      <table:table table:name="ShortCuts" table:style-name="ta1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1"/>
        <table:table-column table:style-name="co1" table:number-columns-repeated="2" table:default-cell-style-name="ACE-112"/>
        <table:table-column table:style-name="co1" table:default-cell-style-name="ACE-111"/>
        <table:table-column table:style-name="co5" table:number-columns-repeated="508" table:default-cell-style-name="ACE-111"/>
        <table:table-row table:style-name="ro1">
          <table:table-cell table:number-columns-repeated="512"/>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cell table:number-columns-repeated="508"/>
        </table:table-row>
        <table:table-row table:style-name="ro1">
          <table:table-cell/>
          <table:table-cell office:value-type="string" calcext:value-type="string">
            <text:p>F1</text:p>
          </table:table-cell>
          <table:table-cell table:number-columns-repeated="510"/>
        </table:table-row>
        <table:table-row table:style-name="ro1">
          <table:table-cell/>
          <table:table-cell office:value-type="string" calcext:value-type="string">
            <text:p>F2</text:p>
          </table:table-cell>
          <table:table-cell table:number-columns-repeated="510"/>
        </table:table-row>
        <table:table-row table:style-name="ro1">
          <table:table-cell/>
          <table:table-cell office:value-type="string" calcext:value-type="string">
            <text:p>F3</text:p>
          </table:table-cell>
          <table:table-cell table:number-columns-repeated="510"/>
        </table:table-row>
        <table:table-row table:style-name="ro1">
          <table:table-cell/>
          <table:table-cell office:value-type="string" calcext:value-type="string">
            <text:p>F4</text:p>
          </table:table-cell>
          <table:table-cell table:number-columns-repeated="510"/>
        </table:table-row>
        <table:table-row table:style-name="ro1">
          <table:table-cell/>
          <table:table-cell office:value-type="string" calcext:value-type="string">
            <text:p>F5</text:p>
          </table:table-cell>
          <table:table-cell table:number-columns-repeated="510"/>
        </table:table-row>
        <table:table-row table:style-name="ro1">
          <table:table-cell/>
          <table:table-cell office:value-type="string" calcext:value-type="string">
            <text:p>F6</text:p>
          </table:table-cell>
          <table:table-cell table:number-columns-repeated="510"/>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cell table:number-columns-repeated="508"/>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cell table:number-columns-repeated="508"/>
        </table:table-row>
        <table:table-row table:style-name="ro1">
          <table:table-cell/>
          <table:table-cell office:value-type="string" calcext:value-type="string">
            <text:p>F9</text:p>
          </table:table-cell>
          <table:table-cell table:number-columns-repeated="510"/>
        </table:table-row>
        <table:table-row table:style-name="ro1">
          <table:table-cell/>
          <table:table-cell office:value-type="string" calcext:value-type="string">
            <text:p>F10</text:p>
          </table:table-cell>
          <table:table-cell table:number-columns-repeated="510"/>
        </table:table-row>
        <table:table-row table:style-name="ro1">
          <table:table-cell/>
          <table:table-cell office:value-type="string" calcext:value-type="string">
            <text:p>F11</text:p>
          </table:table-cell>
          <table:table-cell table:number-columns-repeated="510"/>
        </table:table-row>
        <table:table-row table:style-name="ro1">
          <table:table-cell/>
          <table:table-cell office:value-type="string" calcext:value-type="string">
            <text:p>F12</text:p>
          </table:table-cell>
          <table:table-cell table:number-columns-repeated="510"/>
        </table:table-row>
        <table:table-row table:style-name="ro1" table:number-rows-repeated="1048561">
          <table:table-cell table:number-columns-repeated="512"/>
        </table:table-row>
        <table:table-row table:style-name="ro1">
          <table:table-cell table:number-columns-repeated="512"/>
        </table:table-row>
        <table:named-expressions>
          <table:named-expression table:name="Print_Area" table:base-cell-address="$ShortCuts.$A$1" table:expression="#REF!"/>
          <table:named-expression table:name="Sheet_Title" table:base-cell-address="$ShortCuts.$A$1" table:expression="&quot;ShortCuts&quot;"/>
        </table:named-expressions>
      </table:table>
      <table:table table:name="DXF_Dim_Variables" table:style-name="ta1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1" table:default-cell-style-name="ACE-113"/>
        <table:table-column table:style-name="co42" table:default-cell-style-name="ACE-113"/>
        <table:table-column table:style-name="co43" table:default-cell-style-name="ACE-113"/>
        <table:table-column table:style-name="co1" table:number-columns-repeated="2" table:default-cell-style-name="ACE-113"/>
        <table:table-column table:style-name="co44" table:default-cell-style-name="ACE-113"/>
        <table:table-column table:style-name="co45" table:default-cell-style-name="ACE-113"/>
        <table:table-column table:style-name="co5" table:number-columns-repeated="505" table:default-cell-style-name="ACE-113"/>
        <table:table-row table:style-name="ro1">
          <table:table-cell table:number-columns-repeated="5"/>
          <table:table-cell office:value-type="string" calcext:value-type="string">
            <text:p>“</text:p>
          </table:table-cell>
          <table:table-cell table:number-columns-repeated="506"/>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cell table:number-columns-repeated="505"/>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cell table:number-columns-repeated="505"/>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cell table:number-columns-repeated="505"/>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cell table:number-columns-repeated="505"/>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cell table:number-columns-repeated="505"/>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cell table:number-columns-repeated="505"/>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cell table:number-columns-repeated="505"/>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cell table:number-columns-repeated="505"/>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cell table:number-columns-repeated="505"/>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cell table:number-columns-repeated="505"/>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cell table:number-columns-repeated="505"/>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cell table:number-columns-repeated="505"/>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cell table:number-columns-repeated="505"/>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cell table:number-columns-repeated="505"/>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cell table:number-columns-repeated="505"/>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cell table:number-columns-repeated="505"/>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cell table:number-columns-repeated="505"/>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cell table:number-columns-repeated="505"/>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cell table:number-columns-repeated="505"/>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cell table:number-columns-repeated="505"/>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cell table:number-columns-repeated="505"/>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cell table:number-columns-repeated="505"/>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cell table:number-columns-repeated="505"/>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cell table:number-columns-repeated="505"/>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cell table:number-columns-repeated="505"/>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cell table:number-columns-repeated="505"/>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cell table:number-columns-repeated="505"/>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cell table:number-columns-repeated="505"/>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cell table:number-columns-repeated="505"/>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cell table:number-columns-repeated="505"/>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cell table:number-columns-repeated="505"/>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cell table:number-columns-repeated="505"/>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cell table:number-columns-repeated="505"/>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cell table:number-columns-repeated="505"/>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cell table:number-columns-repeated="505"/>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cell table:number-columns-repeated="505"/>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cell table:number-columns-repeated="505"/>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cell table:number-columns-repeated="505"/>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cell table:number-columns-repeated="505"/>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cell table:number-columns-repeated="505"/>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cell table:number-columns-repeated="505"/>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cell table:number-columns-repeated="505"/>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cell table:number-columns-repeated="505"/>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cell table:number-columns-repeated="505"/>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cell table:number-columns-repeated="505"/>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cell table:number-columns-repeated="505"/>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cell table:number-columns-repeated="505"/>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cell table:number-columns-repeated="505"/>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cell table:number-columns-repeated="505"/>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cell table:number-columns-repeated="505"/>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cell table:number-columns-repeated="505"/>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cell table:number-columns-repeated="505"/>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cell table:number-columns-repeated="505"/>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cell table:number-columns-repeated="505"/>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cell table:number-columns-repeated="505"/>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cell table:number-columns-repeated="505"/>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cell table:number-columns-repeated="505"/>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cell table:number-columns-repeated="505"/>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cell table:number-columns-repeated="505"/>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cell table:number-columns-repeated="505"/>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cell table:number-columns-repeated="505"/>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cell table:number-columns-repeated="505"/>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cell table:number-columns-repeated="505"/>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cell table:number-columns-repeated="505"/>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cell table:number-columns-repeated="505"/>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cell table:number-columns-repeated="505"/>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cell table:number-columns-repeated="505"/>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cell table:number-columns-repeated="505"/>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cell table:number-columns-repeated="505"/>
        </table:table-row>
        <table:table-row table:style-name="ro1" table:number-rows-repeated="1048505">
          <table:table-cell table:number-columns-repeated="512"/>
        </table:table-row>
        <table:table-row table:style-name="ro1">
          <table:table-cell table:number-columns-repeated="512"/>
        </table:table-row>
        <table:named-expressions>
          <table:named-expression table:name="Print_Area" table:base-cell-address="$DXF_Dim_Variables.$A$1" table:expression="#REF!"/>
          <table:named-expression table:name="Sheet_Title" table:base-cell-address="$DXF_Dim_Variables.$A$1" table:expression="&quot;DXF_Dim_Variables&quot;"/>
        </table:named-expressions>
      </table:table>
      <table:table table:name="Gaucho_variables" table:style-name="ta1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4"/>
        <table:table-column table:style-name="co46" table:default-cell-style-name="ACE-114"/>
        <table:table-column table:style-name="co47" table:default-cell-style-name="ACE-114"/>
        <table:table-column table:style-name="co48" table:default-cell-style-name="ACE-116"/>
        <table:table-column table:style-name="co1" table:number-columns-repeated="60" table:default-cell-style-name="ACE-114"/>
        <table:table-column table:style-name="co5" table:number-columns-repeated="448" table:default-cell-style-name="ACE-117"/>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07"/>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07"/>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06"/>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07"/>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07"/>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07"/>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07"/>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508"/>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07"/>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07"/>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508"/>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508"/>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508"/>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07"/>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508"/>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508"/>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07"/>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07"/>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07"/>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07"/>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508"/>
        </table:table-row>
        <table:table-row table:style-name="ro1" table:number-rows-repeated="7">
          <table:table-cell table:number-columns-repeated="512"/>
        </table:table-row>
        <table:table-row table:style-name="ro1">
          <table:table-cell office:value-type="string" calcext:value-type="string">
            <text:p>Programa</text:p>
          </table:table-cell>
          <table:table-cell table:number-columns-repeated="511"/>
        </table:table-row>
        <table:table-row table:style-name="ro1">
          <table:table-cell/>
          <table:table-cell table:style-name="ACE-115" office:value-type="string" calcext:value-type="string">
            <text:p>Directorio del programa</text:p>
          </table:table-cell>
          <table:table-cell office:value-type="string" calcext:value-type="string">
            <text:p>Application.Directory</text:p>
          </table:table-cell>
          <table:table-cell table:number-columns-repeated="509"/>
        </table:table-row>
        <table:table-row table:style-name="ro1">
          <table:table-cell/>
          <table:table-cell table:style-name="ACE-115" office:value-type="string" calcext:value-type="string">
            <text:p>Color de la ventana</text:p>
          </table:table-cell>
          <table:table-cell office:value-type="string" calcext:value-type="string">
            <text:p>Application.window-background-color</text:p>
          </table:table-cell>
          <table:table-cell table:number-columns-repeated="509"/>
        </table:table-row>
        <table:table-row table:style-name="ro1">
          <table:table-cell table:number-columns-repeated="512"/>
        </table:table-row>
        <table:table-row table:style-name="ro1">
          <table:table-cell office:value-type="string" calcext:value-type="string">
            <text:p>Escritorio</text:p>
          </table:table-cell>
          <table:table-cell table:number-columns-repeated="511"/>
        </table:table-row>
        <table:table-row table:style-name="ro1">
          <table:table-cell/>
          <table:table-cell table:style-name="ACE-115" office:value-type="string" calcext:value-type="string">
            <text:p>Editor de texto por defecto</text:p>
          </table:table-cell>
          <table:table-cell table:number-columns-repeated="510"/>
        </table:table-row>
        <table:table-row table:style-name="ro1">
          <table:table-cell/>
          <table:table-cell office:value-type="string" calcext:value-type="string">
            <text:p>Tema de icomos</text:p>
          </table:table-cell>
          <table:table-cell table:number-columns-repeated="510"/>
        </table:table-row>
        <table:table-row table:style-name="ro1" table:number-rows-repeated="1048532">
          <table:table-cell table:number-columns-repeated="512"/>
        </table:table-row>
        <table:table-row table:style-name="ro1">
          <table:table-cell table:number-columns-repeated="512"/>
        </table:table-row>
        <table:named-expressions>
          <table:named-expression table:name="Print_Area" table:base-cell-address="$Gaucho_variables.$A$1" table:expression="#REF!"/>
          <table:named-expression table:name="Sheet_Title" table:base-cell-address="$Gaucho_variables.$A$1" table:expression="&quot;Gaucho_variables&quot;"/>
        </table:named-expressions>
      </table:table>
      <table:table table:name="Icons" table:style-name="ta1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9" table:default-cell-style-name="ACE-118"/>
        <table:table-column table:style-name="co50" table:default-cell-style-name="ACE-119"/>
        <table:table-column table:style-name="co51" table:default-cell-style-name="ACE-119"/>
        <table:table-column table:style-name="co50" table:default-cell-style-name="ACE-119"/>
        <table:table-column table:style-name="co52" table:default-cell-style-name="ACE-118"/>
        <table:table-column table:style-name="co53" table:default-cell-style-name="ACE-118"/>
        <table:table-column table:style-name="co54" table:default-cell-style-name="ACE-118"/>
        <table:table-column table:style-name="co55" table:default-cell-style-name="ACE-118"/>
        <table:table-column table:style-name="co56" table:default-cell-style-name="ACE-118"/>
        <table:table-column table:style-name="co1" table:number-columns-repeated="3" table:default-cell-style-name="ACE-118"/>
        <table:table-column table:style-name="co5" table:number-columns-repeated="500" table:default-cell-style-name="ACE-118"/>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cell table:number-columns-repeated="500"/>
        </table:table-row>
        <table:table-row table:style-name="ro1">
          <table:table-cell table:number-columns-repeated="3"/>
          <table:table-cell table:style-name="ACE-120" office:value-type="string" calcext:value-type="string">
            <text:p>Alias</text:p>
          </table:table-cell>
          <table:table-cell table:style-name="ACE-121" office:value-type="string" calcext:value-type="string">
            <text:p>Tools</text:p>
          </table:table-cell>
          <table:table-cell table:style-name="ACE-121" office:value-type="string" calcext:value-type="string">
            <text:p>Comand state</text:p>
          </table:table-cell>
          <table:table-cell table:style-name="ACE-121"/>
          <table:table-cell table:style-name="ACE-120" office:value-type="string" calcext:value-type="string">
            <text:p>MD</text:p>
          </table:table-cell>
          <table:table-cell table:number-columns-repeated="504"/>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ACE-122" office:value-type="string" calcext:value-type="string">
            <text:p>break</text:p>
          </table:table-cell>
          <table:table-cell/>
          <table:table-cell office:value-type="string" calcext:value-type="string">
            <text:p>Brak a entity in two parts</text:p>
          </table:table-cell>
          <table:table-cell table:formula="of:=[.$J$1]&amp;LOWER([.$E$2])&amp;&quot;/&quot;&amp;[.E3]&amp;[.$L$1]&amp;&quot; | &quot;&amp;[.D3]&amp;&quot; | &quot;&amp;PROPER([.E3])&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504"/>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ACE-122" office:value-type="string" calcext:value-type="string">
            <text:p>chamfer</text:p>
          </table:table-cell>
          <table:table-cell/>
          <table:table-cell office:value-type="string" calcext:value-type="string">
            <text:p>Create a chamfer from two lines</text:p>
          </table:table-cell>
          <table:table-cell table:formula="of:=[.$J$1]&amp;LOWER([.$E$2])&amp;&quot;/&quot;&amp;[.E4]&amp;[.$L$1]&amp;&quot; | &quot;&amp;[.D4]&amp;&quot; | &quot;&amp;PROPER([.E4])&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504"/>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ACE-122" office:value-type="string" calcext:value-type="string">
            <text:p>copy</text:p>
          </table:table-cell>
          <table:table-cell/>
          <table:table-cell office:value-type="string" calcext:value-type="string">
            <text:p>Copy an entity</text:p>
          </table:table-cell>
          <table:table-cell table:formula="of:=[.$J$1]&amp;LOWER([.$E$2])&amp;&quot;/&quot;&amp;[.E5]&amp;[.$L$1]&amp;&quot; | &quot;&amp;[.D5]&amp;&quot; | &quot;&amp;PROPER([.E5])&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504"/>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ACE-122" office:value-type="string" calcext:value-type="string">
            <text:p>divide</text:p>
          </table:table-cell>
          <table:table-cell/>
          <table:table-cell office:value-type="string" calcext:value-type="string">
            <text:p>Divide an entity</text:p>
          </table:table-cell>
          <table:table-cell table:formula="of:=[.$J$1]&amp;LOWER([.$E$2])&amp;&quot;/&quot;&amp;[.E6]&amp;[.$L$1]&amp;&quot; | &quot;&amp;[.D6]&amp;&quot; | &quot;&amp;PROPER([.E6])&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504"/>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ACE-122" office:value-type="string" calcext:value-type="string">
            <text:p>erase</text:p>
          </table:table-cell>
          <table:table-cell/>
          <table:table-cell office:value-type="string" calcext:value-type="string">
            <text:p>Delete an entity</text:p>
          </table:table-cell>
          <table:table-cell table:formula="of:=[.$J$1]&amp;LOWER([.$E$2])&amp;&quot;/&quot;&amp;[.E7]&amp;[.$L$1]&amp;&quot; | &quot;&amp;[.D7]&amp;&quot; | &quot;&amp;PROPER([.E7])&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504"/>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ACE-122" office:value-type="string" calcext:value-type="string">
            <text:p>explode</text:p>
          </table:table-cell>
          <table:table-cell/>
          <table:table-cell office:value-type="string" calcext:value-type="string">
            <text:p>Explode a block</text:p>
          </table:table-cell>
          <table:table-cell table:formula="of:=[.$J$1]&amp;LOWER([.$E$2])&amp;&quot;/&quot;&amp;[.E8]&amp;[.$L$1]&amp;&quot; | &quot;&amp;[.D8]&amp;&quot; | &quot;&amp;PROPER([.E8])&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504"/>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amp;&quot; | &quot;&amp;[.D9]&amp;&quot; | &quot;&amp;PROPER([.E9])&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504"/>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ACE-122" office:value-type="string" calcext:value-type="string">
            <text:p>fillet</text:p>
          </table:table-cell>
          <table:table-cell/>
          <table:table-cell office:value-type="string" calcext:value-type="string">
            <text:p>Create a tangential arc to two lines</text:p>
          </table:table-cell>
          <table:table-cell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504"/>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ACE-122" office:value-type="string" calcext:value-type="string">
            <text:p>mirror</text:p>
          </table:table-cell>
          <table:table-cell/>
          <table:table-cell office:value-type="string" calcext:value-type="string">
            <text:p>Create a new entity mirroring another</text:p>
          </table:table-cell>
          <table:table-cell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504"/>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ACE-122" office:value-type="string" calcext:value-type="string">
            <text:p>move</text:p>
          </table:table-cell>
          <table:table-cell/>
          <table:table-cell office:value-type="string" calcext:value-type="string">
            <text:p>Move a site entity</text:p>
          </table:table-cell>
          <table:table-cell table:formula="of:=[.$J$1]&amp;LOWER([.$E$2])&amp;&quot;/&quot;&amp;[.E12]&amp;[.$L$1]&amp;&quot; | &quot;&amp;[.D12]&amp;&quot; | &quot;&amp;PROPER([.E12])&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504"/>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ACE-122" office:value-type="string" calcext:value-type="string">
            <text:p>offset</text:p>
          </table:table-cell>
          <table:table-cell/>
          <table:table-cell office:value-type="string" calcext:value-type="string">
            <text:p>Create a parallel entity</text:p>
          </table:table-cell>
          <table:table-cell table:formula="of:=[.$J$1]&amp;LOWER([.$E$2])&amp;&quot;/&quot;&amp;[.E13]&amp;[.$L$1]&amp;&quot; | &quot;&amp;[.D13]&amp;&quot; | &quot;&amp;PROPER([.E13])&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504"/>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ACE-122" office:value-type="string" calcext:value-type="string">
            <text:p>pan</text:p>
          </table:table-cell>
          <table:table-cell/>
          <table:table-cell office:value-type="string" calcext:value-type="string">
            <text:p>Displacement of sight</text:p>
          </table:table-cell>
          <table:table-cell table:formula="of:=[.$J$1]&amp;LOWER([.$E$2])&amp;&quot;/&quot;&amp;[.E14]&amp;[.$L$1]&amp;&quot; | &quot;&amp;[.D14]&amp;&quot; | &quot;&amp;PROPER([.E14])&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504"/>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ACE-122" office:value-type="string" calcext:value-type="string">
            <text:p>rotate</text:p>
          </table:table-cell>
          <table:table-cell/>
          <table:table-cell office:value-type="string" calcext:value-type="string">
            <text:p>Rotate an entity</text:p>
          </table:table-cell>
          <table:table-cell table:formula="of:=[.$J$1]&amp;LOWER([.$E$2])&amp;&quot;/&quot;&amp;[.E15]&amp;[.$L$1]&amp;&quot; | &quot;&amp;[.D15]&amp;&quot; | &quot;&amp;PROPER([.E15])&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504"/>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ACE-122" office:value-type="string" calcext:value-type="string">
            <text:p>scale</text:p>
          </table:table-cell>
          <table:table-cell/>
          <table:table-cell office:value-type="string" calcext:value-type="string">
            <text:p>Scale an entity</text:p>
          </table:table-cell>
          <table:table-cell table:formula="of:=[.$J$1]&amp;LOWER([.$E$2])&amp;&quot;/&quot;&amp;[.E16]&amp;[.$L$1]&amp;&quot; | &quot;&amp;[.D16]&amp;&quot; | &quot;&amp;PROPER([.E16])&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504"/>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ACE-122" office:value-type="string" calcext:value-type="string">
            <text:p>stretch</text:p>
          </table:table-cell>
          <table:table-cell/>
          <table:table-cell office:value-type="string" calcext:value-type="string">
            <text:p>Stretch an entity</text:p>
          </table:table-cell>
          <table:table-cell table:formula="of:=[.$J$1]&amp;LOWER([.$E$2])&amp;&quot;/&quot;&amp;[.E17]&amp;[.$L$1]&amp;&quot; | &quot;&amp;[.D17]&amp;&quot; | &quot;&amp;PROPER([.E17])&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504"/>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ACE-122" office:value-type="string" calcext:value-type="string">
            <text:p>trim</text:p>
          </table:table-cell>
          <table:table-cell/>
          <table:table-cell office:value-type="string" calcext:value-type="string">
            <text:p>Cut an entity</text:p>
          </table:table-cell>
          <table:table-cell table:formula="of:=[.$J$1]&amp;LOWER([.$E$2])&amp;&quot;/&quot;&amp;[.E18]&amp;[.$L$1]&amp;&quot; | &quot;&amp;[.D18]&amp;&quot; | &quot;&amp;PROPER([.E18])&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504"/>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ACE-122" office:value-type="string" calcext:value-type="string">
            <text:p>zoome</text:p>
          </table:table-cell>
          <table:table-cell/>
          <table:table-cell office:value-type="string" calcext:value-type="string">
            <text:p>View fit to all entities</text:p>
          </table:table-cell>
          <table:table-cell table:formula="of:=[.$J$1]&amp;LOWER([.$E$2])&amp;&quot;/&quot;&amp;[.E19]&amp;[.$L$1]&amp;&quot; | &quot;&amp;[.D19]&amp;&quot; | &quot;&amp;PROPER([.E19])&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504"/>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ACE-122" office:value-type="string" calcext:value-type="string">
            <text:p>zoomw</text:p>
          </table:table-cell>
          <table:table-cell/>
          <table:table-cell office:value-type="string" calcext:value-type="string">
            <text:p>View window</text:p>
          </table:table-cell>
          <table:table-cell table:formula="of:=[.$J$1]&amp;LOWER([.$E$2])&amp;&quot;/&quot;&amp;[.E20]&amp;[.$L$1]&amp;&quot; | &quot;&amp;[.D20]&amp;&quot; | &quot;&amp;PROPER([.E20])&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504"/>
        </table:table-row>
        <table:table-row table:style-name="ro1">
          <table:table-cell/>
          <table:table-cell table:formula="of:=COUNTIF([.$D$3:.$D$56];[.D21])" office:value-type="float" office:value="0" calcext:value-type="float">
            <text:p>0</text:p>
          </table:table-cell>
          <table:table-cell table:number-columns-repeated="510"/>
        </table:table-row>
        <table:table-row table:style-name="ro1">
          <table:table-cell/>
          <table:table-cell table:formula="of:=COUNTIF([.$D$3:.$D$56];[.D22])" office:value-type="float" office:value="0" calcext:value-type="float">
            <text:p>0</text:p>
          </table:table-cell>
          <table:table-cell table:number-columns-repeated="2"/>
          <table:table-cell table:style-name="ACE-121" office:value-type="string" calcext:value-type="string">
            <text:p>Entities</text:p>
          </table:table-cell>
          <table:table-cell table:style-name="ACE-121" table:number-columns-repeated="2"/>
          <table:table-cell table:number-columns-repeated="505"/>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amp;&quot; | &quot;&amp;[.D23]&amp;&quot; | &quot;&amp;PROPER([.E23])&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504"/>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ACE-123" office:value-type="string" calcext:value-type="string">
            <text:p>circle</text:p>
          </table:table-cell>
          <table:table-cell office:value-type="string" calcext:value-type="string">
            <text:p>run</text:p>
          </table:table-cell>
          <table:table-cell office:value-type="string" calcext:value-type="string">
            <text:p>circle</text:p>
          </table:table-cell>
          <table:table-cell table:formula="of:=[.$J$1]&amp;LOWER([.$E$22])&amp;&quot;/&quot;&amp;[.E24]&amp;[.$L$1]&amp;&quot; | &quot;&amp;[.D24]&amp;&quot; | &quot;&amp;PROPER([.E24])&amp;&quot; | &quot;&amp;[.G24]&amp;&quot; |&quot;" office:value-type="string" office:string-value="| &lt;img src=&quot;./svg/entities/circle.svg&quot; width=&quot;48&quot; height=&quot;48&quot;&gt; | cv | Circle | circle |" calcext:value-type="string">
            <text:p>| &lt;img src="./svg/entities/circle.svg" width="48" height="48"&gt; | cv | Circle | circle |</text:p>
          </table:table-cell>
          <table:table-cell table:number-columns-repeated="504"/>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dimension</text:p>
          </table:table-cell>
          <table:table-cell table:formula="of:=[.$J$1]&amp;LOWER([.$E$22])&amp;&quot;/&quot;&amp;[.E25]&amp;[.$L$1]&amp;&quot; | &quot;&amp;[.D25]&amp;&quot; | &quot;&amp;PROPER([.E25])&amp;&quot; | &quot;&amp;[.G25]&amp;&quot; |&quot;" office:value-type="string" office:string-value="| &lt;img src=&quot;./svg/entities/dim.svg&quot; width=&quot;48&quot; height=&quot;48&quot;&gt; | dw | Dim | dimension |" calcext:value-type="string">
            <text:p>| &lt;img src="./svg/entities/dim.svg" width="48" height="48"&gt; | dw | Dim | dimension |</text:p>
          </table:table-cell>
          <table:table-cell table:number-columns-repeated="504"/>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ACE-123" office:value-type="string" calcext:value-type="string">
            <text:p>ellipse</text:p>
          </table:table-cell>
          <table:table-cell office:value-type="string" calcext:value-type="string">
            <text:p>run</text:p>
          </table:table-cell>
          <table:table-cell office:value-type="string" calcext:value-type="string">
            <text:p>ellipse</text:p>
          </table:table-cell>
          <table:table-cell table:formula="of:=[.$J$1]&amp;LOWER([.$E$22])&amp;&quot;/&quot;&amp;[.E26]&amp;[.$L$1]&amp;&quot; | &quot;&amp;[.D26]&amp;&quot; | &quot;&amp;PROPER([.E26])&amp;&quot; | &quot;&amp;[.G26]&amp;&quot; |&quot;" office:value-type="string" office:string-value="| &lt;img src=&quot;./svg/entities/ellipse.svg&quot; width=&quot;48&quot; height=&quot;48&quot;&gt; | ew | Ellipse | ellipse |" calcext:value-type="string">
            <text:p>| &lt;img src="./svg/entities/ellipse.svg" width="48" height="48"&gt; | ew | Ellipse | ellipse |</text:p>
          </table:table-cell>
          <table:table-cell table:number-columns-repeated="504"/>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hatch</text:p>
          </table:table-cell>
          <table:table-cell table:formula="of:=[.$J$1]&amp;LOWER([.$E$22])&amp;&quot;/&quot;&amp;[.E27]&amp;[.$L$1]&amp;&quot; | &quot;&amp;[.D27]&amp;&quot; | &quot;&amp;PROPER([.E27])&amp;&quot; | &quot;&amp;[.G27]&amp;&quot; |&quot;" office:value-type="string" office:string-value="| &lt;img src=&quot;./svg/entities/hatch.svg&quot; width=&quot;48&quot; height=&quot;48&quot;&gt; | ht | Hatch | hatch |" calcext:value-type="string">
            <text:p>| &lt;img src="./svg/entities/hatch.svg" width="48" height="48"&gt; | ht | Hatch | hatch |</text:p>
          </table:table-cell>
          <table:table-cell table:number-columns-repeated="504"/>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insert</text:p>
          </table:table-cell>
          <table:table-cell table:formula="of:=[.$J$1]&amp;LOWER([.$E$22])&amp;&quot;/&quot;&amp;[.E28]&amp;[.$L$1]&amp;&quot; | &quot;&amp;[.D28]&amp;&quot; | &quot;&amp;PROPER([.E28])&amp;&quot; | &quot;&amp;[.G28]&amp;&quot; |&quot;" office:value-type="string" office:string-value="| &lt;img src=&quot;./svg/entities/insert.svg&quot; width=&quot;48&quot; height=&quot;48&quot;&gt; | b | Insert | insert |" calcext:value-type="string">
            <text:p>| &lt;img src="./svg/entities/insert.svg" width="48" height="48"&gt; | b | Insert | insert |</text:p>
          </table:table-cell>
          <table:table-cell table:number-columns-repeated="504"/>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leader</text:p>
          </table:table-cell>
          <table:table-cell table:formula="of:=[.$J$1]&amp;LOWER([.$E$22])&amp;&quot;/&quot;&amp;[.E29]&amp;[.$L$1]&amp;&quot; | &quot;&amp;[.D29]&amp;&quot; | &quot;&amp;PROPER([.E29])&amp;&quot; | &quot;&amp;[.G29]&amp;&quot; |&quot;" office:value-type="string" office:string-value="| &lt;img src=&quot;./svg/entities/leader.svg&quot; width=&quot;48&quot; height=&quot;48&quot;&gt; | li | Leader | leader |" calcext:value-type="string">
            <text:p>| &lt;img src="./svg/entities/leader.svg" width="48" height="48"&gt; | li | Leader | leader |</text:p>
          </table:table-cell>
          <table:table-cell table:number-columns-repeated="504"/>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ACE-123" office:value-type="string" calcext:value-type="string">
            <text:p>line</text:p>
          </table:table-cell>
          <table:table-cell table:style-name="ACE-123" office:value-type="string" calcext:value-type="string">
            <text:p>run</text:p>
          </table:table-cell>
          <table:table-cell office:value-type="string" calcext:value-type="string">
            <text:p>line</text:p>
          </table:table-cell>
          <table:table-cell table:formula="of:=[.$J$1]&amp;LOWER([.$E$22])&amp;&quot;/&quot;&amp;[.E30]&amp;[.$L$1]&amp;&quot; | &quot;&amp;[.D30]&amp;&quot; | &quot;&amp;PROPER([.E30])&amp;&quot; | &quot;&amp;[.G30]&amp;&quot; |&quot;" office:value-type="string" office:string-value="| &lt;img src=&quot;./svg/entities/line.svg&quot; width=&quot;48&quot; height=&quot;48&quot;&gt; | l | Line | line |" calcext:value-type="string">
            <text:p>| &lt;img src="./svg/entities/line.svg" width="48" height="48"&gt; | l | Line | line |</text:p>
          </table:table-cell>
          <table:table-cell table:number-columns-repeated="504"/>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ACE-123" office:value-type="string" calcext:value-type="string">
            <text:p>mtext</text:p>
          </table:table-cell>
          <table:table-cell office:value-type="string" calcext:value-type="string">
            <text:p>run</text:p>
          </table:table-cell>
          <table:table-cell office:value-type="string" calcext:value-type="string">
            <text:p>mtext</text:p>
          </table:table-cell>
          <table:table-cell table:formula="of:=[.$J$1]&amp;LOWER([.$E$22])&amp;&quot;/&quot;&amp;[.E31]&amp;[.$L$1]&amp;&quot; | &quot;&amp;[.D31]&amp;&quot; | &quot;&amp;PROPER([.E31])&amp;&quot; | &quot;&amp;[.G31]&amp;&quot; |&quot;" office:value-type="string" office:string-value="| &lt;img src=&quot;./svg/entities/mtext.svg&quot; width=&quot;48&quot; height=&quot;48&quot;&gt; | tt | Mtext | mtext |" calcext:value-type="string">
            <text:p>| &lt;img src="./svg/entities/mtext.svg" width="48" height="48"&gt; | tt | Mtext | mtext |</text:p>
          </table:table-cell>
          <table:table-cell table:number-columns-repeated="504"/>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ACE-123" office:value-type="string" calcext:value-type="string">
            <text:p>pline</text:p>
          </table:table-cell>
          <table:table-cell office:value-type="string" calcext:value-type="string">
            <text:p>run</text:p>
          </table:table-cell>
          <table:table-cell office:value-type="string" calcext:value-type="string">
            <text:p>polyline</text:p>
          </table:table-cell>
          <table:table-cell table:formula="of:=[.$J$1]&amp;LOWER([.$E$22])&amp;&quot;/&quot;&amp;[.E32]&amp;[.$L$1]&amp;&quot; | &quot;&amp;[.D32]&amp;&quot; | &quot;&amp;PROPER([.E32])&amp;&quot; | &quot;&amp;[.G32]&amp;&quot; |&quot;" office:value-type="string" office:string-value="| &lt;img src=&quot;./svg/entities/pline.svg&quot; width=&quot;48&quot; height=&quot;48&quot;&gt; | po | Pline | polyline |" calcext:value-type="string">
            <text:p>| &lt;img src="./svg/entities/pline.svg" width="48" height="48"&gt; | po | Pline | polyline |</text:p>
          </table:table-cell>
          <table:table-cell table:number-columns-repeated="504"/>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rectangle</text:p>
          </table:table-cell>
          <table:table-cell table:formula="of:=[.$J$1]&amp;LOWER([.$E$22])&amp;&quot;/&quot;&amp;[.E33]&amp;[.$L$1]&amp;&quot; | &quot;&amp;[.D33]&amp;&quot; | &quot;&amp;PROPER([.E33])&amp;&quot; | &quot;&amp;[.G33]&amp;&quot; |&quot;" office:value-type="string" office:string-value="| &lt;img src=&quot;./svg/entities/rectangle.svg&quot; width=&quot;48&quot; height=&quot;48&quot;&gt; | re | Rectangle | rectangle |" calcext:value-type="string">
            <text:p>| &lt;img src="./svg/entities/rectangle.svg" width="48" height="48"&gt; | re | Rectangle | rectangle |</text:p>
          </table:table-cell>
          <table:table-cell table:number-columns-repeated="504"/>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ACE-123" office:value-type="string" calcext:value-type="string">
            <text:p>solid</text:p>
          </table:table-cell>
          <table:table-cell office:value-type="string" calcext:value-type="string">
            <text:p>run</text:p>
          </table:table-cell>
          <table:table-cell office:value-type="string" calcext:value-type="string">
            <text:p>solid</text:p>
          </table:table-cell>
          <table:table-cell table:formula="of:=[.$J$1]&amp;LOWER([.$E$22])&amp;&quot;/&quot;&amp;[.E34]&amp;[.$L$1]&amp;&quot; | &quot;&amp;[.D34]&amp;&quot; | &quot;&amp;PROPER([.E34])&amp;&quot; | &quot;&amp;[.G34]&amp;&quot; |&quot;" office:value-type="string" office:string-value="| &lt;img src=&quot;./svg/entities/solid.svg&quot; width=&quot;48&quot; height=&quot;48&quot;&gt; | sa | Solid | solid |" calcext:value-type="string">
            <text:p>| &lt;img src="./svg/entities/solid.svg" width="48" height="48"&gt; | sa | Solid | solid |</text:p>
          </table:table-cell>
          <table:table-cell table:number-columns-repeated="504"/>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spline</text:p>
          </table:table-cell>
          <table:table-cell table:formula="of:=[.$J$1]&amp;LOWER([.$E$22])&amp;&quot;/&quot;&amp;[.E35]&amp;[.$L$1]&amp;&quot; | &quot;&amp;[.D35]&amp;&quot; | &quot;&amp;PROPER([.E35])&amp;&quot; | &quot;&amp;[.G35]&amp;&quot; |&quot;" office:value-type="string" office:string-value="| &lt;img src=&quot;./svg/entities/spline.svg&quot; width=&quot;48&quot; height=&quot;48&quot;&gt; | sq | Spline | spline |" calcext:value-type="string">
            <text:p>| &lt;img src="./svg/entities/spline.svg" width="48" height="48"&gt; | sq | Spline | spline |</text:p>
          </table:table-cell>
          <table:table-cell table:number-columns-repeated="504"/>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ACE-123" office:value-type="string" calcext:value-type="string">
            <text:p>text</text:p>
          </table:table-cell>
          <table:table-cell office:value-type="string" calcext:value-type="string">
            <text:p>run</text:p>
          </table:table-cell>
          <table:table-cell office:value-type="string" calcext:value-type="string">
            <text:p>text</text:p>
          </table:table-cell>
          <table:table-cell table:formula="of:=[.$J$1]&amp;LOWER([.$E$22])&amp;&quot;/&quot;&amp;[.E36]&amp;[.$L$1]&amp;&quot; | &quot;&amp;[.D36]&amp;&quot; | &quot;&amp;PROPER([.E36])&amp;&quot; | &quot;&amp;[.G36]&amp;&quot; |&quot;" office:value-type="string" office:string-value="| &lt;img src=&quot;./svg/entities/text.svg&quot; width=&quot;48&quot; height=&quot;48&quot;&gt; | t | Text | text |" calcext:value-type="string">
            <text:p>| &lt;img src="./svg/entities/text.svg" width="48" height="48"&gt; | t | Text | text |</text:p>
          </table:table-cell>
          <table:table-cell table:number-columns-repeated="504"/>
        </table:table-row>
        <table:table-row table:style-name="ro1">
          <table:table-cell/>
          <table:table-cell table:formula="of:=COUNTIF([.$D$3:.$D$56];[.D37])" office:value-type="float" office:value="0" calcext:value-type="float">
            <text:p>0</text:p>
          </table:table-cell>
          <table:table-cell table:number-columns-repeated="510"/>
        </table:table-row>
        <table:table-row table:style-name="ro1">
          <table:table-cell/>
          <table:table-cell table:formula="of:=COUNTIF([.$D$3:.$D$56];[.D38])" office:value-type="float" office:value="0" calcext:value-type="float">
            <text:p>0</text:p>
          </table:table-cell>
          <table:table-cell table:number-columns-repeated="2"/>
          <table:table-cell table:style-name="ACE-121" office:value-type="string" calcext:value-type="string">
            <text:p>Smart</text:p>
          </table:table-cell>
          <table:table-cell table:style-name="ACE-121" table:number-columns-repeated="2"/>
          <table:table-cell table:number-columns-repeated="505"/>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amp;&quot; | &quot;&amp;[.D39]&amp;&quot; | &quot;&amp;PROPER([.E39])&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504"/>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amp;&quot; | &quot;&amp;[.D40]&amp;&quot; | &quot;&amp;PROPER([.E40])&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504"/>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amp;&quot; | &quot;&amp;[.D41]&amp;&quot; | &quot;&amp;PROPER([.E41])&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504"/>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amp;&quot; | &quot;&amp;[.D42]&amp;&quot; | &quot;&amp;PROPER([.E42])&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504"/>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amp;&quot; | &quot;&amp;[.D43]&amp;&quot; | &quot;&amp;PROPER([.E43])&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504"/>
        </table:table-row>
        <table:table-row table:style-name="ro1">
          <table:table-cell/>
          <table:table-cell table:formula="of:=COUNTIF([.$D$3:.$D$56];[.D44])" office:value-type="float" office:value="0" calcext:value-type="float">
            <text:p>0</text:p>
          </table:table-cell>
          <table:table-cell table:number-columns-repeated="510"/>
        </table:table-row>
        <table:table-row table:style-name="ro1">
          <table:table-cell/>
          <table:table-cell table:formula="of:=COUNTIF([.$D$3:.$D$56];[.D45])" office:value-type="float" office:value="0" calcext:value-type="float">
            <text:p>0</text:p>
          </table:table-cell>
          <table:table-cell table:number-columns-repeated="2"/>
          <table:table-cell table:style-name="ACE-123" office:value-type="string" calcext:value-type="string">
            <text:p>Layers</text:p>
          </table:table-cell>
          <table:table-cell table:style-name="ACE-123" table:number-columns-repeated="2"/>
          <table:table-cell table:number-columns-repeated="505"/>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amp;&quot; | &quot;&amp;[.D46]&amp;&quot; | &quot;&amp;PROPER([.E46])&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504"/>
        </table:table-row>
        <table:table-row table:style-name="ro1">
          <table:table-cell table:number-columns-repeated="512"/>
        </table:table-row>
        <table:table-row table:style-name="ro1">
          <table:table-cell/>
          <table:table-cell table:formula="of:=COUNTIF([.$D$3:.$D$56];[.D48])" office:value-type="float" office:value="0" calcext:value-type="float">
            <text:p>0</text:p>
          </table:table-cell>
          <table:table-cell table:number-columns-repeated="2"/>
          <table:table-cell table:style-name="ACE-123" office:value-type="string" calcext:value-type="string">
            <text:p>Locks</text:p>
          </table:table-cell>
          <table:table-cell table:style-name="ACE-123" table:number-columns-repeated="2"/>
          <table:table-cell table:number-columns-repeated="505"/>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ACE-119" office:value-type="string" calcext:value-type="string">
            <text:p>show/hide</text:p>
          </table:table-cell>
          <table:table-cell office:value-type="string" calcext:value-type="string">
            <text:p>help</text:p>
          </table:table-cell>
          <table:table-cell/>
          <table:table-cell table:formula="of:=[.$J$1]&amp;LOWER([.$E$48])&amp;&quot;/&quot;&amp;[.F49]&amp;[.$L$1]&amp;&quot; | &quot;&amp;[.D49]&amp;&quot; | &quot;&amp;PROPER([.F49])&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504"/>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amp;&quot; | &quot;&amp;[.D50]&amp;&quot; | &quot;&amp;PROPER([.F50])&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504"/>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amp;&quot; | &quot;&amp;[.D51]&amp;&quot; | &quot;&amp;PROPER([.F51])&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504"/>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amp;&quot; | &quot;&amp;[.D52]&amp;&quot; | &quot;&amp;PROPER([.F52])&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504"/>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amp;&quot; | &quot;&amp;[.D53]&amp;&quot; | &quot;&amp;PROPER([.F53])&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504"/>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ACE-119"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504"/>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ACE-119"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504"/>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ACE-119"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504"/>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amp;&quot; | &quot;&amp;[.D57]&amp;&quot; | &quot;&amp;PROPER([.F57])&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504"/>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amp;&quot; | &quot;&amp;[.D58]&amp;&quot; | &quot;&amp;PROPER([.F58])&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504"/>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amp;&quot; | &quot;&amp;[.D59]&amp;&quot; | &quot;&amp;PROPER([.F59])&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504"/>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amp;&quot; | &quot;&amp;[.D60]&amp;&quot; | &quot;&amp;PROPER([.F60])&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504"/>
        </table:table-row>
        <table:table-row table:style-name="ro1" table:number-rows-repeated="1048515">
          <table:table-cell table:number-columns-repeated="512"/>
        </table:table-row>
        <table:table-row table:style-name="ro1">
          <table:table-cell table:number-columns-repeated="512"/>
        </table:table-row>
        <table:named-expressions>
          <table:named-expression table:name="Print_Area" table:base-cell-address="$Icons.$A$1" table:expression="#REF!"/>
          <table:named-expression table:name="Sheet_Title" table:base-cell-address="$Icons.$A$1" table:expression="&quot;Icons&quot;"/>
        </table:named-expressions>
      </table:table>
      <table:table table:name="DWG_Types" table:style-name="ta1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24"/>
        <table:table-column table:style-name="co57" table:default-cell-style-name="ACE-124"/>
        <table:table-column table:style-name="co58" table:default-cell-style-name="ACE-124"/>
        <table:table-column table:style-name="co59" table:default-cell-style-name="ACE-124"/>
        <table:table-column table:style-name="co60" table:default-cell-style-name="ACE-124"/>
        <table:table-column table:style-name="co1" table:number-columns-repeated="2" table:default-cell-style-name="ACE-124"/>
        <table:table-column table:style-name="co61" table:default-cell-style-name="ACE-124"/>
        <table:table-column table:style-name="co1" table:number-columns-repeated="2" table:default-cell-style-name="ACE-124"/>
        <table:table-column table:style-name="co5" table:number-columns-repeated="502" table:default-cell-style-name="ACE-124"/>
        <table:table-row table:style-name="ro1">
          <table:table-cell/>
          <table:table-cell table:style-name="ACE-125" office:value-type="string" calcext:value-type="string">
            <text:p>Name</text:p>
          </table:table-cell>
          <table:table-cell table:style-name="ACE-125" office:value-type="string" calcext:value-type="string">
            <text:p>Type</text:p>
          </table:table-cell>
          <table:table-cell table:style-name="ACE-125" office:value-type="string" calcext:value-type="string">
            <text:p>Gambas</text:p>
          </table:table-cell>
          <table:table-cell table:style-name="ACE-125" office:value-type="string" calcext:value-type="string">
            <text:p>Description</text:p>
          </table:table-cell>
          <table:table-cell table:number-columns-repeated="507"/>
        </table:table-row>
        <table:table-row table:style-name="ro1">
          <table:table-cell/>
          <table:table-cell office:value-type="string" calcext:value-type="string">
            <text:p>3B</text:p>
          </table:table-cell>
          <table:table-cell office:value-type="string" calcext:value-type="string">
            <text:p>byte</text:p>
          </table:table-cell>
          <table:table-cell office:value-type="string" calcext:value-type="string">
            <text:p>Byte</text:p>
          </table:table-cell>
          <table:table-cell office:value-type="string" calcext:value-type="string">
            <text:p>1-3 bits</text:p>
          </table:table-cell>
          <table:table-cell/>
          <table:table-cell office:value-type="string" calcext:value-type="string">
            <text:p>Tipo de dato</text:p>
          </table:table-cell>
          <table:table-cell table:number-columns-repeated="505"/>
        </table:table-row>
        <table:table-row table:style-name="ro1">
          <table:table-cell/>
          <table:table-cell office:value-type="string" calcext:value-type="string">
            <text:p>4BITS</text:p>
          </table:table-cell>
          <table:table-cell office:value-type="string" calcext:value-type="string">
            <text:p>byte</text:p>
          </table:table-cell>
          <table:table-cell office:value-type="string" calcext:value-type="string">
            <text:p>Byte</text:p>
          </table:table-cell>
          <table:table-cell office:value-type="string" calcext:value-type="string">
            <text:p>4 bits (for VIEW view_mode)</text:p>
          </table:table-cell>
          <table:table-cell/>
          <table:table-cell office:value-type="string" calcext:value-type="string">
            <text:p>Descripción</text:p>
          </table:table-cell>
          <table:table-cell office:value-type="string" calcext:value-type="string">
            <text:p>Valor por defecto</text:p>
          </table:table-cell>
          <table:table-cell office:value-type="string" calcext:value-type="string">
            <text:p>Tamaño en memoria</text:p>
          </table:table-cell>
          <table:table-cell table:number-columns-repeated="503"/>
        </table:table-row>
        <table:table-row table:style-name="ro1">
          <table:table-cell/>
          <table:table-cell office:value-type="string" calcext:value-type="string">
            <text:p>B</text:p>
          </table:table-cell>
          <table:table-cell office:value-type="string" calcext:value-type="string">
            <text:p>byte</text:p>
          </table:table-cell>
          <table:table-cell office:value-type="string" calcext:value-type="string">
            <text:p>Byte</text:p>
          </table:table-cell>
          <table:table-cell office:value-type="string" calcext:value-type="string">
            <text:p>1 bit</text:p>
          </table:table-cell>
          <table:table-cell/>
          <table:table-cell office:value-type="string" calcext:value-type="string">
            <text:p>Boolean</text:p>
          </table:table-cell>
          <table:table-cell office:value-type="string" calcext:value-type="string">
            <text:p>Verdadero o falso.</text:p>
          </table:table-cell>
          <table:table-cell office:value-type="string" calcext:value-type="string">
            <text:p>FALSE</text:p>
          </table:table-cell>
          <table:table-cell office:value-type="string" calcext:value-type="string">
            <text:p>1 byte</text:p>
          </table:table-cell>
          <table:table-cell table:number-columns-repeated="502"/>
        </table:table-row>
        <table:table-row table:style-name="ro1">
          <table:table-cell/>
          <table:table-cell office:value-type="string" calcext:value-type="string">
            <text:p>BB</text:p>
          </table:table-cell>
          <table:table-cell office:value-type="string" calcext:value-type="string">
            <text:p>byte</text:p>
          </table:table-cell>
          <table:table-cell office:value-type="string" calcext:value-type="string">
            <text:p>Byte</text:p>
          </table:table-cell>
          <table:table-cell office:value-type="string" calcext:value-type="string">
            <text:p>2 bits</text:p>
          </table:table-cell>
          <table:table-cell/>
          <table:table-cell office:value-type="string" calcext:value-type="string">
            <text:p>Byte</text:p>
          </table:table-cell>
          <table:table-cell office:value-type="string" calcext:value-type="string">
            <text:p>0...255</text:p>
          </table:table-cell>
          <table:table-cell office:value-type="float" office:value="0" calcext:value-type="float">
            <text:p>0</text:p>
          </table:table-cell>
          <table:table-cell office:value-type="string" calcext:value-type="string">
            <text:p>1 byte</text:p>
          </table:table-cell>
          <table:table-cell table:number-columns-repeated="502"/>
        </table:table-row>
        <table:table-row table:style-name="ro1">
          <table:table-cell/>
          <table:table-cell office:value-type="string" calcext:value-type="string">
            <text:p>B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text:p>
          </table:table-cell>
          <table:table-cell/>
          <table:table-cell office:value-type="string" calcext:value-type="string">
            <text:p>Short</text:p>
          </table:table-cell>
          <table:table-cell office:value-type="string" calcext:value-type="string">
            <text:p>-32.768...+32.767</text:p>
          </table:table-cell>
          <table:table-cell office:value-type="float" office:value="0" calcext:value-type="float">
            <text:p>0</text:p>
          </table:table-cell>
          <table:table-cell office:value-type="string" calcext:value-type="string">
            <text:p>2 bytes</text:p>
          </table:table-cell>
          <table:table-cell table:number-columns-repeated="502"/>
        </table:table-row>
        <table:table-row table:style-name="ro1">
          <table:table-cell/>
          <table:table-cell office:value-type="string" calcext:value-type="string">
            <text:p>BE</text:p>
          </table:table-cell>
          <table:table-cell office:value-type="string" calcext:value-type="string">
            <text:p>double[3]</text:p>
          </table:table-cell>
          <table:table-cell office:value-type="string" calcext:value-type="string">
            <text:p>Float</text:p>
          </table:table-cell>
          <table:table-cell office:value-type="string" calcext:value-type="string">
            <text:p>1 bitencoded extrusion vector.</text:p>
          </table:table-cell>
          <table:table-cell/>
          <table:table-cell office:value-type="string" calcext:value-type="string">
            <text:p>Integer</text:p>
          </table:table-cell>
          <table:table-cell office:value-type="string" calcext:value-type="string">
            <text:p>-2.147.483.648...+2.147.483.647</text:p>
          </table:table-cell>
          <table:table-cell office:value-type="float" office:value="0" calcext:value-type="float">
            <text:p>0</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BT</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thickness value</text:p>
          </table:table-cell>
          <table:table-cell/>
          <table:table-cell office:value-type="string" calcext:value-type="string">
            <text:p>Long</text:p>
          </table:table-cell>
          <table:table-cell office:value-type="string" calcext:value-type="string">
            <text:p>-9.223.372.036.854.775.808...+9.223.372.036.854.775.807</text:p>
          </table:table-cell>
          <table:table-cell office:value-type="float" office:value="0" calcext:value-type="float">
            <text:p>0</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D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 with default</text:p>
          </table:table-cell>
          <table:table-cell/>
          <table:table-cell office:value-type="string" calcext:value-type="string">
            <text:p>Single</text:p>
          </table:table-cell>
          <table:table-cell office:value-type="string" calcext:value-type="string">
            <text:p>Como el tipo float de C.</text:p>
          </table:table-cell>
          <table:table-cell office:value-type="string" calcext:value-type="string">
            <text:p>0.0</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RD</text:p>
          </table:table-cell>
          <table:table-cell office:value-type="string" calcext:value-type="string">
            <text:p>double</text:p>
          </table:table-cell>
          <table:table-cell office:value-type="string" calcext:value-type="string">
            <text:p>Float</text:p>
          </table:table-cell>
          <table:table-cell office:value-type="string" calcext:value-type="string">
            <text:p>1 raw IEEE-754 double</text:p>
          </table:table-cell>
          <table:table-cell/>
          <table:table-cell office:value-type="string" calcext:value-type="string">
            <text:p>Float</text:p>
          </table:table-cell>
          <table:table-cell office:value-type="string" calcext:value-type="string">
            <text:p>Como el tipo double de C.</text:p>
          </table:table-cell>
          <table:table-cell office:value-type="string" calcext:value-type="string">
            <text:p>0.0</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BL</text:p>
          </table:table-cell>
          <table:table-cell office:value-type="string" calcext:value-type="string">
            <text:p>long</text:p>
          </table:table-cell>
          <table:table-cell office:value-type="string" calcext:value-type="string">
            <text:p>Long</text:p>
          </table:table-cell>
          <table:table-cell office:value-type="string" calcext:value-type="string">
            <text:p>1 bit-encoded unsigned long (max 32bit)</text:p>
          </table:table-cell>
          <table:table-cell/>
          <table:table-cell office:value-type="string" calcext:value-type="string">
            <text:p>Date</text:p>
          </table:table-cell>
          <table:table-cell office:value-type="string" calcext:value-type="string">
            <text:p>Fecha y hora, cada una almacenada en un entero.</text:p>
          </table:table-cell>
          <table:table-cell office:value-type="string" calcext:value-type="string">
            <text:p>NULL</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BLL</text:p>
          </table:table-cell>
          <table:table-cell office:value-type="string" calcext:value-type="string">
            <text:p>uint64_t</text:p>
          </table:table-cell>
          <table:table-cell office:value-type="string" calcext:value-type="string">
            <text:p>Long</text:p>
          </table:table-cell>
          <table:table-cell office:value-type="string" calcext:value-type="string">
            <text:p>1 bit-encoded unsigned 64bit long</text:p>
          </table:table-cell>
          <table:table-cell/>
          <table:table-cell office:value-type="string" calcext:value-type="string">
            <text:p>String</text:p>
          </table:table-cell>
          <table:table-cell office:value-type="string" calcext:value-type="string">
            <text:p>Una cadena con un número variable de caracteres.</text:p>
          </table:table-cell>
          <table:table-cell office:value-type="string" calcext:value-type="string">
            <text:p>NULL</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MC</text:p>
          </table:table-cell>
          <table:table-cell office:value-type="string" calcext:value-type="string">
            <text:p>long int</text:p>
          </table:table-cell>
          <table:table-cell office:value-type="string" calcext:value-type="string">
            <text:p>Long</text:p>
          </table:table-cell>
          <table:table-cell office:value-type="string" calcext:value-type="string">
            <text:p>1-4 modular chars</text:p>
          </table:table-cell>
          <table:table-cell/>
          <table:table-cell office:value-type="string" calcext:value-type="string">
            <text:p>Variant</text:p>
          </table:table-cell>
          <table:table-cell office:value-type="string" calcext:value-type="string">
            <text:p>Cualquier tipo de dato.</text:p>
          </table:table-cell>
          <table:table-cell office:value-type="string" calcext:value-type="string">
            <text:p>NULL</text:p>
          </table:table-cell>
          <table:table-cell office:value-type="string" calcext:value-type="string">
            <text:p>12 bytes</text:p>
          </table:table-cell>
          <table:table-cell table:number-columns-repeated="502"/>
        </table:table-row>
        <table:table-row table:style-name="ro1">
          <table:table-cell/>
          <table:table-cell office:value-type="string" calcext:value-type="string">
            <text:p>MS</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 modular short, max 2 words</text:p>
          </table:table-cell>
          <table:table-cell/>
          <table:table-cell office:value-type="string" calcext:value-type="string">
            <text:p>Object</text:p>
          </table:table-cell>
          <table:table-cell office:value-type="string" calcext:value-type="string">
            <text:p>Referencia anónima a un objeto.</text:p>
          </table:table-cell>
          <table:table-cell office:value-type="string" calcext:value-type="string">
            <text:p>NULL</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RL</text:p>
          </table:table-cell>
          <table:table-cell office:value-type="string" calcext:value-type="string">
            <text:p>long</text:p>
          </table:table-cell>
          <table:table-cell office:value-type="string" calcext:value-type="string">
            <text:p>Long</text:p>
          </table:table-cell>
          <table:table-cell office:value-type="string" calcext:value-type="string">
            <text:p>1 raw unsigned long int, uint32_t</text:p>
          </table:table-cell>
          <table:table-cell/>
          <table:table-cell office:value-type="string" calcext:value-type="string">
            <text:p>Pointer</text:p>
          </table:table-cell>
          <table:table-cell office:value-type="string" calcext:value-type="string">
            <text:p>Una dirección de memoria.</text:p>
          </table:table-cell>
          <table:table-cell table:number-columns-repeated="504"/>
        </table:table-row>
        <table:table-row table:style-name="ro1">
          <table:table-cell/>
          <table:table-cell office:value-type="string" calcext:value-type="string">
            <text:p>UMC</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4 unsigned modular chars</text:p>
          </table:table-cell>
          <table:table-cell table:number-columns-repeated="507"/>
        </table:table-row>
        <table:table-row table:style-name="ro1">
          <table:table-cell/>
          <table:table-cell office:value-type="string" calcext:value-type="string">
            <text:p>BS</text:p>
          </table:table-cell>
          <table:table-cell office:value-type="string" calcext:value-type="string">
            <text:p>short</text:p>
          </table:table-cell>
          <table:table-cell office:value-type="string" calcext:value-type="string">
            <text:p>Short</text:p>
          </table:table-cell>
          <table:table-cell office:value-type="string" calcext:value-type="string">
            <text:p>1 bit-encoded unsigned short</text:p>
          </table:table-cell>
          <table:table-cell table:number-columns-repeated="507"/>
        </table:table-row>
        <table:table-row table:style-name="ro1">
          <table:table-cell/>
          <table:table-cell office:value-type="string" calcext:value-type="string">
            <text:p>RS</text:p>
          </table:table-cell>
          <table:table-cell office:value-type="string" calcext:value-type="string">
            <text:p>short</text:p>
          </table:table-cell>
          <table:table-cell office:value-type="string" calcext:value-type="string">
            <text:p>Short</text:p>
          </table:table-cell>
          <table:table-cell office:value-type="string" calcext:value-type="string">
            <text:p>1 raw unsigned short int, uint16_t</text:p>
          </table:table-cell>
          <table:table-cell table:number-columns-repeated="507"/>
        </table:table-row>
        <table:table-row table:style-name="ro1">
          <table:table-cell/>
          <table:table-cell office:value-type="string" calcext:value-type="string">
            <text:p>RC</text:p>
          </table:table-cell>
          <table:table-cell office:value-type="string" calcext:value-type="string">
            <text:p>char</text:p>
          </table:table-cell>
          <table:table-cell office:value-type="string" calcext:value-type="string">
            <text:p>String</text:p>
          </table:table-cell>
          <table:table-cell office:value-type="string" calcext:value-type="string">
            <text:p>1 raw unsigned char, uint8_t</text:p>
          </table:table-cell>
          <table:table-cell table:number-columns-repeated="507"/>
        </table:table-row>
        <table:table-row table:style-name="ro1">
          <table:table-cell/>
          <table:table-cell office:value-type="string" calcext:value-type="string">
            <text:p>TF</text:p>
          </table:table-cell>
          <table:table-cell office:value-type="string" calcext:value-type="string">
            <text:p>char*</text:p>
          </table:table-cell>
          <table:table-cell office:value-type="string" calcext:value-type="string">
            <text:p>String</text:p>
          </table:table-cell>
          <table:table-cell office:value-type="string" calcext:value-type="string">
            <text:p>Fixed length buffer, which can include NUL characters.</text:p>
          </table:table-cell>
          <table:table-cell table:number-columns-repeated="507"/>
        </table:table-row>
        <table:table-row table:style-name="ro1">
          <table:table-cell/>
          <table:table-cell office:value-type="string" calcext:value-type="string">
            <text:p>TFF</text:p>
          </table:table-cell>
          <table:table-cell office:value-type="string" calcext:value-type="string">
            <text:p>char*</text:p>
          </table:table-cell>
          <table:table-cell office:value-type="string" calcext:value-type="string">
            <text:p>String</text:p>
          </table:table-cell>
          <table:table-cell office:value-type="string" calcext:value-type="string">
            <text:p>Embedded fixed length string, which can include NUL characters.</text:p>
          </table:table-cell>
          <table:table-cell table:number-columns-repeated="507"/>
        </table:table-row>
        <table:table-row table:style-name="ro1">
          <table:table-cell/>
          <table:table-cell office:value-type="string" calcext:value-type="string">
            <text:p>TU</text:p>
          </table:table-cell>
          <table:table-cell office:value-type="string" calcext:value-type="string">
            <text:p>wchar*</text:p>
          </table:table-cell>
          <table:table-cell office:value-type="string" calcext:value-type="string">
            <text:p>String</text:p>
          </table:table-cell>
          <table:table-cell office:value-type="string" calcext:value-type="string">
            <text:p>length + windows 2-byte wchar string (UCS-2). <text:s/>The default text <text:s text:c="4"/>type since r2007.</text:p>
          </table:table-cell>
          <table:table-cell table:number-columns-repeated="507"/>
        </table:table-row>
        <table:table-row table:style-name="ro1">
          <table:table-cell/>
          <table:table-cell office:value-type="string" calcext:value-type="string">
            <text:p>TV</text:p>
          </table:table-cell>
          <table:table-cell office:value-type="string" calcext:value-type="string">
            <text:p>char*</text:p>
          </table:table-cell>
          <table:table-cell office:value-type="string" calcext:value-type="string">
            <text:p>String</text:p>
          </table:table-cell>
          <table:table-cell office:value-type="string" calcext:value-type="string">
            <text:p>length + ASCIIZ string The default text type until r2004.</text:p>
          </table:table-cell>
          <table:table-cell table:number-columns-repeated="507"/>
        </table:table-row>
        <table:table-row table:style-name="ro1">
          <table:table-cell/>
          <table:table-cell office:value-type="string" calcext:value-type="string">
            <text:p>CMC</text:p>
          </table:table-cell>
          <table:table-cell office:value-type="string" calcext:value-type="string">
            <text:p>struct Dwg_Color</text:p>
          </table:table-cell>
          <table:table-cell/>
          <table:table-cell office:value-type="string" calcext:value-type="string">
            <text:p>Dwg_Color struct with index or rgb, alpha and optional DBCOLOR <text:s text:c="4"/>handle, name, book_name. <text:s text:c="2"/>[and some more]</text:p>
          </table:table-cell>
          <table:table-cell table:number-columns-repeated="507"/>
        </table:table-row>
        <table:table-row table:style-name="ro1">
          <table:table-cell/>
          <table:table-cell office:value-type="string" calcext:value-type="string">
            <text:p>H</text:p>
          </table:table-cell>
          <table:table-cell office:value-type="string" calcext:value-type="string">
            <text:p>void*</text:p>
          </table:table-cell>
          <table:table-cell/>
          <table:table-cell office:value-type="string" calcext:value-type="string">
            <text:p>handle-references</text:p>
          </table:table-cell>
          <table:table-cell table:number-columns-repeated="507"/>
        </table:table-row>
        <table:table-row table:style-name="ro1" table:number-rows-repeated="1048550">
          <table:table-cell table:number-columns-repeated="512"/>
        </table:table-row>
        <table:table-row table:style-name="ro1">
          <table:table-cell table:number-columns-repeated="512"/>
        </table:table-row>
        <table:named-expressions>
          <table:named-expression table:name="Print_Area" table:base-cell-address="$DWG_Types.$A$1" table:expression="#REF!"/>
          <table:named-expression table:name="Sheet_Title" table:base-cell-address="$DWG_Types.$A$1" table:expression="&quot;DWG_Types&quot;"/>
        </table:named-expressions>
      </table:table>
      <table:named-expressions>
        <table:named-range table:name="__Anonymous_Sheet_DB__10" table:base-cell-address="$variables.$A$1" table:cell-range-address="$DXF_Header_variables.$A$1:.$C$200"/>
        <table:named-range table:name="__Anonymous_Sheet_DB__14" table:base-cell-address="$variables.$A$1" table:cell-range-address="$DWG_Types.$B$2:.$E$25"/>
        <table:named-range table:name="__Anonymous_Sheet_DB__2" table:base-cell-address="$variables.$A$1" table:cell-range-address="$Entities.$D$3:.$U$50"/>
        <table:named-range table:name="__Anonymous_Sheet_DB__9" table:base-cell-address="$variables.$A$1" table:cell-range-address="$DXF_Header_variables.$A$1:.$C$200"/>
      </table:named-expressions>
      <table:database-ranges>
        <table:database-range table:name="__Anonymous_Sheet_DB__11" table:target-range-address="DXF_Header_variables.A1:DXF_Header_variables.C2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style:page-layout style:name="Mpm4">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3">00/00/0000</text:date>, <text:time style:data-style-name="N2" text:time-value="23:30:06.823834527">00:00:00</text:time></text:p>
        </style:region-right>
      </style:header>
      <style:header-left style:display="false"/>
      <style:footer>
        <text:p>Page <text:page-number>1</text:page-number><text:s/>/ <text:page-count>99</text:page-count></text:p>
      </style:footer>
      <style:footer-left style:display="false"/>
    </style:master-page>
    <style:master-page style:name="variables" style:page-layout-name="Mpm3">
      <style:header>
        <text:p><text:sheet-name>???</text:sheet-name></text:p>
      </style:header>
      <style:header-left style:display="false"/>
      <style:footer>
        <text:p>Página <text:page-number>1</text:page-number></text:p>
      </style:footer>
      <style:footer-left style:display="false"/>
    </style:master-page>
    <style:master-page style:name="DevHelp" style:page-layout-name="Mpm3">
      <style:header>
        <text:p><text:sheet-name>???</text:sheet-name></text:p>
      </style:header>
      <style:header-left style:display="false"/>
      <style:footer>
        <text:p>Página <text:page-number>1</text:page-number></text:p>
      </style:footer>
      <style:footer-left style:display="false"/>
    </style:master-page>
    <style:master-page style:name="Hoja1" style:page-layout-name="Mpm4">
      <style:header>
        <text:p><text:sheet-name>???</text:sheet-name></text:p>
      </style:header>
      <style:header-left style:display="false"/>
      <style:footer>
        <text:p>Page <text:page-number>1</text:page-number></text:p>
      </style:footer>
      <style:footer-left style:display="false"/>
    </style:master-page>
    <style:master-page style:name="Entities" style:page-layout-name="Mpm3">
      <style:header>
        <text:p><text:sheet-name>???</text:sheet-name></text:p>
      </style:header>
      <style:header-left style:display="false"/>
      <style:footer>
        <text:p>Página <text:page-number>1</text:page-number></text:p>
      </style:footer>
      <style:footer-left style:display="false"/>
    </style:master-page>
    <style:master-page style:name="version" style:page-layout-name="Mpm3">
      <style:header>
        <text:p><text:sheet-name>???</text:sheet-name></text:p>
      </style:header>
      <style:header-left style:display="false"/>
      <style:footer>
        <text:p>Página <text:page-number>1</text:page-number></text:p>
      </style:footer>
      <style:footer-left style:display="false"/>
    </style:master-page>
    <style:master-page style:name="Objects" style:page-layout-name="Mpm3">
      <style:header>
        <text:p><text:sheet-name>???</text:sheet-name></text:p>
      </style:header>
      <style:header-left style:display="false"/>
      <style:footer>
        <text:p>Página <text:page-number>1</text:page-number></text:p>
      </style:footer>
      <style:footer-left style:display="false"/>
    </style:master-page>
    <style:master-page style:name="Properties" style:page-layout-name="Mpm4">
      <style:header>
        <text:p><text:sheet-name>???</text:sheet-name></text:p>
      </style:header>
      <style:header-left style:display="false"/>
      <style:footer>
        <text:p>Page <text:page-number>1</text:page-number></text:p>
      </style:footer>
      <style:footer-left style:display="false"/>
    </style:master-page>
    <style:master-page style:name="line-styles" style:page-layout-name="Mpm3">
      <style:header>
        <text:p><text:sheet-name>???</text:sheet-name></text:p>
      </style:header>
      <style:header-left style:display="false"/>
      <style:footer>
        <text:p>Página <text:page-number>1</text:page-number></text:p>
      </style:footer>
      <style:footer-left style:display="false"/>
    </style:master-page>
    <style:master-page style:name="line-weights" style:page-layout-name="Mpm3">
      <style:header>
        <text:p><text:sheet-name>???</text:sheet-name></text:p>
      </style:header>
      <style:header-left style:display="false"/>
      <style:footer>
        <text:p>Página <text:page-number>1</text:page-number></text:p>
      </style:footer>
      <style:footer-left style:display="false"/>
    </style:master-page>
    <style:master-page style:name="color" style:page-layout-name="Mpm3">
      <style:header>
        <text:p><text:sheet-name>???</text:sheet-name></text:p>
      </style:header>
      <style:header-left style:display="false"/>
      <style:footer>
        <text:p>Página <text:page-number>1</text:page-number></text:p>
      </style:footer>
      <style:footer-left style:display="false"/>
    </style:master-page>
    <style:master-page style:name="Sections" style:page-layout-name="Mpm3">
      <style:header>
        <text:p><text:sheet-name>???</text:sheet-name></text:p>
      </style:header>
      <style:header-left style:display="false"/>
      <style:footer>
        <text:p>Página <text:page-number>1</text:page-number></text:p>
      </style:footer>
      <style:footer-left style:display="false"/>
    </style:master-page>
    <style:master-page style:name="DXF_5f_Header_5f_variables" style:display-name="DXF_Header_variables" style:page-layout-name="Mpm3">
      <style:header>
        <text:p><text:sheet-name>???</text:sheet-name></text:p>
      </style:header>
      <style:header-left style:display="false"/>
      <style:footer>
        <text:p>Página <text:page-number>1</text:page-number></text:p>
      </style:footer>
      <style:footer-left style:display="false"/>
    </style:master-page>
    <style:master-page style:name="ShortCuts" style:page-layout-name="Mpm3">
      <style:header>
        <text:p><text:sheet-name>???</text:sheet-name></text:p>
      </style:header>
      <style:header-left style:display="false"/>
      <style:footer>
        <text:p>Página <text:page-number>1</text:page-number></text:p>
      </style:footer>
      <style:footer-left style:display="false"/>
    </style:master-page>
    <style:master-page style:name="DXF_5f_Dim_5f_Variables" style:display-name="DXF_Dim_Variables" style:page-layout-name="Mpm3">
      <style:header>
        <text:p><text:sheet-name>???</text:sheet-name></text:p>
      </style:header>
      <style:header-left style:display="false"/>
      <style:footer>
        <text:p>Página <text:page-number>1</text:page-number></text:p>
      </style:footer>
      <style:footer-left style:display="false"/>
    </style:master-page>
    <style:master-page style:name="Gaucho_5f_variables" style:display-name="Gaucho_variables" style:page-layout-name="Mpm3">
      <style:header>
        <text:p><text:sheet-name>???</text:sheet-name></text:p>
      </style:header>
      <style:header-left style:display="false"/>
      <style:footer>
        <text:p>Página <text:page-number>1</text:page-number></text:p>
      </style:footer>
      <style:footer-left style:display="false"/>
    </style:master-page>
    <style:master-page style:name="Icons" style:page-layout-name="Mpm3">
      <style:header>
        <text:p><text:sheet-name>???</text:sheet-name></text:p>
      </style:header>
      <style:header-left style:display="false"/>
      <style:footer>
        <text:p>Página <text:page-number>1</text:page-number></text:p>
      </style:footer>
      <style:footer-left style:display="false"/>
    </style:master-page>
    <style:master-page style:name="DWG_5f_Types" style:display-name="DWG_Types"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3T23:57:31.917391543</dc:date>
    <meta:creation-date>2020-05-08T19:29:34Z</meta:creation-date>
    <meta:editing-cycles>206</meta:editing-cycles>
    <meta:editing-duration>P3DT2H24M37S</meta:editing-duration>
    <meta:generator>LibreOffice/6.4.7.2$Linux_X86_64 LibreOffice_project/40$Build-2</meta:generator>
    <meta:document-statistic meta:table-count="17" meta:cell-count="4327" meta:object-count="0"/>
  </office:meta>
</office:document-meta>
</file>